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551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Arkusz1" table:style-name="ta1" table:print="false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float" office:value="11059200">
            <text:p>11059200</text:p>
          </table:table-cell>
          <table:table-cell table:formula="of:=[.A1]/12" office:value-type="float" office:value="921600">
            <text:p>921600</text:p>
          </table:table-cell>
          <table:table-cell table:number-columns-repeated="2"/>
          <table:table-cell table:formula="of:=POWER([.B1]0.12)" office:value-type="float" office:value="0">
            <text:p>Błąd:509</text:p>
          </table:table-cell>
          <table:table-cell/>
        </table:table-row>
        <table:table-row table:style-name="ro1">
          <table:table-cell table:number-columns-repeated="3"/>
          <table:table-cell office:value-type="float" office:value="65536">
            <text:p>65536</text:p>
          </table:table-cell>
          <table:table-cell office:value-type="float" office:value="8192">
            <text:p>8192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3"/>
          <table:table-cell table:formula="of:=[.B1]/256" office:value-type="float" office:value="3600">
            <text:p>3600</text:p>
          </table:table-cell>
          <table:table-cell table:number-columns-repeated="2"/>
        </table:table-row>
        <table:table-row table:style-name="ro1" table:number-rows-repeated="4">
          <table:table-cell table:number-columns-repeated="6"/>
        </table:table-row>
        <table:table-row table:style-name="ro1">
          <table:table-cell table:formula="of:=7*60" office:value-type="float" office:value="420">
            <text:p>420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tryb 13-bitowy timera</text:p>
          </table:table-cell>
          <table:table-cell office:value-type="string">
            <text:p>16 bit</text:p>
          </table:table-cell>
          <table:table-cell office:value-type="string">
            <text:p>8 bit</text:p>
          </table:table-cell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table:formula="of:=[.$B$1]/([.$E$2] - 32*[.C13])" office:value-type="float" office:value="112.941176470588">
            <text:p>112,9411764706</text:p>
          </table:table-cell>
          <table:table-cell table:formula="of:=[.$B$1]/([.$D$2]-(256*[.C13]))" office:value-type="float" office:value="14.1176470588235">
            <text:p>14,1176470588</text:p>
          </table:table-cell>
          <table:table-cell table:formula="of:=[.$B$1]/(256-[.C13])" office:value-type="float" office:value="3614.11764705882">
            <text:p>3614,1176470588</text:p>
          </table:table-cell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table:formula="of:=[.$B$1]/([.$E$2] - 32*[.C14])" office:value-type="float" office:value="113.385826771654">
            <text:p>113,3858267717</text:p>
          </table:table-cell>
          <table:table-cell table:formula="of:=[.$B$1]/([.$D$2]-(256*[.C14]))" office:value-type="float" office:value="14.1732283464567">
            <text:p>14,1732283465</text:p>
          </table:table-cell>
          <table:table-cell table:formula="of:=[.$B$1]/(256-[.C14])" office:value-type="float" office:value="3628.34645669291">
            <text:p>3628,3464566929</text:p>
          </table:table-cell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table:formula="of:=[.$B$1]/([.$E$2] - 32*[.C15])" office:value-type="float" office:value="113.833992094862">
            <text:p>113,8339920949</text:p>
          </table:table-cell>
          <table:table-cell table:formula="of:=[.$B$1]/([.$D$2]-(256*[.C15]))" office:value-type="float" office:value="14.2292490118577">
            <text:p>14,2292490119</text:p>
          </table:table-cell>
          <table:table-cell table:formula="of:=[.$B$1]/(256-[.C15])" office:value-type="float" office:value="3642.68774703557">
            <text:p>3642,6877470356</text:p>
          </table:table-cell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table:formula="of:=[.$B$1]/([.$E$2] - 32*[.C16])" office:value-type="float" office:value="114.285714285714">
            <text:p>114,2857142857</text:p>
          </table:table-cell>
          <table:table-cell table:formula="of:=[.$B$1]/([.$D$2]-(256*[.C16]))" office:value-type="float" office:value="14.2857142857143">
            <text:p>14,2857142857</text:p>
          </table:table-cell>
          <table:table-cell table:formula="of:=[.$B$1]/(256-[.C16])" office:value-type="float" office:value="3657.14285714286">
            <text:p>3657,1428571429</text:p>
          </table:table-cell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table:formula="of:=[.$B$1]/([.$E$2] - 32*[.C17])" office:value-type="float" office:value="114.741035856574">
            <text:p>114,7410358566</text:p>
          </table:table-cell>
          <table:table-cell table:formula="of:=[.$B$1]/([.$D$2]-(256*[.C17]))" office:value-type="float" office:value="14.3426294820717">
            <text:p>14,3426294821</text:p>
          </table:table-cell>
          <table:table-cell table:formula="of:=[.$B$1]/(256-[.C17])" office:value-type="float" office:value="3671.71314741036">
            <text:p>3671,7131474104</text:p>
          </table:table-cell>
        </table:table-row>
        <table:table-row table:style-name="ro1">
          <table:table-cell table:number-columns-repeated="2"/>
          <table:table-cell office:value-type="float" office:value="6">
            <text:p>6</text:p>
          </table:table-cell>
          <table:table-cell table:formula="of:=[.$B$1]/([.$E$2] - 32*[.C18])" office:value-type="float" office:value="115.2">
            <text:p>115,2</text:p>
          </table:table-cell>
          <table:table-cell table:formula="of:=[.$B$1]/([.$D$2]-(256*[.C18]))" office:value-type="float" office:value="14.4">
            <text:p>14,4</text:p>
          </table:table-cell>
          <table:table-cell table:formula="of:=[.$B$1]/(256-[.C18])" office:value-type="float" office:value="3686.4">
            <text:p>3686,4</text:p>
          </table:table-cell>
        </table:table-row>
        <table:table-row table:style-name="ro1">
          <table:table-cell table:number-columns-repeated="2"/>
          <table:table-cell office:value-type="float" office:value="7">
            <text:p>7</text:p>
          </table:table-cell>
          <table:table-cell table:formula="of:=[.$B$1]/([.$E$2] - 32*[.C19])" office:value-type="float" office:value="115.66265060241">
            <text:p>115,6626506024</text:p>
          </table:table-cell>
          <table:table-cell table:formula="of:=[.$B$1]/([.$D$2]-(256*[.C19]))" office:value-type="float" office:value="14.4578313253012">
            <text:p>14,4578313253</text:p>
          </table:table-cell>
          <table:table-cell table:formula="of:=[.$B$1]/(256-[.C19])" office:value-type="float" office:value="3701.20481927711">
            <text:p>3701,2048192771</text:p>
          </table:table-cell>
        </table:table-row>
        <table:table-row table:style-name="ro1">
          <table:table-cell table:number-columns-repeated="2"/>
          <table:table-cell office:value-type="float" office:value="8">
            <text:p>8</text:p>
          </table:table-cell>
          <table:table-cell table:formula="of:=[.$B$1]/([.$E$2] - 32*[.C20])" office:value-type="float" office:value="116.129032258065">
            <text:p>116,1290322581</text:p>
          </table:table-cell>
          <table:table-cell table:formula="of:=[.$B$1]/([.$D$2]-(256*[.C20]))" office:value-type="float" office:value="14.5161290322581">
            <text:p>14,5161290323</text:p>
          </table:table-cell>
          <table:table-cell table:formula="of:=[.$B$1]/(256-[.C20])" office:value-type="float" office:value="3716.12903225806">
            <text:p>3716,1290322581</text:p>
          </table:table-cell>
        </table:table-row>
        <table:table-row table:style-name="ro1">
          <table:table-cell table:number-columns-repeated="2"/>
          <table:table-cell office:value-type="float" office:value="9">
            <text:p>9</text:p>
          </table:table-cell>
          <table:table-cell table:formula="of:=[.$B$1]/([.$E$2] - 32*[.C21])" office:value-type="float" office:value="116.599190283401">
            <text:p>116,5991902834</text:p>
          </table:table-cell>
          <table:table-cell table:formula="of:=[.$B$1]/([.$D$2]-(256*[.C21]))" office:value-type="float" office:value="14.5748987854251">
            <text:p>14,5748987854</text:p>
          </table:table-cell>
          <table:table-cell table:formula="of:=[.$B$1]/(256-[.C21])" office:value-type="float" office:value="3731.17408906883">
            <text:p>3731,1740890688</text:p>
          </table:table-cell>
        </table:table-row>
        <table:table-row table:style-name="ro1">
          <table:table-cell table:number-columns-repeated="2"/>
          <table:table-cell office:value-type="float" office:value="10">
            <text:p>10</text:p>
          </table:table-cell>
          <table:table-cell table:formula="of:=[.$B$1]/([.$E$2] - 32*[.C22])" office:value-type="float" office:value="117.073170731707">
            <text:p>117,0731707317</text:p>
          </table:table-cell>
          <table:table-cell table:formula="of:=[.$B$1]/([.$D$2]-(256*[.C22]))" office:value-type="float" office:value="14.6341463414634">
            <text:p>14,6341463415</text:p>
          </table:table-cell>
          <table:table-cell table:formula="of:=[.$B$1]/(256-[.C22])" office:value-type="float" office:value="3746.34146341463">
            <text:p>3746,3414634146</text:p>
          </table:table-cell>
        </table:table-row>
        <table:table-row table:style-name="ro1">
          <table:table-cell table:number-columns-repeated="2"/>
          <table:table-cell office:value-type="float" office:value="11">
            <text:p>11</text:p>
          </table:table-cell>
          <table:table-cell table:formula="of:=[.$B$1]/([.$E$2] - 32*[.C23])" office:value-type="float" office:value="117.551020408163">
            <text:p>117,5510204082</text:p>
          </table:table-cell>
          <table:table-cell table:formula="of:=[.$B$1]/([.$D$2]-(256*[.C23]))" office:value-type="float" office:value="14.6938775510204">
            <text:p>14,693877551</text:p>
          </table:table-cell>
          <table:table-cell table:formula="of:=[.$B$1]/(256-[.C23])" office:value-type="float" office:value="3761.63265306122">
            <text:p>3761,6326530612</text:p>
          </table:table-cell>
        </table:table-row>
        <table:table-row table:style-name="ro1">
          <table:table-cell table:number-columns-repeated="2"/>
          <table:table-cell office:value-type="float" office:value="12">
            <text:p>12</text:p>
          </table:table-cell>
          <table:table-cell table:formula="of:=[.$B$1]/([.$E$2] - 32*[.C24])" office:value-type="float" office:value="118.032786885246">
            <text:p>118,0327868852</text:p>
          </table:table-cell>
          <table:table-cell table:formula="of:=[.$B$1]/([.$D$2]-(256*[.C24]))" office:value-type="float" office:value="14.7540983606557">
            <text:p>14,7540983607</text:p>
          </table:table-cell>
          <table:table-cell table:formula="of:=[.$B$1]/(256-[.C24])" office:value-type="float" office:value="3777.04918032787">
            <text:p>3777,0491803279</text:p>
          </table:table-cell>
        </table:table-row>
        <table:table-row table:style-name="ro1">
          <table:table-cell table:number-columns-repeated="2"/>
          <table:table-cell office:value-type="float" office:value="13">
            <text:p>13</text:p>
          </table:table-cell>
          <table:table-cell table:formula="of:=[.$B$1]/([.$E$2] - 32*[.C25])" office:value-type="float" office:value="118.518518518519">
            <text:p>118,5185185185</text:p>
          </table:table-cell>
          <table:table-cell table:formula="of:=[.$B$1]/([.$D$2]-(256*[.C25]))" office:value-type="float" office:value="14.8148148148148">
            <text:p>14,8148148148</text:p>
          </table:table-cell>
          <table:table-cell table:formula="of:=[.$B$1]/(256-[.C25])" office:value-type="float" office:value="3792.59259259259">
            <text:p>3792,5925925926</text:p>
          </table:table-cell>
        </table:table-row>
        <table:table-row table:style-name="ro1">
          <table:table-cell table:number-columns-repeated="2"/>
          <table:table-cell office:value-type="float" office:value="14">
            <text:p>14</text:p>
          </table:table-cell>
          <table:table-cell table:formula="of:=[.$B$1]/([.$E$2] - 32*[.C26])" office:value-type="float" office:value="119.00826446281">
            <text:p>119,0082644628</text:p>
          </table:table-cell>
          <table:table-cell table:formula="of:=[.$B$1]/([.$D$2]-(256*[.C26]))" office:value-type="float" office:value="14.8760330578512">
            <text:p>14,8760330579</text:p>
          </table:table-cell>
          <table:table-cell table:formula="of:=[.$B$1]/(256-[.C26])" office:value-type="float" office:value="3808.26446280992">
            <text:p>3808,2644628099</text:p>
          </table:table-cell>
        </table:table-row>
        <table:table-row table:style-name="ro1">
          <table:table-cell table:number-columns-repeated="2"/>
          <table:table-cell office:value-type="float" office:value="15">
            <text:p>15</text:p>
          </table:table-cell>
          <table:table-cell table:formula="of:=[.$B$1]/([.$E$2] - 32*[.C27])" office:value-type="float" office:value="119.502074688797">
            <text:p>119,5020746888</text:p>
          </table:table-cell>
          <table:table-cell table:formula="of:=[.$B$1]/([.$D$2]-(256*[.C27]))" office:value-type="float" office:value="14.9377593360996">
            <text:p>14,9377593361</text:p>
          </table:table-cell>
          <table:table-cell table:formula="of:=[.$B$1]/(256-[.C27])" office:value-type="float" office:value="3824.06639004149">
            <text:p>3824,0663900415</text:p>
          </table:table-cell>
        </table:table-row>
        <table:table-row table:style-name="ro1">
          <table:table-cell table:number-columns-repeated="2"/>
          <table:table-cell office:value-type="float" office:value="16">
            <text:p>16</text:p>
          </table:table-cell>
          <table:table-cell table:formula="of:=[.$B$1]/([.$E$2] - 32*[.C28])" office:value-type="float" office:value="120">
            <text:p>120</text:p>
          </table:table-cell>
          <table:table-cell table:formula="of:=[.$B$1]/([.$D$2]-(256*[.C28]))" office:value-type="float" office:value="15">
            <text:p>15</text:p>
          </table:table-cell>
          <table:table-cell table:formula="of:=[.$B$1]/(256-[.C28])" office:value-type="float" office:value="3840">
            <text:p>3840</text:p>
          </table:table-cell>
        </table:table-row>
        <table:table-row table:style-name="ro1">
          <table:table-cell table:number-columns-repeated="2"/>
          <table:table-cell office:value-type="float" office:value="17">
            <text:p>17</text:p>
          </table:table-cell>
          <table:table-cell table:formula="of:=[.$B$1]/([.$E$2] - 32*[.C29])" office:value-type="float" office:value="120.502092050209">
            <text:p>120,5020920502</text:p>
          </table:table-cell>
          <table:table-cell table:formula="of:=[.$B$1]/([.$D$2]-(256*[.C29]))" office:value-type="float" office:value="15.0627615062762">
            <text:p>15,0627615063</text:p>
          </table:table-cell>
          <table:table-cell table:formula="of:=[.$B$1]/(256-[.C29])" office:value-type="float" office:value="3856.06694560669">
            <text:p>3856,0669456067</text:p>
          </table:table-cell>
        </table:table-row>
        <table:table-row table:style-name="ro1">
          <table:table-cell table:number-columns-repeated="2"/>
          <table:table-cell office:value-type="float" office:value="18">
            <text:p>18</text:p>
          </table:table-cell>
          <table:table-cell table:formula="of:=[.$B$1]/([.$E$2] - 32*[.C30])" office:value-type="float" office:value="121.008403361345">
            <text:p>121,0084033613</text:p>
          </table:table-cell>
          <table:table-cell table:formula="of:=[.$B$1]/([.$D$2]-(256*[.C30]))" office:value-type="float" office:value="15.1260504201681">
            <text:p>15,1260504202</text:p>
          </table:table-cell>
          <table:table-cell table:formula="of:=[.$B$1]/(256-[.C30])" office:value-type="float" office:value="3872.26890756303">
            <text:p>3872,268907563</text:p>
          </table:table-cell>
        </table:table-row>
        <table:table-row table:style-name="ro1">
          <table:table-cell table:number-columns-repeated="2"/>
          <table:table-cell office:value-type="float" office:value="19">
            <text:p>19</text:p>
          </table:table-cell>
          <table:table-cell table:formula="of:=[.$B$1]/([.$E$2] - 32*[.C31])" office:value-type="float" office:value="121.518987341772">
            <text:p>121,5189873418</text:p>
          </table:table-cell>
          <table:table-cell table:formula="of:=[.$B$1]/([.$D$2]-(256*[.C31]))" office:value-type="float" office:value="15.1898734177215">
            <text:p>15,1898734177</text:p>
          </table:table-cell>
          <table:table-cell table:formula="of:=[.$B$1]/(256-[.C31])" office:value-type="float" office:value="3888.60759493671">
            <text:p>3888,6075949367</text:p>
          </table:table-cell>
        </table:table-row>
        <table:table-row table:style-name="ro1">
          <table:table-cell table:number-columns-repeated="2"/>
          <table:table-cell office:value-type="float" office:value="20">
            <text:p>20</text:p>
          </table:table-cell>
          <table:table-cell table:formula="of:=[.$B$1]/([.$E$2] - 32*[.C32])" office:value-type="float" office:value="122.033898305085">
            <text:p>122,0338983051</text:p>
          </table:table-cell>
          <table:table-cell table:formula="of:=[.$B$1]/([.$D$2]-(256*[.C32]))" office:value-type="float" office:value="15.2542372881356">
            <text:p>15,2542372881</text:p>
          </table:table-cell>
          <table:table-cell table:formula="of:=[.$B$1]/(256-[.C32])" office:value-type="float" office:value="3905.08474576271">
            <text:p>3905,0847457627</text:p>
          </table:table-cell>
        </table:table-row>
        <table:table-row table:style-name="ro1">
          <table:table-cell table:number-columns-repeated="2"/>
          <table:table-cell office:value-type="float" office:value="21">
            <text:p>21</text:p>
          </table:table-cell>
          <table:table-cell table:formula="of:=[.$B$1]/([.$E$2] - 32*[.C33])" office:value-type="float" office:value="122.553191489362">
            <text:p>122,5531914894</text:p>
          </table:table-cell>
          <table:table-cell table:formula="of:=[.$B$1]/([.$D$2]-(256*[.C33]))" office:value-type="float" office:value="15.3191489361702">
            <text:p>15,3191489362</text:p>
          </table:table-cell>
          <table:table-cell table:formula="of:=[.$B$1]/(256-[.C33])" office:value-type="float" office:value="3921.70212765957">
            <text:p>3921,7021276596</text:p>
          </table:table-cell>
        </table:table-row>
        <table:table-row table:style-name="ro1">
          <table:table-cell table:number-columns-repeated="2"/>
          <table:table-cell office:value-type="float" office:value="22">
            <text:p>22</text:p>
          </table:table-cell>
          <table:table-cell table:formula="of:=[.$B$1]/([.$E$2] - 32*[.C34])" office:value-type="float" office:value="123.076923076923">
            <text:p>123,0769230769</text:p>
          </table:table-cell>
          <table:table-cell table:formula="of:=[.$B$1]/([.$D$2]-(256*[.C34]))" office:value-type="float" office:value="15.3846153846154">
            <text:p>15,3846153846</text:p>
          </table:table-cell>
          <table:table-cell table:formula="of:=[.$B$1]/(256-[.C34])" office:value-type="float" office:value="3938.46153846154">
            <text:p>3938,4615384615</text:p>
          </table:table-cell>
        </table:table-row>
        <table:table-row table:style-name="ro1">
          <table:table-cell table:number-columns-repeated="2"/>
          <table:table-cell office:value-type="float" office:value="23">
            <text:p>23</text:p>
          </table:table-cell>
          <table:table-cell table:formula="of:=[.$B$1]/([.$E$2] - 32*[.C35])" office:value-type="float" office:value="123.605150214592">
            <text:p>123,6051502146</text:p>
          </table:table-cell>
          <table:table-cell table:formula="of:=[.$B$1]/([.$D$2]-(256*[.C35]))" office:value-type="float" office:value="15.450643776824">
            <text:p>15,4506437768</text:p>
          </table:table-cell>
          <table:table-cell table:formula="of:=[.$B$1]/(256-[.C35])" office:value-type="float" office:value="3955.36480686695">
            <text:p>3955,364806867</text:p>
          </table:table-cell>
        </table:table-row>
        <table:table-row table:style-name="ro1">
          <table:table-cell table:number-columns-repeated="2"/>
          <table:table-cell office:value-type="float" office:value="24">
            <text:p>24</text:p>
          </table:table-cell>
          <table:table-cell table:formula="of:=[.$B$1]/([.$E$2] - 32*[.C36])" office:value-type="float" office:value="124.137931034483">
            <text:p>124,1379310345</text:p>
          </table:table-cell>
          <table:table-cell table:formula="of:=[.$B$1]/([.$D$2]-(256*[.C36]))" office:value-type="float" office:value="15.5172413793103">
            <text:p>15,5172413793</text:p>
          </table:table-cell>
          <table:table-cell table:formula="of:=[.$B$1]/(256-[.C36])" office:value-type="float" office:value="3972.41379310345">
            <text:p>3972,4137931035</text:p>
          </table:table-cell>
        </table:table-row>
        <table:table-row table:style-name="ro1">
          <table:table-cell table:number-columns-repeated="2"/>
          <table:table-cell office:value-type="float" office:value="25">
            <text:p>25</text:p>
          </table:table-cell>
          <table:table-cell table:formula="of:=[.$B$1]/([.$E$2] - 32*[.C37])" office:value-type="float" office:value="124.675324675325">
            <text:p>124,6753246753</text:p>
          </table:table-cell>
          <table:table-cell table:formula="of:=[.$B$1]/([.$D$2]-(256*[.C37]))" office:value-type="float" office:value="15.5844155844156">
            <text:p>15,5844155844</text:p>
          </table:table-cell>
          <table:table-cell table:formula="of:=[.$B$1]/(256-[.C37])" office:value-type="float" office:value="3989.61038961039">
            <text:p>3989,6103896104</text:p>
          </table:table-cell>
        </table:table-row>
        <table:table-row table:style-name="ro1">
          <table:table-cell table:number-columns-repeated="2"/>
          <table:table-cell office:value-type="float" office:value="26">
            <text:p>26</text:p>
          </table:table-cell>
          <table:table-cell table:formula="of:=[.$B$1]/([.$E$2] - 32*[.C38])" office:value-type="float" office:value="125.217391304348">
            <text:p>125,2173913043</text:p>
          </table:table-cell>
          <table:table-cell table:formula="of:=[.$B$1]/([.$D$2]-(256*[.C38]))" office:value-type="float" office:value="15.6521739130435">
            <text:p>15,652173913</text:p>
          </table:table-cell>
          <table:table-cell table:formula="of:=[.$B$1]/(256-[.C38])" office:value-type="float" office:value="4006.95652173913">
            <text:p>4006,9565217391</text:p>
          </table:table-cell>
        </table:table-row>
        <table:table-row table:style-name="ro1">
          <table:table-cell table:number-columns-repeated="2"/>
          <table:table-cell office:value-type="float" office:value="27">
            <text:p>27</text:p>
          </table:table-cell>
          <table:table-cell table:formula="of:=[.$B$1]/([.$E$2] - 32*[.C39])" office:value-type="float" office:value="125.764192139738">
            <text:p>125,7641921397</text:p>
          </table:table-cell>
          <table:table-cell table:formula="of:=[.$B$1]/([.$D$2]-(256*[.C39]))" office:value-type="float" office:value="15.7205240174672">
            <text:p>15,7205240175</text:p>
          </table:table-cell>
          <table:table-cell table:formula="of:=[.$B$1]/(256-[.C39])" office:value-type="float" office:value="4024.45414847162">
            <text:p>4024,4541484716</text:p>
          </table:table-cell>
        </table:table-row>
        <table:table-row table:style-name="ro1">
          <table:table-cell table:number-columns-repeated="2"/>
          <table:table-cell office:value-type="float" office:value="28">
            <text:p>28</text:p>
          </table:table-cell>
          <table:table-cell table:formula="of:=[.$B$1]/([.$E$2] - 32*[.C40])" office:value-type="float" office:value="126.315789473684">
            <text:p>126,3157894737</text:p>
          </table:table-cell>
          <table:table-cell table:formula="of:=[.$B$1]/([.$D$2]-(256*[.C40]))" office:value-type="float" office:value="15.7894736842105">
            <text:p>15,7894736842</text:p>
          </table:table-cell>
          <table:table-cell table:formula="of:=[.$B$1]/(256-[.C40])" office:value-type="float" office:value="4042.1052631579">
            <text:p>4042,1052631579</text:p>
          </table:table-cell>
        </table:table-row>
        <table:table-row table:style-name="ro1">
          <table:table-cell table:number-columns-repeated="2"/>
          <table:table-cell office:value-type="float" office:value="29">
            <text:p>29</text:p>
          </table:table-cell>
          <table:table-cell table:formula="of:=[.$B$1]/([.$E$2] - 32*[.C41])" office:value-type="float" office:value="126.872246696035">
            <text:p>126,872246696</text:p>
          </table:table-cell>
          <table:table-cell table:formula="of:=[.$B$1]/([.$D$2]-(256*[.C41]))" office:value-type="float" office:value="15.8590308370044">
            <text:p>15,859030837</text:p>
          </table:table-cell>
          <table:table-cell table:formula="of:=[.$B$1]/(256-[.C41])" office:value-type="float" office:value="4059.91189427313">
            <text:p>4059,9118942731</text:p>
          </table:table-cell>
        </table:table-row>
        <table:table-row table:style-name="ro1">
          <table:table-cell table:number-columns-repeated="2"/>
          <table:table-cell office:value-type="float" office:value="30">
            <text:p>30</text:p>
          </table:table-cell>
          <table:table-cell table:formula="of:=[.$B$1]/([.$E$2] - 32*[.C42])" office:value-type="float" office:value="127.433628318584">
            <text:p>127,4336283186</text:p>
          </table:table-cell>
          <table:table-cell table:formula="of:=[.$B$1]/([.$D$2]-(256*[.C42]))" office:value-type="float" office:value="15.929203539823">
            <text:p>15,9292035398</text:p>
          </table:table-cell>
          <table:table-cell table:formula="of:=[.$B$1]/(256-[.C42])" office:value-type="float" office:value="4077.87610619469">
            <text:p>4077,8761061947</text:p>
          </table:table-cell>
        </table:table-row>
        <table:table-row table:style-name="ro1">
          <table:table-cell table:number-columns-repeated="2"/>
          <table:table-cell office:value-type="float" office:value="31">
            <text:p>31</text:p>
          </table:table-cell>
          <table:table-cell table:formula="of:=[.$B$1]/([.$E$2] - 32*[.C43])" office:value-type="float" office:value="128">
            <text:p>128</text:p>
          </table:table-cell>
          <table:table-cell table:formula="of:=[.$B$1]/([.$D$2]-(256*[.C43]))" office:value-type="float" office:value="16">
            <text:p>16</text:p>
          </table:table-cell>
          <table:table-cell table:formula="of:=[.$B$1]/(256-[.C43])" office:value-type="float" office:value="4096">
            <text:p>4096</text:p>
          </table:table-cell>
        </table:table-row>
        <table:table-row table:style-name="ro1">
          <table:table-cell table:number-columns-repeated="2"/>
          <table:table-cell office:value-type="float" office:value="32">
            <text:p>32</text:p>
          </table:table-cell>
          <table:table-cell table:formula="of:=[.$B$1]/([.$E$2] - 32*[.C44])" office:value-type="float" office:value="128.571428571429">
            <text:p>128,5714285714</text:p>
          </table:table-cell>
          <table:table-cell table:formula="of:=[.$B$1]/([.$D$2]-(256*[.C44]))" office:value-type="float" office:value="16.0714285714286">
            <text:p>16,0714285714</text:p>
          </table:table-cell>
          <table:table-cell table:formula="of:=[.$B$1]/(256-[.C44])" office:value-type="float" office:value="4114.28571428572">
            <text:p>4114,2857142857</text:p>
          </table:table-cell>
        </table:table-row>
        <table:table-row table:style-name="ro1">
          <table:table-cell table:number-columns-repeated="2"/>
          <table:table-cell office:value-type="float" office:value="33">
            <text:p>33</text:p>
          </table:table-cell>
          <table:table-cell table:formula="of:=[.$B$1]/([.$E$2] - 32*[.C45])" office:value-type="float" office:value="129.14798206278">
            <text:p>129,1479820628</text:p>
          </table:table-cell>
          <table:table-cell table:formula="of:=[.$B$1]/([.$D$2]-(256*[.C45]))" office:value-type="float" office:value="16.1434977578475">
            <text:p>16,1434977578</text:p>
          </table:table-cell>
          <table:table-cell table:formula="of:=[.$B$1]/(256-[.C45])" office:value-type="float" office:value="4132.73542600897">
            <text:p>4132,735426009</text:p>
          </table:table-cell>
        </table:table-row>
        <table:table-row table:style-name="ro1">
          <table:table-cell table:number-columns-repeated="2"/>
          <table:table-cell office:value-type="float" office:value="34">
            <text:p>34</text:p>
          </table:table-cell>
          <table:table-cell table:formula="of:=[.$B$1]/([.$E$2] - 32*[.C46])" office:value-type="float" office:value="129.72972972973">
            <text:p>129,7297297297</text:p>
          </table:table-cell>
          <table:table-cell table:formula="of:=[.$B$1]/([.$D$2]-(256*[.C46]))" office:value-type="float" office:value="16.2162162162162">
            <text:p>16,2162162162</text:p>
          </table:table-cell>
          <table:table-cell table:formula="of:=[.$B$1]/(256-[.C46])" office:value-type="float" office:value="4151.35135135135">
            <text:p>4151,3513513514</text:p>
          </table:table-cell>
        </table:table-row>
        <table:table-row table:style-name="ro1">
          <table:table-cell table:number-columns-repeated="2"/>
          <table:table-cell office:value-type="float" office:value="35">
            <text:p>35</text:p>
          </table:table-cell>
          <table:table-cell table:formula="of:=[.$B$1]/([.$E$2] - 32*[.C47])" office:value-type="float" office:value="130.316742081448">
            <text:p>130,3167420814</text:p>
          </table:table-cell>
          <table:table-cell table:formula="of:=[.$B$1]/([.$D$2]-(256*[.C47]))" office:value-type="float" office:value="16.289592760181">
            <text:p>16,2895927602</text:p>
          </table:table-cell>
          <table:table-cell table:formula="of:=[.$B$1]/(256-[.C47])" office:value-type="float" office:value="4170.13574660633">
            <text:p>4170,1357466063</text:p>
          </table:table-cell>
        </table:table-row>
        <table:table-row table:style-name="ro1">
          <table:table-cell table:number-columns-repeated="2"/>
          <table:table-cell office:value-type="float" office:value="36">
            <text:p>36</text:p>
          </table:table-cell>
          <table:table-cell table:formula="of:=[.$B$1]/([.$E$2] - 32*[.C48])" office:value-type="float" office:value="130.909090909091">
            <text:p>130,9090909091</text:p>
          </table:table-cell>
          <table:table-cell table:formula="of:=[.$B$1]/([.$D$2]-(256*[.C48]))" office:value-type="float" office:value="16.3636363636364">
            <text:p>16,3636363636</text:p>
          </table:table-cell>
          <table:table-cell table:formula="of:=[.$B$1]/(256-[.C48])" office:value-type="float" office:value="4189.09090909091">
            <text:p>4189,0909090909</text:p>
          </table:table-cell>
        </table:table-row>
        <table:table-row table:style-name="ro1">
          <table:table-cell table:number-columns-repeated="2"/>
          <table:table-cell office:value-type="float" office:value="37">
            <text:p>37</text:p>
          </table:table-cell>
          <table:table-cell table:formula="of:=[.$B$1]/([.$E$2] - 32*[.C49])" office:value-type="float" office:value="131.506849315069">
            <text:p>131,5068493151</text:p>
          </table:table-cell>
          <table:table-cell table:formula="of:=[.$B$1]/([.$D$2]-(256*[.C49]))" office:value-type="float" office:value="16.4383561643836">
            <text:p>16,4383561644</text:p>
          </table:table-cell>
          <table:table-cell table:formula="of:=[.$B$1]/(256-[.C49])" office:value-type="float" office:value="4208.21917808219">
            <text:p>4208,2191780822</text:p>
          </table:table-cell>
        </table:table-row>
        <table:table-row table:style-name="ro1">
          <table:table-cell table:number-columns-repeated="2"/>
          <table:table-cell office:value-type="float" office:value="38">
            <text:p>38</text:p>
          </table:table-cell>
          <table:table-cell table:formula="of:=[.$B$1]/([.$E$2] - 32*[.C50])" office:value-type="float" office:value="132.110091743119">
            <text:p>132,1100917431</text:p>
          </table:table-cell>
          <table:table-cell table:formula="of:=[.$B$1]/([.$D$2]-(256*[.C50]))" office:value-type="float" office:value="16.5137614678899">
            <text:p>16,5137614679</text:p>
          </table:table-cell>
          <table:table-cell table:formula="of:=[.$B$1]/(256-[.C50])" office:value-type="float" office:value="4227.52293577982">
            <text:p>4227,5229357798</text:p>
          </table:table-cell>
        </table:table-row>
        <table:table-row table:style-name="ro1">
          <table:table-cell table:number-columns-repeated="2"/>
          <table:table-cell office:value-type="float" office:value="39">
            <text:p>39</text:p>
          </table:table-cell>
          <table:table-cell table:formula="of:=[.$B$1]/([.$E$2] - 32*[.C51])" office:value-type="float" office:value="132.718894009217">
            <text:p>132,7188940092</text:p>
          </table:table-cell>
          <table:table-cell table:formula="of:=[.$B$1]/([.$D$2]-(256*[.C51]))" office:value-type="float" office:value="16.5898617511521">
            <text:p>16,5898617512</text:p>
          </table:table-cell>
          <table:table-cell table:formula="of:=[.$B$1]/(256-[.C51])" office:value-type="float" office:value="4247.00460829493">
            <text:p>4247,0046082949</text:p>
          </table:table-cell>
        </table:table-row>
        <table:table-row table:style-name="ro1">
          <table:table-cell table:number-columns-repeated="2"/>
          <table:table-cell office:value-type="float" office:value="40">
            <text:p>40</text:p>
          </table:table-cell>
          <table:table-cell table:formula="of:=[.$B$1]/([.$E$2] - 32*[.C52])" office:value-type="float" office:value="133.333333333333">
            <text:p>133,3333333333</text:p>
          </table:table-cell>
          <table:table-cell table:formula="of:=[.$B$1]/([.$D$2]-(256*[.C52]))" office:value-type="float" office:value="16.6666666666667">
            <text:p>16,6666666667</text:p>
          </table:table-cell>
          <table:table-cell table:formula="of:=[.$B$1]/(256-[.C52])" office:value-type="float" office:value="4266.66666666667">
            <text:p>4266,6666666667</text:p>
          </table:table-cell>
        </table:table-row>
        <table:table-row table:style-name="ro1">
          <table:table-cell table:number-columns-repeated="2"/>
          <table:table-cell office:value-type="float" office:value="41">
            <text:p>41</text:p>
          </table:table-cell>
          <table:table-cell table:formula="of:=[.$B$1]/([.$E$2] - 32*[.C53])" office:value-type="float" office:value="133.953488372093">
            <text:p>133,9534883721</text:p>
          </table:table-cell>
          <table:table-cell table:formula="of:=[.$B$1]/([.$D$2]-(256*[.C53]))" office:value-type="float" office:value="16.7441860465116">
            <text:p>16,7441860465</text:p>
          </table:table-cell>
          <table:table-cell table:formula="of:=[.$B$1]/(256-[.C53])" office:value-type="float" office:value="4286.51162790698">
            <text:p>4286,511627907</text:p>
          </table:table-cell>
        </table:table-row>
        <table:table-row table:style-name="ro1">
          <table:table-cell table:number-columns-repeated="2"/>
          <table:table-cell office:value-type="float" office:value="42">
            <text:p>42</text:p>
          </table:table-cell>
          <table:table-cell table:formula="of:=[.$B$1]/([.$E$2] - 32*[.C54])" office:value-type="float" office:value="134.579439252336">
            <text:p>134,5794392523</text:p>
          </table:table-cell>
          <table:table-cell table:formula="of:=[.$B$1]/([.$D$2]-(256*[.C54]))" office:value-type="float" office:value="16.8224299065421">
            <text:p>16,8224299065</text:p>
          </table:table-cell>
          <table:table-cell table:formula="of:=[.$B$1]/(256-[.C54])" office:value-type="float" office:value="4306.54205607477">
            <text:p>4306,5420560748</text:p>
          </table:table-cell>
        </table:table-row>
        <table:table-row table:style-name="ro1">
          <table:table-cell table:number-columns-repeated="2"/>
          <table:table-cell office:value-type="float" office:value="43">
            <text:p>43</text:p>
          </table:table-cell>
          <table:table-cell table:formula="of:=[.$B$1]/([.$E$2] - 32*[.C55])" office:value-type="float" office:value="135.211267605634">
            <text:p>135,2112676056</text:p>
          </table:table-cell>
          <table:table-cell table:formula="of:=[.$B$1]/([.$D$2]-(256*[.C55]))" office:value-type="float" office:value="16.9014084507042">
            <text:p>16,9014084507</text:p>
          </table:table-cell>
          <table:table-cell table:formula="of:=[.$B$1]/(256-[.C55])" office:value-type="float" office:value="4326.76056338028">
            <text:p>4326,7605633803</text:p>
          </table:table-cell>
        </table:table-row>
        <table:table-row table:style-name="ro1">
          <table:table-cell table:number-columns-repeated="2"/>
          <table:table-cell office:value-type="float" office:value="44">
            <text:p>44</text:p>
          </table:table-cell>
          <table:table-cell table:formula="of:=[.$B$1]/([.$E$2] - 32*[.C56])" office:value-type="float" office:value="135.849056603774">
            <text:p>135,8490566038</text:p>
          </table:table-cell>
          <table:table-cell table:formula="of:=[.$B$1]/([.$D$2]-(256*[.C56]))" office:value-type="float" office:value="16.9811320754717">
            <text:p>16,9811320755</text:p>
          </table:table-cell>
          <table:table-cell table:formula="of:=[.$B$1]/(256-[.C56])" office:value-type="float" office:value="4347.16981132075">
            <text:p>4347,1698113208</text:p>
          </table:table-cell>
        </table:table-row>
        <table:table-row table:style-name="ro1">
          <table:table-cell table:number-columns-repeated="2"/>
          <table:table-cell office:value-type="float" office:value="45">
            <text:p>45</text:p>
          </table:table-cell>
          <table:table-cell table:formula="of:=[.$B$1]/([.$E$2] - 32*[.C57])" office:value-type="float" office:value="136.492890995261">
            <text:p>136,4928909953</text:p>
          </table:table-cell>
          <table:table-cell table:formula="of:=[.$B$1]/([.$D$2]-(256*[.C57]))" office:value-type="float" office:value="17.0616113744076">
            <text:p>17,0616113744</text:p>
          </table:table-cell>
          <table:table-cell table:formula="of:=[.$B$1]/(256-[.C57])" office:value-type="float" office:value="4367.77251184834">
            <text:p>4367,7725118483</text:p>
          </table:table-cell>
        </table:table-row>
        <table:table-row table:style-name="ro1">
          <table:table-cell table:number-columns-repeated="2"/>
          <table:table-cell office:value-type="float" office:value="46">
            <text:p>46</text:p>
          </table:table-cell>
          <table:table-cell table:formula="of:=[.$B$1]/([.$E$2] - 32*[.C58])" office:value-type="float" office:value="137.142857142857">
            <text:p>137,1428571429</text:p>
          </table:table-cell>
          <table:table-cell table:formula="of:=[.$B$1]/([.$D$2]-(256*[.C58]))" office:value-type="float" office:value="17.1428571428571">
            <text:p>17,1428571429</text:p>
          </table:table-cell>
          <table:table-cell table:formula="of:=[.$B$1]/(256-[.C58])" office:value-type="float" office:value="4388.57142857143">
            <text:p>4388,5714285714</text:p>
          </table:table-cell>
        </table:table-row>
        <table:table-row table:style-name="ro1">
          <table:table-cell table:number-columns-repeated="2"/>
          <table:table-cell office:value-type="float" office:value="47">
            <text:p>47</text:p>
          </table:table-cell>
          <table:table-cell table:formula="of:=[.$B$1]/([.$E$2] - 32*[.C59])" office:value-type="float" office:value="137.799043062201">
            <text:p>137,7990430622</text:p>
          </table:table-cell>
          <table:table-cell table:formula="of:=[.$B$1]/([.$D$2]-(256*[.C59]))" office:value-type="float" office:value="17.2248803827751">
            <text:p>17,2248803828</text:p>
          </table:table-cell>
          <table:table-cell table:formula="of:=[.$B$1]/(256-[.C59])" office:value-type="float" office:value="4409.56937799043">
            <text:p>4409,5693779904</text:p>
          </table:table-cell>
        </table:table-row>
        <table:table-row table:style-name="ro1">
          <table:table-cell table:number-columns-repeated="2"/>
          <table:table-cell office:value-type="float" office:value="48">
            <text:p>48</text:p>
          </table:table-cell>
          <table:table-cell table:formula="of:=[.$B$1]/([.$E$2] - 32*[.C60])" office:value-type="float" office:value="138.461538461538">
            <text:p>138,4615384615</text:p>
          </table:table-cell>
          <table:table-cell table:formula="of:=[.$B$1]/([.$D$2]-(256*[.C60]))" office:value-type="float" office:value="17.3076923076923">
            <text:p>17,3076923077</text:p>
          </table:table-cell>
          <table:table-cell table:formula="of:=[.$B$1]/(256-[.C60])" office:value-type="float" office:value="4430.76923076923">
            <text:p>4430,7692307692</text:p>
          </table:table-cell>
        </table:table-row>
        <table:table-row table:style-name="ro1">
          <table:table-cell table:number-columns-repeated="2"/>
          <table:table-cell office:value-type="float" office:value="49">
            <text:p>49</text:p>
          </table:table-cell>
          <table:table-cell table:formula="of:=[.$B$1]/([.$E$2] - 32*[.C61])" office:value-type="float" office:value="139.130434782609">
            <text:p>139,1304347826</text:p>
          </table:table-cell>
          <table:table-cell table:formula="of:=[.$B$1]/([.$D$2]-(256*[.C61]))" office:value-type="float" office:value="17.3913043478261">
            <text:p>17,3913043478</text:p>
          </table:table-cell>
          <table:table-cell table:formula="of:=[.$B$1]/(256-[.C61])" office:value-type="float" office:value="4452.17391304348">
            <text:p>4452,1739130435</text:p>
          </table:table-cell>
        </table:table-row>
        <table:table-row table:style-name="ro1">
          <table:table-cell table:number-columns-repeated="2"/>
          <table:table-cell office:value-type="float" office:value="50">
            <text:p>50</text:p>
          </table:table-cell>
          <table:table-cell table:formula="of:=[.$B$1]/([.$E$2] - 32*[.C62])" office:value-type="float" office:value="139.805825242718">
            <text:p>139,8058252427</text:p>
          </table:table-cell>
          <table:table-cell table:formula="of:=[.$B$1]/([.$D$2]-(256*[.C62]))" office:value-type="float" office:value="17.4757281553398">
            <text:p>17,4757281553</text:p>
          </table:table-cell>
          <table:table-cell table:formula="of:=[.$B$1]/(256-[.C62])" office:value-type="float" office:value="4473.78640776699">
            <text:p>4473,786407767</text:p>
          </table:table-cell>
        </table:table-row>
        <table:table-row table:style-name="ro1">
          <table:table-cell table:number-columns-repeated="2"/>
          <table:table-cell office:value-type="float" office:value="51">
            <text:p>51</text:p>
          </table:table-cell>
          <table:table-cell table:formula="of:=[.$B$1]/([.$E$2] - 32*[.C63])" office:value-type="float" office:value="140.487804878049">
            <text:p>140,487804878</text:p>
          </table:table-cell>
          <table:table-cell table:formula="of:=[.$B$1]/([.$D$2]-(256*[.C63]))" office:value-type="float" office:value="17.5609756097561">
            <text:p>17,5609756098</text:p>
          </table:table-cell>
          <table:table-cell table:formula="of:=[.$B$1]/(256-[.C63])" office:value-type="float" office:value="4495.60975609756">
            <text:p>4495,6097560976</text:p>
          </table:table-cell>
        </table:table-row>
        <table:table-row table:style-name="ro1">
          <table:table-cell table:number-columns-repeated="2"/>
          <table:table-cell office:value-type="float" office:value="52">
            <text:p>52</text:p>
          </table:table-cell>
          <table:table-cell table:formula="of:=[.$B$1]/([.$E$2] - 32*[.C64])" office:value-type="float" office:value="141.176470588235">
            <text:p>141,1764705882</text:p>
          </table:table-cell>
          <table:table-cell table:formula="of:=[.$B$1]/([.$D$2]-(256*[.C64]))" office:value-type="float" office:value="17.6470588235294">
            <text:p>17,6470588235</text:p>
          </table:table-cell>
          <table:table-cell table:formula="of:=[.$B$1]/(256-[.C64])" office:value-type="float" office:value="4517.64705882353">
            <text:p>4517,6470588235</text:p>
          </table:table-cell>
        </table:table-row>
        <table:table-row table:style-name="ro1">
          <table:table-cell table:number-columns-repeated="2"/>
          <table:table-cell office:value-type="float" office:value="53">
            <text:p>53</text:p>
          </table:table-cell>
          <table:table-cell table:formula="of:=[.$B$1]/([.$E$2] - 32*[.C65])" office:value-type="float" office:value="141.871921182266">
            <text:p>141,8719211823</text:p>
          </table:table-cell>
          <table:table-cell table:formula="of:=[.$B$1]/([.$D$2]-(256*[.C65]))" office:value-type="float" office:value="17.7339901477833">
            <text:p>17,7339901478</text:p>
          </table:table-cell>
          <table:table-cell table:formula="of:=[.$B$1]/(256-[.C65])" office:value-type="float" office:value="4539.90147783251">
            <text:p>4539,9014778325</text:p>
          </table:table-cell>
        </table:table-row>
        <table:table-row table:style-name="ro1">
          <table:table-cell table:number-columns-repeated="2"/>
          <table:table-cell office:value-type="float" office:value="54">
            <text:p>54</text:p>
          </table:table-cell>
          <table:table-cell table:formula="of:=[.$B$1]/([.$E$2] - 32*[.C66])" office:value-type="float" office:value="142.574257425743">
            <text:p>142,5742574257</text:p>
          </table:table-cell>
          <table:table-cell table:formula="of:=[.$B$1]/([.$D$2]-(256*[.C66]))" office:value-type="float" office:value="17.8217821782178">
            <text:p>17,8217821782</text:p>
          </table:table-cell>
          <table:table-cell table:formula="of:=[.$B$1]/(256-[.C66])" office:value-type="float" office:value="4562.37623762376">
            <text:p>4562,3762376238</text:p>
          </table:table-cell>
        </table:table-row>
        <table:table-row table:style-name="ro1">
          <table:table-cell table:number-columns-repeated="2"/>
          <table:table-cell office:value-type="float" office:value="55">
            <text:p>55</text:p>
          </table:table-cell>
          <table:table-cell table:formula="of:=[.$B$1]/([.$E$2] - 32*[.C67])" office:value-type="float" office:value="143.283582089552">
            <text:p>143,2835820896</text:p>
          </table:table-cell>
          <table:table-cell table:formula="of:=[.$B$1]/([.$D$2]-(256*[.C67]))" office:value-type="float" office:value="17.910447761194">
            <text:p>17,9104477612</text:p>
          </table:table-cell>
          <table:table-cell table:formula="of:=[.$B$1]/(256-[.C67])" office:value-type="float" office:value="4585.07462686567">
            <text:p>4585,0746268657</text:p>
          </table:table-cell>
        </table:table-row>
        <table:table-row table:style-name="ro1">
          <table:table-cell table:number-columns-repeated="2"/>
          <table:table-cell office:value-type="float" office:value="56">
            <text:p>56</text:p>
          </table:table-cell>
          <table:table-cell table:formula="of:=[.$B$1]/([.$E$2] - 32*[.C68])" office:value-type="float" office:value="144">
            <text:p>144</text:p>
          </table:table-cell>
          <table:table-cell table:formula="of:=[.$B$1]/([.$D$2]-(256*[.C68]))" office:value-type="float" office:value="18">
            <text:p>18</text:p>
          </table:table-cell>
          <table:table-cell table:formula="of:=[.$B$1]/(256-[.C68])" office:value-type="float" office:value="4608">
            <text:p>4608</text:p>
          </table:table-cell>
        </table:table-row>
        <table:table-row table:style-name="ro1">
          <table:table-cell table:number-columns-repeated="2"/>
          <table:table-cell office:value-type="float" office:value="57">
            <text:p>57</text:p>
          </table:table-cell>
          <table:table-cell table:formula="of:=[.$B$1]/([.$E$2] - 32*[.C69])" office:value-type="float" office:value="144.723618090452">
            <text:p>144,7236180905</text:p>
          </table:table-cell>
          <table:table-cell table:formula="of:=[.$B$1]/([.$D$2]-(256*[.C69]))" office:value-type="float" office:value="18.0904522613065">
            <text:p>18,0904522613</text:p>
          </table:table-cell>
          <table:table-cell table:formula="of:=[.$B$1]/(256-[.C69])" office:value-type="float" office:value="4631.15577889447">
            <text:p>4631,1557788945</text:p>
          </table:table-cell>
        </table:table-row>
        <table:table-row table:style-name="ro1">
          <table:table-cell table:number-columns-repeated="2"/>
          <table:table-cell office:value-type="float" office:value="58">
            <text:p>58</text:p>
          </table:table-cell>
          <table:table-cell table:formula="of:=[.$B$1]/([.$E$2] - 32*[.C70])" office:value-type="float" office:value="145.454545454545">
            <text:p>145,4545454545</text:p>
          </table:table-cell>
          <table:table-cell table:formula="of:=[.$B$1]/([.$D$2]-(256*[.C70]))" office:value-type="float" office:value="18.1818181818182">
            <text:p>18,1818181818</text:p>
          </table:table-cell>
          <table:table-cell table:formula="of:=[.$B$1]/(256-[.C70])" office:value-type="float" office:value="4654.54545454546">
            <text:p>4654,5454545455</text:p>
          </table:table-cell>
        </table:table-row>
        <table:table-row table:style-name="ro1">
          <table:table-cell table:number-columns-repeated="2"/>
          <table:table-cell office:value-type="float" office:value="59">
            <text:p>59</text:p>
          </table:table-cell>
          <table:table-cell table:formula="of:=[.$B$1]/([.$E$2] - 32*[.C71])" office:value-type="float" office:value="146.192893401015">
            <text:p>146,192893401</text:p>
          </table:table-cell>
          <table:table-cell table:formula="of:=[.$B$1]/([.$D$2]-(256*[.C71]))" office:value-type="float" office:value="18.2741116751269">
            <text:p>18,2741116751</text:p>
          </table:table-cell>
          <table:table-cell table:formula="of:=[.$B$1]/(256-[.C71])" office:value-type="float" office:value="4678.17258883249">
            <text:p>4678,1725888325</text:p>
          </table:table-cell>
        </table:table-row>
        <table:table-row table:style-name="ro1">
          <table:table-cell table:number-columns-repeated="2"/>
          <table:table-cell office:value-type="float" office:value="60">
            <text:p>60</text:p>
          </table:table-cell>
          <table:table-cell table:formula="of:=[.$B$1]/([.$E$2] - 32*[.C72])" office:value-type="float" office:value="146.938775510204">
            <text:p>146,9387755102</text:p>
          </table:table-cell>
          <table:table-cell table:formula="of:=[.$B$1]/([.$D$2]-(256*[.C72]))" office:value-type="float" office:value="18.3673469387755">
            <text:p>18,3673469388</text:p>
          </table:table-cell>
          <table:table-cell table:formula="of:=[.$B$1]/(256-[.C72])" office:value-type="float" office:value="4702.04081632653">
            <text:p>4702,0408163265</text:p>
          </table:table-cell>
        </table:table-row>
        <table:table-row table:style-name="ro1">
          <table:table-cell table:number-columns-repeated="2"/>
          <table:table-cell office:value-type="float" office:value="61">
            <text:p>61</text:p>
          </table:table-cell>
          <table:table-cell table:formula="of:=[.$B$1]/([.$E$2] - 32*[.C73])" office:value-type="float" office:value="147.692307692308">
            <text:p>147,6923076923</text:p>
          </table:table-cell>
          <table:table-cell table:formula="of:=[.$B$1]/([.$D$2]-(256*[.C73]))" office:value-type="float" office:value="18.4615384615385">
            <text:p>18,4615384615</text:p>
          </table:table-cell>
          <table:table-cell table:formula="of:=[.$B$1]/(256-[.C73])" office:value-type="float" office:value="4726.15384615385">
            <text:p>4726,1538461539</text:p>
          </table:table-cell>
        </table:table-row>
        <table:table-row table:style-name="ro1">
          <table:table-cell table:number-columns-repeated="2"/>
          <table:table-cell office:value-type="float" office:value="62">
            <text:p>62</text:p>
          </table:table-cell>
          <table:table-cell table:formula="of:=[.$B$1]/([.$E$2] - 32*[.C74])" office:value-type="float" office:value="148.453608247423">
            <text:p>148,4536082474</text:p>
          </table:table-cell>
          <table:table-cell table:formula="of:=[.$B$1]/([.$D$2]-(256*[.C74]))" office:value-type="float" office:value="18.5567010309278">
            <text:p>18,5567010309</text:p>
          </table:table-cell>
          <table:table-cell table:formula="of:=[.$B$1]/(256-[.C74])" office:value-type="float" office:value="4750.51546391753">
            <text:p>4750,5154639175</text:p>
          </table:table-cell>
        </table:table-row>
        <table:table-row table:style-name="ro1">
          <table:table-cell table:number-columns-repeated="2"/>
          <table:table-cell office:value-type="float" office:value="63">
            <text:p>63</text:p>
          </table:table-cell>
          <table:table-cell table:formula="of:=[.$B$1]/([.$E$2] - 32*[.C75])" office:value-type="float" office:value="149.222797927461">
            <text:p>149,2227979275</text:p>
          </table:table-cell>
          <table:table-cell table:formula="of:=[.$B$1]/([.$D$2]-(256*[.C75]))" office:value-type="float" office:value="18.6528497409326">
            <text:p>18,6528497409</text:p>
          </table:table-cell>
          <table:table-cell table:formula="of:=[.$B$1]/(256-[.C75])" office:value-type="float" office:value="4775.12953367876">
            <text:p>4775,1295336788</text:p>
          </table:table-cell>
        </table:table-row>
        <table:table-row table:style-name="ro1">
          <table:table-cell table:number-columns-repeated="2"/>
          <table:table-cell office:value-type="float" office:value="64">
            <text:p>64</text:p>
          </table:table-cell>
          <table:table-cell table:formula="of:=[.$B$1]/([.$E$2] - 32*[.C76])" office:value-type="float" office:value="150">
            <text:p>150</text:p>
          </table:table-cell>
          <table:table-cell table:formula="of:=[.$B$1]/([.$D$2]-(256*[.C76]))" office:value-type="float" office:value="18.75">
            <text:p>18,75</text:p>
          </table:table-cell>
          <table:table-cell table:formula="of:=[.$B$1]/(256-[.C76])" office:value-type="float" office:value="4800">
            <text:p>4800</text:p>
          </table:table-cell>
        </table:table-row>
        <table:table-row table:style-name="ro1">
          <table:table-cell table:number-columns-repeated="2"/>
          <table:table-cell office:value-type="float" office:value="65">
            <text:p>65</text:p>
          </table:table-cell>
          <table:table-cell table:formula="of:=[.$B$1]/([.$E$2] - 32*[.C77])" office:value-type="float" office:value="150.785340314136">
            <text:p>150,7853403141</text:p>
          </table:table-cell>
          <table:table-cell table:formula="of:=[.$B$1]/([.$D$2]-(256*[.C77]))" office:value-type="float" office:value="18.848167539267">
            <text:p>18,8481675393</text:p>
          </table:table-cell>
          <table:table-cell table:formula="of:=[.$B$1]/(256-[.C77])" office:value-type="float" office:value="4825.13089005236">
            <text:p>4825,1308900524</text:p>
          </table:table-cell>
        </table:table-row>
        <table:table-row table:style-name="ro1">
          <table:table-cell table:number-columns-repeated="2"/>
          <table:table-cell office:value-type="float" office:value="66">
            <text:p>66</text:p>
          </table:table-cell>
          <table:table-cell table:formula="of:=[.$B$1]/([.$E$2] - 32*[.C78])" office:value-type="float" office:value="151.578947368421">
            <text:p>151,5789473684</text:p>
          </table:table-cell>
          <table:table-cell table:formula="of:=[.$B$1]/([.$D$2]-(256*[.C78]))" office:value-type="float" office:value="18.9473684210526">
            <text:p>18,9473684211</text:p>
          </table:table-cell>
          <table:table-cell table:formula="of:=[.$B$1]/(256-[.C78])" office:value-type="float" office:value="4850.52631578947">
            <text:p>4850,5263157895</text:p>
          </table:table-cell>
        </table:table-row>
        <table:table-row table:style-name="ro1">
          <table:table-cell table:number-columns-repeated="2"/>
          <table:table-cell office:value-type="float" office:value="67">
            <text:p>67</text:p>
          </table:table-cell>
          <table:table-cell table:formula="of:=[.$B$1]/([.$E$2] - 32*[.C79])" office:value-type="float" office:value="152.380952380952">
            <text:p>152,380952381</text:p>
          </table:table-cell>
          <table:table-cell table:formula="of:=[.$B$1]/([.$D$2]-(256*[.C79]))" office:value-type="float" office:value="19.047619047619">
            <text:p>19,0476190476</text:p>
          </table:table-cell>
          <table:table-cell table:formula="of:=[.$B$1]/(256-[.C79])" office:value-type="float" office:value="4876.19047619048">
            <text:p>4876,1904761905</text:p>
          </table:table-cell>
        </table:table-row>
        <table:table-row table:style-name="ro1">
          <table:table-cell table:number-columns-repeated="2"/>
          <table:table-cell office:value-type="float" office:value="68">
            <text:p>68</text:p>
          </table:table-cell>
          <table:table-cell table:formula="of:=[.$B$1]/([.$E$2] - 32*[.C80])" office:value-type="float" office:value="153.191489361702">
            <text:p>153,1914893617</text:p>
          </table:table-cell>
          <table:table-cell table:formula="of:=[.$B$1]/([.$D$2]-(256*[.C80]))" office:value-type="float" office:value="19.1489361702128">
            <text:p>19,1489361702</text:p>
          </table:table-cell>
          <table:table-cell table:formula="of:=[.$B$1]/(256-[.C80])" office:value-type="float" office:value="4902.12765957447">
            <text:p>4902,1276595745</text:p>
          </table:table-cell>
        </table:table-row>
        <table:table-row table:style-name="ro1">
          <table:table-cell table:number-columns-repeated="2"/>
          <table:table-cell office:value-type="float" office:value="69">
            <text:p>69</text:p>
          </table:table-cell>
          <table:table-cell table:formula="of:=[.$B$1]/([.$E$2] - 32*[.C81])" office:value-type="float" office:value="154.010695187166">
            <text:p>154,0106951872</text:p>
          </table:table-cell>
          <table:table-cell table:formula="of:=[.$B$1]/([.$D$2]-(256*[.C81]))" office:value-type="float" office:value="19.2513368983957">
            <text:p>19,2513368984</text:p>
          </table:table-cell>
          <table:table-cell table:formula="of:=[.$B$1]/(256-[.C81])" office:value-type="float" office:value="4928.3422459893">
            <text:p>4928,3422459893</text:p>
          </table:table-cell>
        </table:table-row>
        <table:table-row table:style-name="ro1">
          <table:table-cell table:number-columns-repeated="2"/>
          <table:table-cell office:value-type="float" office:value="70">
            <text:p>70</text:p>
          </table:table-cell>
          <table:table-cell table:formula="of:=[.$B$1]/([.$E$2] - 32*[.C82])" office:value-type="float" office:value="154.838709677419">
            <text:p>154,8387096774</text:p>
          </table:table-cell>
          <table:table-cell table:formula="of:=[.$B$1]/([.$D$2]-(256*[.C82]))" office:value-type="float" office:value="19.3548387096774">
            <text:p>19,3548387097</text:p>
          </table:table-cell>
          <table:table-cell table:formula="of:=[.$B$1]/(256-[.C82])" office:value-type="float" office:value="4954.83870967742">
            <text:p>4954,8387096774</text:p>
          </table:table-cell>
        </table:table-row>
        <table:table-row table:style-name="ro1">
          <table:table-cell table:number-columns-repeated="2"/>
          <table:table-cell office:value-type="float" office:value="71">
            <text:p>71</text:p>
          </table:table-cell>
          <table:table-cell table:formula="of:=[.$B$1]/([.$E$2] - 32*[.C83])" office:value-type="float" office:value="155.675675675676">
            <text:p>155,6756756757</text:p>
          </table:table-cell>
          <table:table-cell table:formula="of:=[.$B$1]/([.$D$2]-(256*[.C83]))" office:value-type="float" office:value="19.4594594594595">
            <text:p>19,4594594595</text:p>
          </table:table-cell>
          <table:table-cell table:formula="of:=[.$B$1]/(256-[.C83])" office:value-type="float" office:value="4981.62162162162">
            <text:p>4981,6216216216</text:p>
          </table:table-cell>
        </table:table-row>
        <table:table-row table:style-name="ro1">
          <table:table-cell table:number-columns-repeated="2"/>
          <table:table-cell office:value-type="float" office:value="72">
            <text:p>72</text:p>
          </table:table-cell>
          <table:table-cell table:formula="of:=[.$B$1]/([.$E$2] - 32*[.C84])" office:value-type="float" office:value="156.521739130435">
            <text:p>156,5217391304</text:p>
          </table:table-cell>
          <table:table-cell table:formula="of:=[.$B$1]/([.$D$2]-(256*[.C84]))" office:value-type="float" office:value="19.5652173913043">
            <text:p>19,5652173913</text:p>
          </table:table-cell>
          <table:table-cell table:formula="of:=[.$B$1]/(256-[.C84])" office:value-type="float" office:value="5008.69565217391">
            <text:p>5008,6956521739</text:p>
          </table:table-cell>
        </table:table-row>
        <table:table-row table:style-name="ro1">
          <table:table-cell table:number-columns-repeated="2"/>
          <table:table-cell office:value-type="float" office:value="73">
            <text:p>73</text:p>
          </table:table-cell>
          <table:table-cell table:formula="of:=[.$B$1]/([.$E$2] - 32*[.C85])" office:value-type="float" office:value="157.377049180328">
            <text:p>157,3770491803</text:p>
          </table:table-cell>
          <table:table-cell table:formula="of:=[.$B$1]/([.$D$2]-(256*[.C85]))" office:value-type="float" office:value="19.672131147541">
            <text:p>19,6721311475</text:p>
          </table:table-cell>
          <table:table-cell table:formula="of:=[.$B$1]/(256-[.C85])" office:value-type="float" office:value="5036.06557377049">
            <text:p>5036,0655737705</text:p>
          </table:table-cell>
        </table:table-row>
        <table:table-row table:style-name="ro1">
          <table:table-cell table:number-columns-repeated="2"/>
          <table:table-cell office:value-type="float" office:value="74">
            <text:p>74</text:p>
          </table:table-cell>
          <table:table-cell table:formula="of:=[.$B$1]/([.$E$2] - 32*[.C86])" office:value-type="float" office:value="158.241758241758">
            <text:p>158,2417582418</text:p>
          </table:table-cell>
          <table:table-cell table:formula="of:=[.$B$1]/([.$D$2]-(256*[.C86]))" office:value-type="float" office:value="19.7802197802198">
            <text:p>19,7802197802</text:p>
          </table:table-cell>
          <table:table-cell table:formula="of:=[.$B$1]/(256-[.C86])" office:value-type="float" office:value="5063.73626373626">
            <text:p>5063,7362637363</text:p>
          </table:table-cell>
        </table:table-row>
        <table:table-row table:style-name="ro1">
          <table:table-cell table:number-columns-repeated="2"/>
          <table:table-cell office:value-type="float" office:value="75">
            <text:p>75</text:p>
          </table:table-cell>
          <table:table-cell table:formula="of:=[.$B$1]/([.$E$2] - 32*[.C87])" office:value-type="float" office:value="159.116022099448">
            <text:p>159,1160220994</text:p>
          </table:table-cell>
          <table:table-cell table:formula="of:=[.$B$1]/([.$D$2]-(256*[.C87]))" office:value-type="float" office:value="19.8895027624309">
            <text:p>19,8895027624</text:p>
          </table:table-cell>
          <table:table-cell table:formula="of:=[.$B$1]/(256-[.C87])" office:value-type="float" office:value="5091.71270718232">
            <text:p>5091,7127071823</text:p>
          </table:table-cell>
        </table:table-row>
        <table:table-row table:style-name="ro1">
          <table:table-cell table:number-columns-repeated="2"/>
          <table:table-cell office:value-type="float" office:value="76">
            <text:p>76</text:p>
          </table:table-cell>
          <table:table-cell table:formula="of:=[.$B$1]/([.$E$2] - 32*[.C88])" office:value-type="float" office:value="160">
            <text:p>160</text:p>
          </table:table-cell>
          <table:table-cell table:formula="of:=[.$B$1]/([.$D$2]-(256*[.C88]))" office:value-type="float" office:value="20">
            <text:p>20</text:p>
          </table:table-cell>
          <table:table-cell table:formula="of:=[.$B$1]/(256-[.C88])" office:value-type="float" office:value="5120">
            <text:p>5120</text:p>
          </table:table-cell>
        </table:table-row>
        <table:table-row table:style-name="ro1">
          <table:table-cell table:number-columns-repeated="2"/>
          <table:table-cell office:value-type="float" office:value="77">
            <text:p>77</text:p>
          </table:table-cell>
          <table:table-cell table:formula="of:=[.$B$1]/([.$E$2] - 32*[.C89])" office:value-type="float" office:value="160.893854748603">
            <text:p>160,8938547486</text:p>
          </table:table-cell>
          <table:table-cell table:formula="of:=[.$B$1]/([.$D$2]-(256*[.C89]))" office:value-type="float" office:value="20.1117318435754">
            <text:p>20,1117318436</text:p>
          </table:table-cell>
          <table:table-cell table:formula="of:=[.$B$1]/(256-[.C89])" office:value-type="float" office:value="5148.60335195531">
            <text:p>5148,6033519553</text:p>
          </table:table-cell>
        </table:table-row>
        <table:table-row table:style-name="ro1">
          <table:table-cell table:number-columns-repeated="2"/>
          <table:table-cell office:value-type="float" office:value="78">
            <text:p>78</text:p>
          </table:table-cell>
          <table:table-cell table:formula="of:=[.$B$1]/([.$E$2] - 32*[.C90])" office:value-type="float" office:value="161.797752808989">
            <text:p>161,797752809</text:p>
          </table:table-cell>
          <table:table-cell table:formula="of:=[.$B$1]/([.$D$2]-(256*[.C90]))" office:value-type="float" office:value="20.2247191011236">
            <text:p>20,2247191011</text:p>
          </table:table-cell>
          <table:table-cell table:formula="of:=[.$B$1]/(256-[.C90])" office:value-type="float" office:value="5177.52808988764">
            <text:p>5177,5280898876</text:p>
          </table:table-cell>
        </table:table-row>
        <table:table-row table:style-name="ro1">
          <table:table-cell table:number-columns-repeated="2"/>
          <table:table-cell office:value-type="float" office:value="79">
            <text:p>79</text:p>
          </table:table-cell>
          <table:table-cell table:formula="of:=[.$B$1]/([.$E$2] - 32*[.C91])" office:value-type="float" office:value="162.71186440678">
            <text:p>162,7118644068</text:p>
          </table:table-cell>
          <table:table-cell table:formula="of:=[.$B$1]/([.$D$2]-(256*[.C91]))" office:value-type="float" office:value="20.3389830508475">
            <text:p>20,3389830508</text:p>
          </table:table-cell>
          <table:table-cell table:formula="of:=[.$B$1]/(256-[.C91])" office:value-type="float" office:value="5206.77966101695">
            <text:p>5206,779661017</text:p>
          </table:table-cell>
        </table:table-row>
        <table:table-row table:style-name="ro1">
          <table:table-cell table:number-columns-repeated="2"/>
          <table:table-cell office:value-type="float" office:value="80">
            <text:p>80</text:p>
          </table:table-cell>
          <table:table-cell table:formula="of:=[.$B$1]/([.$E$2] - 32*[.C92])" office:value-type="float" office:value="163.636363636364">
            <text:p>163,6363636364</text:p>
          </table:table-cell>
          <table:table-cell table:formula="of:=[.$B$1]/([.$D$2]-(256*[.C92]))" office:value-type="float" office:value="20.4545454545455">
            <text:p>20,4545454545</text:p>
          </table:table-cell>
          <table:table-cell table:formula="of:=[.$B$1]/(256-[.C92])" office:value-type="float" office:value="5236.36363636364">
            <text:p>5236,3636363636</text:p>
          </table:table-cell>
        </table:table-row>
        <table:table-row table:style-name="ro1">
          <table:table-cell table:number-columns-repeated="2"/>
          <table:table-cell office:value-type="float" office:value="81">
            <text:p>81</text:p>
          </table:table-cell>
          <table:table-cell table:formula="of:=[.$B$1]/([.$E$2] - 32*[.C93])" office:value-type="float" office:value="164.571428571429">
            <text:p>164,5714285714</text:p>
          </table:table-cell>
          <table:table-cell table:formula="of:=[.$B$1]/([.$D$2]-(256*[.C93]))" office:value-type="float" office:value="20.5714285714286">
            <text:p>20,5714285714</text:p>
          </table:table-cell>
          <table:table-cell table:formula="of:=[.$B$1]/(256-[.C93])" office:value-type="float" office:value="5266.28571428572">
            <text:p>5266,2857142857</text:p>
          </table:table-cell>
        </table:table-row>
        <table:table-row table:style-name="ro1">
          <table:table-cell table:number-columns-repeated="2"/>
          <table:table-cell office:value-type="float" office:value="82">
            <text:p>82</text:p>
          </table:table-cell>
          <table:table-cell table:formula="of:=[.$B$1]/([.$E$2] - 32*[.C94])" office:value-type="float" office:value="165.51724137931">
            <text:p>165,5172413793</text:p>
          </table:table-cell>
          <table:table-cell table:formula="of:=[.$B$1]/([.$D$2]-(256*[.C94]))" office:value-type="float" office:value="20.6896551724138">
            <text:p>20,6896551724</text:p>
          </table:table-cell>
          <table:table-cell table:formula="of:=[.$B$1]/(256-[.C94])" office:value-type="float" office:value="5296.55172413793">
            <text:p>5296,5517241379</text:p>
          </table:table-cell>
        </table:table-row>
        <table:table-row table:style-name="ro1">
          <table:table-cell table:number-columns-repeated="2"/>
          <table:table-cell office:value-type="float" office:value="83">
            <text:p>83</text:p>
          </table:table-cell>
          <table:table-cell table:formula="of:=[.$B$1]/([.$E$2] - 32*[.C95])" office:value-type="float" office:value="166.473988439306">
            <text:p>166,4739884393</text:p>
          </table:table-cell>
          <table:table-cell table:formula="of:=[.$B$1]/([.$D$2]-(256*[.C95]))" office:value-type="float" office:value="20.8092485549133">
            <text:p>20,8092485549</text:p>
          </table:table-cell>
          <table:table-cell table:formula="of:=[.$B$1]/(256-[.C95])" office:value-type="float" office:value="5327.1676300578">
            <text:p>5327,1676300578</text:p>
          </table:table-cell>
        </table:table-row>
        <table:table-row table:style-name="ro1">
          <table:table-cell table:number-columns-repeated="2"/>
          <table:table-cell office:value-type="float" office:value="84">
            <text:p>84</text:p>
          </table:table-cell>
          <table:table-cell table:formula="of:=[.$B$1]/([.$E$2] - 32*[.C96])" office:value-type="float" office:value="167.441860465116">
            <text:p>167,4418604651</text:p>
          </table:table-cell>
          <table:table-cell table:formula="of:=[.$B$1]/([.$D$2]-(256*[.C96]))" office:value-type="float" office:value="20.9302325581395">
            <text:p>20,9302325581</text:p>
          </table:table-cell>
          <table:table-cell table:formula="of:=[.$B$1]/(256-[.C96])" office:value-type="float" office:value="5358.13953488372">
            <text:p>5358,1395348837</text:p>
          </table:table-cell>
        </table:table-row>
        <table:table-row table:style-name="ro1">
          <table:table-cell table:number-columns-repeated="2"/>
          <table:table-cell office:value-type="float" office:value="85">
            <text:p>85</text:p>
          </table:table-cell>
          <table:table-cell table:formula="of:=[.$B$1]/([.$E$2] - 32*[.C97])" office:value-type="float" office:value="168.421052631579">
            <text:p>168,4210526316</text:p>
          </table:table-cell>
          <table:table-cell table:formula="of:=[.$B$1]/([.$D$2]-(256*[.C97]))" office:value-type="float" office:value="21.0526315789474">
            <text:p>21,0526315789</text:p>
          </table:table-cell>
          <table:table-cell table:formula="of:=[.$B$1]/(256-[.C97])" office:value-type="float" office:value="5389.47368421053">
            <text:p>5389,4736842105</text:p>
          </table:table-cell>
        </table:table-row>
        <table:table-row table:style-name="ro1">
          <table:table-cell table:number-columns-repeated="2"/>
          <table:table-cell office:value-type="float" office:value="86">
            <text:p>86</text:p>
          </table:table-cell>
          <table:table-cell table:formula="of:=[.$B$1]/([.$E$2] - 32*[.C98])" office:value-type="float" office:value="169.411764705882">
            <text:p>169,4117647059</text:p>
          </table:table-cell>
          <table:table-cell table:formula="of:=[.$B$1]/([.$D$2]-(256*[.C98]))" office:value-type="float" office:value="21.1764705882353">
            <text:p>21,1764705882</text:p>
          </table:table-cell>
          <table:table-cell table:formula="of:=[.$B$1]/(256-[.C98])" office:value-type="float" office:value="5421.17647058824">
            <text:p>5421,1764705882</text:p>
          </table:table-cell>
        </table:table-row>
        <table:table-row table:style-name="ro1">
          <table:table-cell table:number-columns-repeated="2"/>
          <table:table-cell office:value-type="float" office:value="87">
            <text:p>87</text:p>
          </table:table-cell>
          <table:table-cell table:formula="of:=[.$B$1]/([.$E$2] - 32*[.C99])" office:value-type="float" office:value="170.414201183432">
            <text:p>170,4142011834</text:p>
          </table:table-cell>
          <table:table-cell table:formula="of:=[.$B$1]/([.$D$2]-(256*[.C99]))" office:value-type="float" office:value="21.301775147929">
            <text:p>21,3017751479</text:p>
          </table:table-cell>
          <table:table-cell table:formula="of:=[.$B$1]/(256-[.C99])" office:value-type="float" office:value="5453.25443786982">
            <text:p>5453,2544378698</text:p>
          </table:table-cell>
        </table:table-row>
        <table:table-row table:style-name="ro1">
          <table:table-cell table:number-columns-repeated="2"/>
          <table:table-cell office:value-type="float" office:value="88">
            <text:p>88</text:p>
          </table:table-cell>
          <table:table-cell table:formula="of:=[.$B$1]/([.$E$2] - 32*[.C100])" office:value-type="float" office:value="171.428571428571">
            <text:p>171,4285714286</text:p>
          </table:table-cell>
          <table:table-cell table:formula="of:=[.$B$1]/([.$D$2]-(256*[.C100]))" office:value-type="float" office:value="21.4285714285714">
            <text:p>21,4285714286</text:p>
          </table:table-cell>
          <table:table-cell table:formula="of:=[.$B$1]/(256-[.C100])" office:value-type="float" office:value="5485.71428571429">
            <text:p>5485,7142857143</text:p>
          </table:table-cell>
        </table:table-row>
        <table:table-row table:style-name="ro1">
          <table:table-cell table:number-columns-repeated="2"/>
          <table:table-cell office:value-type="float" office:value="89">
            <text:p>89</text:p>
          </table:table-cell>
          <table:table-cell table:formula="of:=[.$B$1]/([.$E$2] - 32*[.C101])" office:value-type="float" office:value="172.455089820359">
            <text:p>172,4550898204</text:p>
          </table:table-cell>
          <table:table-cell table:formula="of:=[.$B$1]/([.$D$2]-(256*[.C101]))" office:value-type="float" office:value="21.5568862275449">
            <text:p>21,5568862275</text:p>
          </table:table-cell>
          <table:table-cell table:formula="of:=[.$B$1]/(256-[.C101])" office:value-type="float" office:value="5518.5628742515">
            <text:p>5518,5628742515</text:p>
          </table:table-cell>
        </table:table-row>
        <table:table-row table:style-name="ro1">
          <table:table-cell table:number-columns-repeated="2"/>
          <table:table-cell office:value-type="float" office:value="90">
            <text:p>90</text:p>
          </table:table-cell>
          <table:table-cell table:formula="of:=[.$B$1]/([.$E$2] - 32*[.C102])" office:value-type="float" office:value="173.493975903614">
            <text:p>173,4939759036</text:p>
          </table:table-cell>
          <table:table-cell table:formula="of:=[.$B$1]/([.$D$2]-(256*[.C102]))" office:value-type="float" office:value="21.6867469879518">
            <text:p>21,686746988</text:p>
          </table:table-cell>
          <table:table-cell table:formula="of:=[.$B$1]/(256-[.C102])" office:value-type="float" office:value="5551.80722891566">
            <text:p>5551,8072289157</text:p>
          </table:table-cell>
        </table:table-row>
        <table:table-row table:style-name="ro1">
          <table:table-cell table:number-columns-repeated="2"/>
          <table:table-cell office:value-type="float" office:value="91">
            <text:p>91</text:p>
          </table:table-cell>
          <table:table-cell table:formula="of:=[.$B$1]/([.$E$2] - 32*[.C103])" office:value-type="float" office:value="174.545454545455">
            <text:p>174,5454545455</text:p>
          </table:table-cell>
          <table:table-cell table:formula="of:=[.$B$1]/([.$D$2]-(256*[.C103]))" office:value-type="float" office:value="21.8181818181818">
            <text:p>21,8181818182</text:p>
          </table:table-cell>
          <table:table-cell table:formula="of:=[.$B$1]/(256-[.C103])" office:value-type="float" office:value="5585.45454545455">
            <text:p>5585,4545454546</text:p>
          </table:table-cell>
        </table:table-row>
        <table:table-row table:style-name="ro1">
          <table:table-cell table:number-columns-repeated="2"/>
          <table:table-cell office:value-type="float" office:value="92">
            <text:p>92</text:p>
          </table:table-cell>
          <table:table-cell table:formula="of:=[.$B$1]/([.$E$2] - 32*[.C104])" office:value-type="float" office:value="175.609756097561">
            <text:p>175,6097560976</text:p>
          </table:table-cell>
          <table:table-cell table:formula="of:=[.$B$1]/([.$D$2]-(256*[.C104]))" office:value-type="float" office:value="21.9512195121951">
            <text:p>21,9512195122</text:p>
          </table:table-cell>
          <table:table-cell table:formula="of:=[.$B$1]/(256-[.C104])" office:value-type="float" office:value="5619.51219512195">
            <text:p>5619,512195122</text:p>
          </table:table-cell>
        </table:table-row>
        <table:table-row table:style-name="ro1">
          <table:table-cell table:number-columns-repeated="2"/>
          <table:table-cell office:value-type="float" office:value="93">
            <text:p>93</text:p>
          </table:table-cell>
          <table:table-cell table:formula="of:=[.$B$1]/([.$E$2] - 32*[.C105])" office:value-type="float" office:value="176.687116564417">
            <text:p>176,6871165644</text:p>
          </table:table-cell>
          <table:table-cell table:formula="of:=[.$B$1]/([.$D$2]-(256*[.C105]))" office:value-type="float" office:value="22.0858895705521">
            <text:p>22,0858895706</text:p>
          </table:table-cell>
          <table:table-cell table:formula="of:=[.$B$1]/(256-[.C105])" office:value-type="float" office:value="5653.98773006135">
            <text:p>5653,9877300614</text:p>
          </table:table-cell>
        </table:table-row>
        <table:table-row table:style-name="ro1">
          <table:table-cell table:number-columns-repeated="2"/>
          <table:table-cell office:value-type="float" office:value="94">
            <text:p>94</text:p>
          </table:table-cell>
          <table:table-cell table:formula="of:=[.$B$1]/([.$E$2] - 32*[.C106])" office:value-type="float" office:value="177.777777777778">
            <text:p>177,7777777778</text:p>
          </table:table-cell>
          <table:table-cell table:formula="of:=[.$B$1]/([.$D$2]-(256*[.C106]))" office:value-type="float" office:value="22.2222222222222">
            <text:p>22,2222222222</text:p>
          </table:table-cell>
          <table:table-cell table:formula="of:=[.$B$1]/(256-[.C106])" office:value-type="float" office:value="5688.88888888889">
            <text:p>5688,8888888889</text:p>
          </table:table-cell>
        </table:table-row>
        <table:table-row table:style-name="ro1">
          <table:table-cell table:number-columns-repeated="2"/>
          <table:table-cell office:value-type="float" office:value="95">
            <text:p>95</text:p>
          </table:table-cell>
          <table:table-cell table:formula="of:=[.$B$1]/([.$E$2] - 32*[.C107])" office:value-type="float" office:value="178.88198757764">
            <text:p>178,8819875776</text:p>
          </table:table-cell>
          <table:table-cell table:formula="of:=[.$B$1]/([.$D$2]-(256*[.C107]))" office:value-type="float" office:value="22.360248447205">
            <text:p>22,3602484472</text:p>
          </table:table-cell>
          <table:table-cell table:formula="of:=[.$B$1]/(256-[.C107])" office:value-type="float" office:value="5724.22360248447">
            <text:p>5724,2236024845</text:p>
          </table:table-cell>
        </table:table-row>
        <table:table-row table:style-name="ro1">
          <table:table-cell table:number-columns-repeated="2"/>
          <table:table-cell office:value-type="float" office:value="96">
            <text:p>96</text:p>
          </table:table-cell>
          <table:table-cell table:formula="of:=[.$B$1]/([.$E$2] - 32*[.C108])" office:value-type="float" office:value="180">
            <text:p>180</text:p>
          </table:table-cell>
          <table:table-cell table:formula="of:=[.$B$1]/([.$D$2]-(256*[.C108]))" office:value-type="float" office:value="22.5">
            <text:p>22,5</text:p>
          </table:table-cell>
          <table:table-cell table:formula="of:=[.$B$1]/(256-[.C108])" office:value-type="float" office:value="5760">
            <text:p>5760</text:p>
          </table:table-cell>
        </table:table-row>
        <table:table-row table:style-name="ro1">
          <table:table-cell table:number-columns-repeated="2"/>
          <table:table-cell office:value-type="float" office:value="97">
            <text:p>97</text:p>
          </table:table-cell>
          <table:table-cell table:formula="of:=[.$B$1]/([.$E$2] - 32*[.C109])" office:value-type="float" office:value="181.132075471698">
            <text:p>181,1320754717</text:p>
          </table:table-cell>
          <table:table-cell table:formula="of:=[.$B$1]/([.$D$2]-(256*[.C109]))" office:value-type="float" office:value="22.6415094339623">
            <text:p>22,641509434</text:p>
          </table:table-cell>
          <table:table-cell table:formula="of:=[.$B$1]/(256-[.C109])" office:value-type="float" office:value="5796.22641509434">
            <text:p>5796,2264150943</text:p>
          </table:table-cell>
        </table:table-row>
        <table:table-row table:style-name="ro1">
          <table:table-cell table:number-columns-repeated="2"/>
          <table:table-cell office:value-type="float" office:value="98">
            <text:p>98</text:p>
          </table:table-cell>
          <table:table-cell table:formula="of:=[.$B$1]/([.$E$2] - 32*[.C110])" office:value-type="float" office:value="182.278481012658">
            <text:p>182,2784810127</text:p>
          </table:table-cell>
          <table:table-cell table:formula="of:=[.$B$1]/([.$D$2]-(256*[.C110]))" office:value-type="float" office:value="22.7848101265823">
            <text:p>22,7848101266</text:p>
          </table:table-cell>
          <table:table-cell table:formula="of:=[.$B$1]/(256-[.C110])" office:value-type="float" office:value="5832.91139240506">
            <text:p>5832,9113924051</text:p>
          </table:table-cell>
        </table:table-row>
        <table:table-row table:style-name="ro1">
          <table:table-cell table:number-columns-repeated="2"/>
          <table:table-cell office:value-type="float" office:value="99">
            <text:p>99</text:p>
          </table:table-cell>
          <table:table-cell table:formula="of:=[.$B$1]/([.$E$2] - 32*[.C111])" office:value-type="float" office:value="183.43949044586">
            <text:p>183,4394904459</text:p>
          </table:table-cell>
          <table:table-cell table:formula="of:=[.$B$1]/([.$D$2]-(256*[.C111]))" office:value-type="float" office:value="22.9299363057325">
            <text:p>22,9299363057</text:p>
          </table:table-cell>
          <table:table-cell table:formula="of:=[.$B$1]/(256-[.C111])" office:value-type="float" office:value="5870.06369426752">
            <text:p>5870,0636942675</text:p>
          </table:table-cell>
        </table:table-row>
        <table:table-row table:style-name="ro1">
          <table:table-cell table:number-columns-repeated="2"/>
          <table:table-cell office:value-type="float" office:value="100">
            <text:p>100</text:p>
          </table:table-cell>
          <table:table-cell table:formula="of:=[.$B$1]/([.$E$2] - 32*[.C112])" office:value-type="float" office:value="184.615384615385">
            <text:p>184,6153846154</text:p>
          </table:table-cell>
          <table:table-cell table:formula="of:=[.$B$1]/([.$D$2]-(256*[.C112]))" office:value-type="float" office:value="23.0769230769231">
            <text:p>23,0769230769</text:p>
          </table:table-cell>
          <table:table-cell table:formula="of:=[.$B$1]/(256-[.C112])" office:value-type="float" office:value="5907.69230769231">
            <text:p>5907,6923076923</text:p>
          </table:table-cell>
        </table:table-row>
        <table:table-row table:style-name="ro1">
          <table:table-cell table:number-columns-repeated="2"/>
          <table:table-cell office:value-type="float" office:value="101">
            <text:p>101</text:p>
          </table:table-cell>
          <table:table-cell table:formula="of:=[.$B$1]/([.$E$2] - 32*[.C113])" office:value-type="float" office:value="185.806451612903">
            <text:p>185,8064516129</text:p>
          </table:table-cell>
          <table:table-cell table:formula="of:=[.$B$1]/([.$D$2]-(256*[.C113]))" office:value-type="float" office:value="23.2258064516129">
            <text:p>23,2258064516</text:p>
          </table:table-cell>
          <table:table-cell table:formula="of:=[.$B$1]/(256-[.C113])" office:value-type="float" office:value="5945.8064516129">
            <text:p>5945,8064516129</text:p>
          </table:table-cell>
        </table:table-row>
        <table:table-row table:style-name="ro1">
          <table:table-cell table:number-columns-repeated="2"/>
          <table:table-cell office:value-type="float" office:value="102">
            <text:p>102</text:p>
          </table:table-cell>
          <table:table-cell table:formula="of:=[.$B$1]/([.$E$2] - 32*[.C114])" office:value-type="float" office:value="187.012987012987">
            <text:p>187,012987013</text:p>
          </table:table-cell>
          <table:table-cell table:formula="of:=[.$B$1]/([.$D$2]-(256*[.C114]))" office:value-type="float" office:value="23.3766233766234">
            <text:p>23,3766233766</text:p>
          </table:table-cell>
          <table:table-cell table:formula="of:=[.$B$1]/(256-[.C114])" office:value-type="float" office:value="5984.41558441558">
            <text:p>5984,4155844156</text:p>
          </table:table-cell>
        </table:table-row>
        <table:table-row table:style-name="ro1">
          <table:table-cell table:number-columns-repeated="2"/>
          <table:table-cell office:value-type="float" office:value="103">
            <text:p>103</text:p>
          </table:table-cell>
          <table:table-cell table:formula="of:=[.$B$1]/([.$E$2] - 32*[.C115])" office:value-type="float" office:value="188.235294117647">
            <text:p>188,2352941176</text:p>
          </table:table-cell>
          <table:table-cell table:formula="of:=[.$B$1]/([.$D$2]-(256*[.C115]))" office:value-type="float" office:value="23.5294117647059">
            <text:p>23,5294117647</text:p>
          </table:table-cell>
          <table:table-cell table:formula="of:=[.$B$1]/(256-[.C115])" office:value-type="float" office:value="6023.52941176471">
            <text:p>6023,5294117647</text:p>
          </table:table-cell>
        </table:table-row>
        <table:table-row table:style-name="ro1">
          <table:table-cell table:number-columns-repeated="2"/>
          <table:table-cell office:value-type="float" office:value="104">
            <text:p>104</text:p>
          </table:table-cell>
          <table:table-cell table:formula="of:=[.$B$1]/([.$E$2] - 32*[.C116])" office:value-type="float" office:value="189.473684210526">
            <text:p>189,4736842105</text:p>
          </table:table-cell>
          <table:table-cell table:formula="of:=[.$B$1]/([.$D$2]-(256*[.C116]))" office:value-type="float" office:value="23.6842105263158">
            <text:p>23,6842105263</text:p>
          </table:table-cell>
          <table:table-cell table:formula="of:=[.$B$1]/(256-[.C116])" office:value-type="float" office:value="6063.15789473684">
            <text:p>6063,1578947369</text:p>
          </table:table-cell>
        </table:table-row>
        <table:table-row table:style-name="ro1">
          <table:table-cell table:number-columns-repeated="2"/>
          <table:table-cell office:value-type="float" office:value="105">
            <text:p>105</text:p>
          </table:table-cell>
          <table:table-cell table:formula="of:=[.$B$1]/([.$E$2] - 32*[.C117])" office:value-type="float" office:value="190.728476821192">
            <text:p>190,7284768212</text:p>
          </table:table-cell>
          <table:table-cell table:formula="of:=[.$B$1]/([.$D$2]-(256*[.C117]))" office:value-type="float" office:value="23.841059602649">
            <text:p>23,8410596026</text:p>
          </table:table-cell>
          <table:table-cell table:formula="of:=[.$B$1]/(256-[.C117])" office:value-type="float" office:value="6103.31125827815">
            <text:p>6103,3112582782</text:p>
          </table:table-cell>
        </table:table-row>
        <table:table-row table:style-name="ro1">
          <table:table-cell table:number-columns-repeated="2"/>
          <table:table-cell office:value-type="float" office:value="106">
            <text:p>106</text:p>
          </table:table-cell>
          <table:table-cell table:formula="of:=[.$B$1]/([.$E$2] - 32*[.C118])" office:value-type="float" office:value="192">
            <text:p>192</text:p>
          </table:table-cell>
          <table:table-cell table:formula="of:=[.$B$1]/([.$D$2]-(256*[.C118]))" office:value-type="float" office:value="24">
            <text:p>24</text:p>
          </table:table-cell>
          <table:table-cell table:formula="of:=[.$B$1]/(256-[.C118])" office:value-type="float" office:value="6144">
            <text:p>6144</text:p>
          </table:table-cell>
        </table:table-row>
        <table:table-row table:style-name="ro1">
          <table:table-cell table:number-columns-repeated="2"/>
          <table:table-cell office:value-type="float" office:value="107">
            <text:p>107</text:p>
          </table:table-cell>
          <table:table-cell table:formula="of:=[.$B$1]/([.$E$2] - 32*[.C119])" office:value-type="float" office:value="193.288590604027">
            <text:p>193,288590604</text:p>
          </table:table-cell>
          <table:table-cell table:formula="of:=[.$B$1]/([.$D$2]-(256*[.C119]))" office:value-type="float" office:value="24.1610738255034">
            <text:p>24,1610738255</text:p>
          </table:table-cell>
          <table:table-cell table:formula="of:=[.$B$1]/(256-[.C119])" office:value-type="float" office:value="6185.23489932886">
            <text:p>6185,2348993289</text:p>
          </table:table-cell>
        </table:table-row>
        <table:table-row table:style-name="ro1">
          <table:table-cell table:number-columns-repeated="2"/>
          <table:table-cell office:value-type="float" office:value="108">
            <text:p>108</text:p>
          </table:table-cell>
          <table:table-cell table:formula="of:=[.$B$1]/([.$E$2] - 32*[.C120])" office:value-type="float" office:value="194.594594594595">
            <text:p>194,5945945946</text:p>
          </table:table-cell>
          <table:table-cell table:formula="of:=[.$B$1]/([.$D$2]-(256*[.C120]))" office:value-type="float" office:value="24.3243243243243">
            <text:p>24,3243243243</text:p>
          </table:table-cell>
          <table:table-cell table:formula="of:=[.$B$1]/(256-[.C120])" office:value-type="float" office:value="6227.02702702703">
            <text:p>6227,027027027</text:p>
          </table:table-cell>
        </table:table-row>
        <table:table-row table:style-name="ro1">
          <table:table-cell table:number-columns-repeated="2"/>
          <table:table-cell office:value-type="float" office:value="109">
            <text:p>109</text:p>
          </table:table-cell>
          <table:table-cell table:formula="of:=[.$B$1]/([.$E$2] - 32*[.C121])" office:value-type="float" office:value="195.918367346939">
            <text:p>195,9183673469</text:p>
          </table:table-cell>
          <table:table-cell table:formula="of:=[.$B$1]/([.$D$2]-(256*[.C121]))" office:value-type="float" office:value="24.4897959183673">
            <text:p>24,4897959184</text:p>
          </table:table-cell>
          <table:table-cell table:formula="of:=[.$B$1]/(256-[.C121])" office:value-type="float" office:value="6269.38775510204">
            <text:p>6269,387755102</text:p>
          </table:table-cell>
        </table:table-row>
        <table:table-row table:style-name="ro1">
          <table:table-cell table:number-columns-repeated="2"/>
          <table:table-cell office:value-type="float" office:value="110">
            <text:p>110</text:p>
          </table:table-cell>
          <table:table-cell table:formula="of:=[.$B$1]/([.$E$2] - 32*[.C122])" office:value-type="float" office:value="197.260273972603">
            <text:p>197,2602739726</text:p>
          </table:table-cell>
          <table:table-cell table:formula="of:=[.$B$1]/([.$D$2]-(256*[.C122]))" office:value-type="float" office:value="24.6575342465753">
            <text:p>24,6575342466</text:p>
          </table:table-cell>
          <table:table-cell table:formula="of:=[.$B$1]/(256-[.C122])" office:value-type="float" office:value="6312.32876712329">
            <text:p>6312,3287671233</text:p>
          </table:table-cell>
        </table:table-row>
        <table:table-row table:style-name="ro1">
          <table:table-cell table:number-columns-repeated="2"/>
          <table:table-cell office:value-type="float" office:value="111">
            <text:p>111</text:p>
          </table:table-cell>
          <table:table-cell table:formula="of:=[.$B$1]/([.$E$2] - 32*[.C123])" office:value-type="float" office:value="198.620689655172">
            <text:p>198,6206896552</text:p>
          </table:table-cell>
          <table:table-cell table:formula="of:=[.$B$1]/([.$D$2]-(256*[.C123]))" office:value-type="float" office:value="24.8275862068966">
            <text:p>24,8275862069</text:p>
          </table:table-cell>
          <table:table-cell table:formula="of:=[.$B$1]/(256-[.C123])" office:value-type="float" office:value="6355.86206896552">
            <text:p>6355,8620689655</text:p>
          </table:table-cell>
        </table:table-row>
        <table:table-row table:style-name="ro1">
          <table:table-cell table:number-columns-repeated="2"/>
          <table:table-cell office:value-type="float" office:value="112">
            <text:p>112</text:p>
          </table:table-cell>
          <table:table-cell table:formula="of:=[.$B$1]/([.$E$2] - 32*[.C124])" office:value-type="float" office:value="200">
            <text:p>200</text:p>
          </table:table-cell>
          <table:table-cell table:formula="of:=[.$B$1]/([.$D$2]-(256*[.C124]))" office:value-type="float" office:value="25">
            <text:p>25</text:p>
          </table:table-cell>
          <table:table-cell table:formula="of:=[.$B$1]/(256-[.C124])" office:value-type="float" office:value="6400">
            <text:p>6400</text:p>
          </table:table-cell>
        </table:table-row>
        <table:table-row table:style-name="ro1">
          <table:table-cell table:number-columns-repeated="2"/>
          <table:table-cell office:value-type="float" office:value="113">
            <text:p>113</text:p>
          </table:table-cell>
          <table:table-cell table:formula="of:=[.$B$1]/([.$E$2] - 32*[.C125])" office:value-type="float" office:value="201.398601398601">
            <text:p>201,3986013986</text:p>
          </table:table-cell>
          <table:table-cell table:formula="of:=[.$B$1]/([.$D$2]-(256*[.C125]))" office:value-type="float" office:value="25.1748251748252">
            <text:p>25,1748251748</text:p>
          </table:table-cell>
          <table:table-cell table:formula="of:=[.$B$1]/(256-[.C125])" office:value-type="float" office:value="6444.75524475524">
            <text:p>6444,7552447553</text:p>
          </table:table-cell>
        </table:table-row>
        <table:table-row table:style-name="ro1">
          <table:table-cell table:number-columns-repeated="2"/>
          <table:table-cell office:value-type="float" office:value="114">
            <text:p>114</text:p>
          </table:table-cell>
          <table:table-cell table:formula="of:=[.$B$1]/([.$E$2] - 32*[.C126])" office:value-type="float" office:value="202.816901408451">
            <text:p>202,8169014085</text:p>
          </table:table-cell>
          <table:table-cell table:formula="of:=[.$B$1]/([.$D$2]-(256*[.C126]))" office:value-type="float" office:value="25.3521126760563">
            <text:p>25,3521126761</text:p>
          </table:table-cell>
          <table:table-cell table:formula="of:=[.$B$1]/(256-[.C126])" office:value-type="float" office:value="6490.14084507042">
            <text:p>6490,1408450704</text:p>
          </table:table-cell>
        </table:table-row>
        <table:table-row table:style-name="ro1">
          <table:table-cell table:number-columns-repeated="2"/>
          <table:table-cell office:value-type="float" office:value="115">
            <text:p>115</text:p>
          </table:table-cell>
          <table:table-cell table:formula="of:=[.$B$1]/([.$E$2] - 32*[.C127])" office:value-type="float" office:value="204.255319148936">
            <text:p>204,2553191489</text:p>
          </table:table-cell>
          <table:table-cell table:formula="of:=[.$B$1]/([.$D$2]-(256*[.C127]))" office:value-type="float" office:value="25.531914893617">
            <text:p>25,5319148936</text:p>
          </table:table-cell>
          <table:table-cell table:formula="of:=[.$B$1]/(256-[.C127])" office:value-type="float" office:value="6536.17021276596">
            <text:p>6536,170212766</text:p>
          </table:table-cell>
        </table:table-row>
        <table:table-row table:style-name="ro1">
          <table:table-cell table:number-columns-repeated="2"/>
          <table:table-cell office:value-type="float" office:value="116">
            <text:p>116</text:p>
          </table:table-cell>
          <table:table-cell table:formula="of:=[.$B$1]/([.$E$2] - 32*[.C128])" office:value-type="float" office:value="205.714285714286">
            <text:p>205,7142857143</text:p>
          </table:table-cell>
          <table:table-cell table:formula="of:=[.$B$1]/([.$D$2]-(256*[.C128]))" office:value-type="float" office:value="25.7142857142857">
            <text:p>25,7142857143</text:p>
          </table:table-cell>
          <table:table-cell table:formula="of:=[.$B$1]/(256-[.C128])" office:value-type="float" office:value="6582.85714285714">
            <text:p>6582,8571428572</text:p>
          </table:table-cell>
        </table:table-row>
        <table:table-row table:style-name="ro1">
          <table:table-cell table:number-columns-repeated="2"/>
          <table:table-cell office:value-type="float" office:value="117">
            <text:p>117</text:p>
          </table:table-cell>
          <table:table-cell table:formula="of:=[.$B$1]/([.$E$2] - 32*[.C129])" office:value-type="float" office:value="207.194244604317">
            <text:p>207,1942446043</text:p>
          </table:table-cell>
          <table:table-cell table:formula="of:=[.$B$1]/([.$D$2]-(256*[.C129]))" office:value-type="float" office:value="25.8992805755396">
            <text:p>25,8992805755</text:p>
          </table:table-cell>
          <table:table-cell table:formula="of:=[.$B$1]/(256-[.C129])" office:value-type="float" office:value="6630.21582733813">
            <text:p>6630,2158273381</text:p>
          </table:table-cell>
        </table:table-row>
        <table:table-row table:style-name="ro1">
          <table:table-cell table:number-columns-repeated="2"/>
          <table:table-cell office:value-type="float" office:value="118">
            <text:p>118</text:p>
          </table:table-cell>
          <table:table-cell table:formula="of:=[.$B$1]/([.$E$2] - 32*[.C130])" office:value-type="float" office:value="208.695652173913">
            <text:p>208,6956521739</text:p>
          </table:table-cell>
          <table:table-cell table:formula="of:=[.$B$1]/([.$D$2]-(256*[.C130]))" office:value-type="float" office:value="26.0869565217391">
            <text:p>26,0869565217</text:p>
          </table:table-cell>
          <table:table-cell table:formula="of:=[.$B$1]/(256-[.C130])" office:value-type="float" office:value="6678.26086956522">
            <text:p>6678,2608695652</text:p>
          </table:table-cell>
        </table:table-row>
        <table:table-row table:style-name="ro1">
          <table:table-cell table:number-columns-repeated="2"/>
          <table:table-cell office:value-type="float" office:value="119">
            <text:p>119</text:p>
          </table:table-cell>
          <table:table-cell table:formula="of:=[.$B$1]/([.$E$2] - 32*[.C131])" office:value-type="float" office:value="210.21897810219">
            <text:p>210,2189781022</text:p>
          </table:table-cell>
          <table:table-cell table:formula="of:=[.$B$1]/([.$D$2]-(256*[.C131]))" office:value-type="float" office:value="26.2773722627737">
            <text:p>26,2773722628</text:p>
          </table:table-cell>
          <table:table-cell table:formula="of:=[.$B$1]/(256-[.C131])" office:value-type="float" office:value="6727.00729927007">
            <text:p>6727,0072992701</text:p>
          </table:table-cell>
        </table:table-row>
        <table:table-row table:style-name="ro1">
          <table:table-cell table:number-columns-repeated="2"/>
          <table:table-cell office:value-type="float" office:value="120">
            <text:p>120</text:p>
          </table:table-cell>
          <table:table-cell table:formula="of:=[.$B$1]/([.$E$2] - 32*[.C132])" office:value-type="float" office:value="211.764705882353">
            <text:p>211,7647058824</text:p>
          </table:table-cell>
          <table:table-cell table:formula="of:=[.$B$1]/([.$D$2]-(256*[.C132]))" office:value-type="float" office:value="26.4705882352941">
            <text:p>26,4705882353</text:p>
          </table:table-cell>
          <table:table-cell table:formula="of:=[.$B$1]/(256-[.C132])" office:value-type="float" office:value="6776.47058823529">
            <text:p>6776,4705882353</text:p>
          </table:table-cell>
        </table:table-row>
        <table:table-row table:style-name="ro1">
          <table:table-cell table:number-columns-repeated="2"/>
          <table:table-cell office:value-type="float" office:value="121">
            <text:p>121</text:p>
          </table:table-cell>
          <table:table-cell table:formula="of:=[.$B$1]/([.$E$2] - 32*[.C133])" office:value-type="float" office:value="213.333333333333">
            <text:p>213,3333333333</text:p>
          </table:table-cell>
          <table:table-cell table:formula="of:=[.$B$1]/([.$D$2]-(256*[.C133]))" office:value-type="float" office:value="26.6666666666667">
            <text:p>26,6666666667</text:p>
          </table:table-cell>
          <table:table-cell table:formula="of:=[.$B$1]/(256-[.C133])" office:value-type="float" office:value="6826.66666666667">
            <text:p>6826,6666666667</text:p>
          </table:table-cell>
        </table:table-row>
        <table:table-row table:style-name="ro1">
          <table:table-cell table:number-columns-repeated="2"/>
          <table:table-cell office:value-type="float" office:value="122">
            <text:p>122</text:p>
          </table:table-cell>
          <table:table-cell table:formula="of:=[.$B$1]/([.$E$2] - 32*[.C134])" office:value-type="float" office:value="214.925373134328">
            <text:p>214,9253731343</text:p>
          </table:table-cell>
          <table:table-cell table:formula="of:=[.$B$1]/([.$D$2]-(256*[.C134]))" office:value-type="float" office:value="26.865671641791">
            <text:p>26,8656716418</text:p>
          </table:table-cell>
          <table:table-cell table:formula="of:=[.$B$1]/(256-[.C134])" office:value-type="float" office:value="6877.61194029851">
            <text:p>6877,6119402985</text:p>
          </table:table-cell>
        </table:table-row>
        <table:table-row table:style-name="ro1">
          <table:table-cell table:number-columns-repeated="2"/>
          <table:table-cell office:value-type="float" office:value="123">
            <text:p>123</text:p>
          </table:table-cell>
          <table:table-cell table:formula="of:=[.$B$1]/([.$E$2] - 32*[.C135])" office:value-type="float" office:value="216.541353383459">
            <text:p>216,5413533835</text:p>
          </table:table-cell>
          <table:table-cell table:formula="of:=[.$B$1]/([.$D$2]-(256*[.C135]))" office:value-type="float" office:value="27.0676691729323">
            <text:p>27,0676691729</text:p>
          </table:table-cell>
          <table:table-cell table:formula="of:=[.$B$1]/(256-[.C135])" office:value-type="float" office:value="6929.32330827068">
            <text:p>6929,3233082707</text:p>
          </table:table-cell>
        </table:table-row>
        <table:table-row table:style-name="ro1">
          <table:table-cell table:number-columns-repeated="2"/>
          <table:table-cell office:value-type="float" office:value="124">
            <text:p>124</text:p>
          </table:table-cell>
          <table:table-cell table:formula="of:=[.$B$1]/([.$E$2] - 32*[.C136])" office:value-type="float" office:value="218.181818181818">
            <text:p>218,1818181818</text:p>
          </table:table-cell>
          <table:table-cell table:formula="of:=[.$B$1]/([.$D$2]-(256*[.C136]))" office:value-type="float" office:value="27.2727272727273">
            <text:p>27,2727272727</text:p>
          </table:table-cell>
          <table:table-cell table:formula="of:=[.$B$1]/(256-[.C136])" office:value-type="float" office:value="6981.81818181818">
            <text:p>6981,8181818182</text:p>
          </table:table-cell>
        </table:table-row>
        <table:table-row table:style-name="ro1">
          <table:table-cell table:number-columns-repeated="2"/>
          <table:table-cell office:value-type="float" office:value="125">
            <text:p>125</text:p>
          </table:table-cell>
          <table:table-cell table:formula="of:=[.$B$1]/([.$E$2] - 32*[.C137])" office:value-type="float" office:value="219.847328244275">
            <text:p>219,8473282443</text:p>
          </table:table-cell>
          <table:table-cell table:formula="of:=[.$B$1]/([.$D$2]-(256*[.C137]))" office:value-type="float" office:value="27.4809160305344">
            <text:p>27,4809160305</text:p>
          </table:table-cell>
          <table:table-cell table:formula="of:=[.$B$1]/(256-[.C137])" office:value-type="float" office:value="7035.11450381679">
            <text:p>7035,1145038168</text:p>
          </table:table-cell>
        </table:table-row>
        <table:table-row table:style-name="ro1">
          <table:table-cell table:number-columns-repeated="2"/>
          <table:table-cell office:value-type="float" office:value="126">
            <text:p>126</text:p>
          </table:table-cell>
          <table:table-cell table:formula="of:=[.$B$1]/([.$E$2] - 32*[.C138])" office:value-type="float" office:value="221.538461538462">
            <text:p>221,5384615385</text:p>
          </table:table-cell>
          <table:table-cell table:formula="of:=[.$B$1]/([.$D$2]-(256*[.C138]))" office:value-type="float" office:value="27.6923076923077">
            <text:p>27,6923076923</text:p>
          </table:table-cell>
          <table:table-cell table:formula="of:=[.$B$1]/(256-[.C138])" office:value-type="float" office:value="7089.23076923077">
            <text:p>7089,2307692308</text:p>
          </table:table-cell>
        </table:table-row>
        <table:table-row table:style-name="ro1">
          <table:table-cell table:number-columns-repeated="2"/>
          <table:table-cell office:value-type="float" office:value="127">
            <text:p>127</text:p>
          </table:table-cell>
          <table:table-cell table:formula="of:=[.$B$1]/([.$E$2] - 32*[.C139])" office:value-type="float" office:value="223.255813953488">
            <text:p>223,2558139535</text:p>
          </table:table-cell>
          <table:table-cell table:formula="of:=[.$B$1]/([.$D$2]-(256*[.C139]))" office:value-type="float" office:value="27.906976744186">
            <text:p>27,9069767442</text:p>
          </table:table-cell>
          <table:table-cell table:formula="of:=[.$B$1]/(256-[.C139])" office:value-type="float" office:value="7144.18604651163">
            <text:p>7144,1860465116</text:p>
          </table:table-cell>
        </table:table-row>
        <table:table-row table:style-name="ro1">
          <table:table-cell table:number-columns-repeated="2"/>
          <table:table-cell office:value-type="float" office:value="128">
            <text:p>128</text:p>
          </table:table-cell>
          <table:table-cell table:formula="of:=[.$B$1]/([.$E$2] - 32*[.C140])" office:value-type="float" office:value="225">
            <text:p>225</text:p>
          </table:table-cell>
          <table:table-cell table:formula="of:=[.$B$1]/([.$D$2]-(256*[.C140]))" office:value-type="float" office:value="28.125">
            <text:p>28,125</text:p>
          </table:table-cell>
          <table:table-cell table:formula="of:=[.$B$1]/(256-[.C140])" office:value-type="float" office:value="7200">
            <text:p>7200</text:p>
          </table:table-cell>
        </table:table-row>
        <table:table-row table:style-name="ro1">
          <table:table-cell table:number-columns-repeated="2"/>
          <table:table-cell office:value-type="float" office:value="129">
            <text:p>129</text:p>
          </table:table-cell>
          <table:table-cell table:formula="of:=[.$B$1]/([.$E$2] - 32*[.C141])" office:value-type="float" office:value="226.771653543307">
            <text:p>226,7716535433</text:p>
          </table:table-cell>
          <table:table-cell table:formula="of:=[.$B$1]/([.$D$2]-(256*[.C141]))" office:value-type="float" office:value="28.3464566929134">
            <text:p>28,3464566929</text:p>
          </table:table-cell>
          <table:table-cell table:formula="of:=[.$B$1]/(256-[.C141])" office:value-type="float" office:value="7256.69291338583">
            <text:p>7256,6929133858</text:p>
          </table:table-cell>
        </table:table-row>
        <table:table-row table:style-name="ro1">
          <table:table-cell table:number-columns-repeated="2"/>
          <table:table-cell office:value-type="float" office:value="130">
            <text:p>130</text:p>
          </table:table-cell>
          <table:table-cell table:formula="of:=[.$B$1]/([.$E$2] - 32*[.C142])" office:value-type="float" office:value="228.571428571429">
            <text:p>228,5714285714</text:p>
          </table:table-cell>
          <table:table-cell table:formula="of:=[.$B$1]/([.$D$2]-(256*[.C142]))" office:value-type="float" office:value="28.5714285714286">
            <text:p>28,5714285714</text:p>
          </table:table-cell>
          <table:table-cell table:formula="of:=[.$B$1]/(256-[.C142])" office:value-type="float" office:value="7314.28571428572">
            <text:p>7314,2857142857</text:p>
          </table:table-cell>
        </table:table-row>
        <table:table-row table:style-name="ro1">
          <table:table-cell table:number-columns-repeated="2"/>
          <table:table-cell office:value-type="float" office:value="131">
            <text:p>131</text:p>
          </table:table-cell>
          <table:table-cell table:formula="of:=[.$B$1]/([.$E$2] - 32*[.C143])" office:value-type="float" office:value="230.4">
            <text:p>230,4</text:p>
          </table:table-cell>
          <table:table-cell table:formula="of:=[.$B$1]/([.$D$2]-(256*[.C143]))" office:value-type="float" office:value="28.8">
            <text:p>28,8</text:p>
          </table:table-cell>
          <table:table-cell table:formula="of:=[.$B$1]/(256-[.C143])" office:value-type="float" office:value="7372.8">
            <text:p>7372,8</text:p>
          </table:table-cell>
        </table:table-row>
        <table:table-row table:style-name="ro1">
          <table:table-cell table:number-columns-repeated="2"/>
          <table:table-cell office:value-type="float" office:value="132">
            <text:p>132</text:p>
          </table:table-cell>
          <table:table-cell table:formula="of:=[.$B$1]/([.$E$2] - 32*[.C144])" office:value-type="float" office:value="232.258064516129">
            <text:p>232,2580645161</text:p>
          </table:table-cell>
          <table:table-cell table:formula="of:=[.$B$1]/([.$D$2]-(256*[.C144]))" office:value-type="float" office:value="29.0322580645161">
            <text:p>29,0322580645</text:p>
          </table:table-cell>
          <table:table-cell table:formula="of:=[.$B$1]/(256-[.C144])" office:value-type="float" office:value="7432.25806451613">
            <text:p>7432,2580645161</text:p>
          </table:table-cell>
        </table:table-row>
        <table:table-row table:style-name="ro1">
          <table:table-cell table:number-columns-repeated="2"/>
          <table:table-cell office:value-type="float" office:value="133">
            <text:p>133</text:p>
          </table:table-cell>
          <table:table-cell table:formula="of:=[.$B$1]/([.$E$2] - 32*[.C145])" office:value-type="float" office:value="234.146341463415">
            <text:p>234,1463414634</text:p>
          </table:table-cell>
          <table:table-cell table:formula="of:=[.$B$1]/([.$D$2]-(256*[.C145]))" office:value-type="float" office:value="29.2682926829268">
            <text:p>29,2682926829</text:p>
          </table:table-cell>
          <table:table-cell table:formula="of:=[.$B$1]/(256-[.C145])" office:value-type="float" office:value="7492.68292682927">
            <text:p>7492,6829268293</text:p>
          </table:table-cell>
        </table:table-row>
        <table:table-row table:style-name="ro1">
          <table:table-cell table:number-columns-repeated="2"/>
          <table:table-cell office:value-type="float" office:value="134">
            <text:p>134</text:p>
          </table:table-cell>
          <table:table-cell table:formula="of:=[.$B$1]/([.$E$2] - 32*[.C146])" office:value-type="float" office:value="236.065573770492">
            <text:p>236,0655737705</text:p>
          </table:table-cell>
          <table:table-cell table:formula="of:=[.$B$1]/([.$D$2]-(256*[.C146]))" office:value-type="float" office:value="29.5081967213115">
            <text:p>29,5081967213</text:p>
          </table:table-cell>
          <table:table-cell table:formula="of:=[.$B$1]/(256-[.C146])" office:value-type="float" office:value="7554.09836065574">
            <text:p>7554,0983606557</text:p>
          </table:table-cell>
        </table:table-row>
        <table:table-row table:style-name="ro1">
          <table:table-cell table:number-columns-repeated="2"/>
          <table:table-cell office:value-type="float" office:value="135">
            <text:p>135</text:p>
          </table:table-cell>
          <table:table-cell table:formula="of:=[.$B$1]/([.$E$2] - 32*[.C147])" office:value-type="float" office:value="238.01652892562">
            <text:p>238,0165289256</text:p>
          </table:table-cell>
          <table:table-cell table:formula="of:=[.$B$1]/([.$D$2]-(256*[.C147]))" office:value-type="float" office:value="29.7520661157025">
            <text:p>29,7520661157</text:p>
          </table:table-cell>
          <table:table-cell table:formula="of:=[.$B$1]/(256-[.C147])" office:value-type="float" office:value="7616.52892561984">
            <text:p>7616,5289256198</text:p>
          </table:table-cell>
        </table:table-row>
        <table:table-row table:style-name="ro1">
          <table:table-cell table:number-columns-repeated="2"/>
          <table:table-cell office:value-type="float" office:value="136">
            <text:p>136</text:p>
          </table:table-cell>
          <table:table-cell table:formula="of:=[.$B$1]/([.$E$2] - 32*[.C148])" office:value-type="float" office:value="240">
            <text:p>240</text:p>
          </table:table-cell>
          <table:table-cell table:formula="of:=[.$B$1]/([.$D$2]-(256*[.C148]))" office:value-type="float" office:value="30">
            <text:p>30</text:p>
          </table:table-cell>
          <table:table-cell table:formula="of:=[.$B$1]/(256-[.C148])" office:value-type="float" office:value="7680">
            <text:p>7680</text:p>
          </table:table-cell>
        </table:table-row>
        <table:table-row table:style-name="ro1">
          <table:table-cell table:number-columns-repeated="2"/>
          <table:table-cell office:value-type="float" office:value="137">
            <text:p>137</text:p>
          </table:table-cell>
          <table:table-cell table:formula="of:=[.$B$1]/([.$E$2] - 32*[.C149])" office:value-type="float" office:value="242.016806722689">
            <text:p>242,0168067227</text:p>
          </table:table-cell>
          <table:table-cell table:formula="of:=[.$B$1]/([.$D$2]-(256*[.C149]))" office:value-type="float" office:value="30.2521008403361">
            <text:p>30,2521008403</text:p>
          </table:table-cell>
          <table:table-cell table:formula="of:=[.$B$1]/(256-[.C149])" office:value-type="float" office:value="7744.53781512605">
            <text:p>7744,5378151261</text:p>
          </table:table-cell>
        </table:table-row>
        <table:table-row table:style-name="ro1">
          <table:table-cell table:number-columns-repeated="2"/>
          <table:table-cell office:value-type="float" office:value="138">
            <text:p>138</text:p>
          </table:table-cell>
          <table:table-cell table:formula="of:=[.$B$1]/([.$E$2] - 32*[.C150])" office:value-type="float" office:value="244.067796610169">
            <text:p>244,0677966102</text:p>
          </table:table-cell>
          <table:table-cell table:formula="of:=[.$B$1]/([.$D$2]-(256*[.C150]))" office:value-type="float" office:value="30.5084745762712">
            <text:p>30,5084745763</text:p>
          </table:table-cell>
          <table:table-cell table:formula="of:=[.$B$1]/(256-[.C150])" office:value-type="float" office:value="7810.16949152542">
            <text:p>7810,1694915254</text:p>
          </table:table-cell>
        </table:table-row>
        <table:table-row table:style-name="ro1">
          <table:table-cell table:number-columns-repeated="2"/>
          <table:table-cell office:value-type="float" office:value="139">
            <text:p>139</text:p>
          </table:table-cell>
          <table:table-cell table:formula="of:=[.$B$1]/([.$E$2] - 32*[.C151])" office:value-type="float" office:value="246.153846153846">
            <text:p>246,1538461538</text:p>
          </table:table-cell>
          <table:table-cell table:formula="of:=[.$B$1]/([.$D$2]-(256*[.C151]))" office:value-type="float" office:value="30.7692307692308">
            <text:p>30,7692307692</text:p>
          </table:table-cell>
          <table:table-cell table:formula="of:=[.$B$1]/(256-[.C151])" office:value-type="float" office:value="7876.92307692308">
            <text:p>7876,9230769231</text:p>
          </table:table-cell>
        </table:table-row>
        <table:table-row table:style-name="ro1">
          <table:table-cell table:number-columns-repeated="2"/>
          <table:table-cell office:value-type="float" office:value="140">
            <text:p>140</text:p>
          </table:table-cell>
          <table:table-cell table:formula="of:=[.$B$1]/([.$E$2] - 32*[.C152])" office:value-type="float" office:value="248.275862068966">
            <text:p>248,275862069</text:p>
          </table:table-cell>
          <table:table-cell table:formula="of:=[.$B$1]/([.$D$2]-(256*[.C152]))" office:value-type="float" office:value="31.0344827586207">
            <text:p>31,0344827586</text:p>
          </table:table-cell>
          <table:table-cell table:formula="of:=[.$B$1]/(256-[.C152])" office:value-type="float" office:value="7944.8275862069">
            <text:p>7944,8275862069</text:p>
          </table:table-cell>
        </table:table-row>
        <table:table-row table:style-name="ro1">
          <table:table-cell table:number-columns-repeated="2"/>
          <table:table-cell office:value-type="float" office:value="141">
            <text:p>141</text:p>
          </table:table-cell>
          <table:table-cell table:formula="of:=[.$B$1]/([.$E$2] - 32*[.C153])" office:value-type="float" office:value="250.434782608696">
            <text:p>250,4347826087</text:p>
          </table:table-cell>
          <table:table-cell table:formula="of:=[.$B$1]/([.$D$2]-(256*[.C153]))" office:value-type="float" office:value="31.304347826087">
            <text:p>31,3043478261</text:p>
          </table:table-cell>
          <table:table-cell table:formula="of:=[.$B$1]/(256-[.C153])" office:value-type="float" office:value="8013.91304347826">
            <text:p>8013,9130434783</text:p>
          </table:table-cell>
        </table:table-row>
        <table:table-row table:style-name="ro1">
          <table:table-cell table:number-columns-repeated="2"/>
          <table:table-cell office:value-type="float" office:value="142">
            <text:p>142</text:p>
          </table:table-cell>
          <table:table-cell table:formula="of:=[.$B$1]/([.$E$2] - 32*[.C154])" office:value-type="float" office:value="252.631578947368">
            <text:p>252,6315789474</text:p>
          </table:table-cell>
          <table:table-cell table:formula="of:=[.$B$1]/([.$D$2]-(256*[.C154]))" office:value-type="float" office:value="31.5789473684211">
            <text:p>31,5789473684</text:p>
          </table:table-cell>
          <table:table-cell table:formula="of:=[.$B$1]/(256-[.C154])" office:value-type="float" office:value="8084.21052631579">
            <text:p>8084,2105263158</text:p>
          </table:table-cell>
        </table:table-row>
        <table:table-row table:style-name="ro1">
          <table:table-cell table:number-columns-repeated="2"/>
          <table:table-cell office:value-type="float" office:value="143">
            <text:p>143</text:p>
          </table:table-cell>
          <table:table-cell table:formula="of:=[.$B$1]/([.$E$2] - 32*[.C155])" office:value-type="float" office:value="254.867256637168">
            <text:p>254,8672566372</text:p>
          </table:table-cell>
          <table:table-cell table:formula="of:=[.$B$1]/([.$D$2]-(256*[.C155]))" office:value-type="float" office:value="31.858407079646">
            <text:p>31,8584070796</text:p>
          </table:table-cell>
          <table:table-cell table:formula="of:=[.$B$1]/(256-[.C155])" office:value-type="float" office:value="8155.75221238938">
            <text:p>8155,7522123894</text:p>
          </table:table-cell>
        </table:table-row>
        <table:table-row table:style-name="ro1">
          <table:table-cell table:number-columns-repeated="2"/>
          <table:table-cell office:value-type="float" office:value="144">
            <text:p>144</text:p>
          </table:table-cell>
          <table:table-cell table:formula="of:=[.$B$1]/([.$E$2] - 32*[.C156])" office:value-type="float" office:value="257.142857142857">
            <text:p>257,1428571429</text:p>
          </table:table-cell>
          <table:table-cell table:formula="of:=[.$B$1]/([.$D$2]-(256*[.C156]))" office:value-type="float" office:value="32.1428571428571">
            <text:p>32,1428571429</text:p>
          </table:table-cell>
          <table:table-cell table:formula="of:=[.$B$1]/(256-[.C156])" office:value-type="float" office:value="8228.57142857143">
            <text:p>8228,5714285714</text:p>
          </table:table-cell>
        </table:table-row>
        <table:table-row table:style-name="ro1">
          <table:table-cell table:number-columns-repeated="2"/>
          <table:table-cell office:value-type="float" office:value="145">
            <text:p>145</text:p>
          </table:table-cell>
          <table:table-cell table:formula="of:=[.$B$1]/([.$E$2] - 32*[.C157])" office:value-type="float" office:value="259.459459459459">
            <text:p>259,4594594595</text:p>
          </table:table-cell>
          <table:table-cell table:formula="of:=[.$B$1]/([.$D$2]-(256*[.C157]))" office:value-type="float" office:value="32.4324324324324">
            <text:p>32,4324324324</text:p>
          </table:table-cell>
          <table:table-cell table:formula="of:=[.$B$1]/(256-[.C157])" office:value-type="float" office:value="8302.7027027027">
            <text:p>8302,7027027027</text:p>
          </table:table-cell>
        </table:table-row>
        <table:table-row table:style-name="ro1">
          <table:table-cell table:number-columns-repeated="2"/>
          <table:table-cell office:value-type="float" office:value="146">
            <text:p>146</text:p>
          </table:table-cell>
          <table:table-cell table:formula="of:=[.$B$1]/([.$E$2] - 32*[.C158])" office:value-type="float" office:value="261.818181818182">
            <text:p>261,8181818182</text:p>
          </table:table-cell>
          <table:table-cell table:formula="of:=[.$B$1]/([.$D$2]-(256*[.C158]))" office:value-type="float" office:value="32.7272727272727">
            <text:p>32,7272727273</text:p>
          </table:table-cell>
          <table:table-cell table:formula="of:=[.$B$1]/(256-[.C158])" office:value-type="float" office:value="8378.18181818182">
            <text:p>8378,1818181818</text:p>
          </table:table-cell>
        </table:table-row>
        <table:table-row table:style-name="ro1">
          <table:table-cell table:number-columns-repeated="2"/>
          <table:table-cell office:value-type="float" office:value="147">
            <text:p>147</text:p>
          </table:table-cell>
          <table:table-cell table:formula="of:=[.$B$1]/([.$E$2] - 32*[.C159])" office:value-type="float" office:value="264.220183486238">
            <text:p>264,2201834862</text:p>
          </table:table-cell>
          <table:table-cell table:formula="of:=[.$B$1]/([.$D$2]-(256*[.C159]))" office:value-type="float" office:value="33.0275229357798">
            <text:p>33,0275229358</text:p>
          </table:table-cell>
          <table:table-cell table:formula="of:=[.$B$1]/(256-[.C159])" office:value-type="float" office:value="8455.04587155963">
            <text:p>8455,0458715596</text:p>
          </table:table-cell>
        </table:table-row>
        <table:table-row table:style-name="ro1">
          <table:table-cell table:number-columns-repeated="2"/>
          <table:table-cell office:value-type="float" office:value="148">
            <text:p>148</text:p>
          </table:table-cell>
          <table:table-cell table:formula="of:=[.$B$1]/([.$E$2] - 32*[.C160])" office:value-type="float" office:value="266.666666666667">
            <text:p>266,6666666667</text:p>
          </table:table-cell>
          <table:table-cell table:formula="of:=[.$B$1]/([.$D$2]-(256*[.C160]))" office:value-type="float" office:value="33.3333333333333">
            <text:p>33,3333333333</text:p>
          </table:table-cell>
          <table:table-cell table:formula="of:=[.$B$1]/(256-[.C160])" office:value-type="float" office:value="8533.33333333333">
            <text:p>8533,3333333333</text:p>
          </table:table-cell>
        </table:table-row>
        <table:table-row table:style-name="ro1">
          <table:table-cell table:number-columns-repeated="2"/>
          <table:table-cell office:value-type="float" office:value="149">
            <text:p>149</text:p>
          </table:table-cell>
          <table:table-cell table:formula="of:=[.$B$1]/([.$E$2] - 32*[.C161])" office:value-type="float" office:value="269.158878504673">
            <text:p>269,1588785047</text:p>
          </table:table-cell>
          <table:table-cell table:formula="of:=[.$B$1]/([.$D$2]-(256*[.C161]))" office:value-type="float" office:value="33.6448598130841">
            <text:p>33,6448598131</text:p>
          </table:table-cell>
          <table:table-cell table:formula="of:=[.$B$1]/(256-[.C161])" office:value-type="float" office:value="8613.08411214953">
            <text:p>8613,0841121495</text:p>
          </table:table-cell>
        </table:table-row>
        <table:table-row table:style-name="ro1">
          <table:table-cell table:number-columns-repeated="2"/>
          <table:table-cell office:value-type="float" office:value="150">
            <text:p>150</text:p>
          </table:table-cell>
          <table:table-cell table:formula="of:=[.$B$1]/([.$E$2] - 32*[.C162])" office:value-type="float" office:value="271.698113207547">
            <text:p>271,6981132075</text:p>
          </table:table-cell>
          <table:table-cell table:formula="of:=[.$B$1]/([.$D$2]-(256*[.C162]))" office:value-type="float" office:value="33.9622641509434">
            <text:p>33,9622641509</text:p>
          </table:table-cell>
          <table:table-cell table:formula="of:=[.$B$1]/(256-[.C162])" office:value-type="float" office:value="8694.33962264151">
            <text:p>8694,3396226415</text:p>
          </table:table-cell>
        </table:table-row>
        <table:table-row table:style-name="ro1">
          <table:table-cell table:number-columns-repeated="2"/>
          <table:table-cell office:value-type="float" office:value="151">
            <text:p>151</text:p>
          </table:table-cell>
          <table:table-cell table:formula="of:=[.$B$1]/([.$E$2] - 32*[.C163])" office:value-type="float" office:value="274.285714285714">
            <text:p>274,2857142857</text:p>
          </table:table-cell>
          <table:table-cell table:formula="of:=[.$B$1]/([.$D$2]-(256*[.C163]))" office:value-type="float" office:value="34.2857142857143">
            <text:p>34,2857142857</text:p>
          </table:table-cell>
          <table:table-cell table:formula="of:=[.$B$1]/(256-[.C163])" office:value-type="float" office:value="8777.14285714286">
            <text:p>8777,1428571429</text:p>
          </table:table-cell>
        </table:table-row>
        <table:table-row table:style-name="ro1">
          <table:table-cell table:number-columns-repeated="2"/>
          <table:table-cell office:value-type="float" office:value="152">
            <text:p>152</text:p>
          </table:table-cell>
          <table:table-cell table:formula="of:=[.$B$1]/([.$E$2] - 32*[.C164])" office:value-type="float" office:value="276.923076923077">
            <text:p>276,9230769231</text:p>
          </table:table-cell>
          <table:table-cell table:formula="of:=[.$B$1]/([.$D$2]-(256*[.C164]))" office:value-type="float" office:value="34.6153846153846">
            <text:p>34,6153846154</text:p>
          </table:table-cell>
          <table:table-cell table:formula="of:=[.$B$1]/(256-[.C164])" office:value-type="float" office:value="8861.53846153846">
            <text:p>8861,5384615385</text:p>
          </table:table-cell>
        </table:table-row>
        <table:table-row table:style-name="ro1">
          <table:table-cell table:number-columns-repeated="2"/>
          <table:table-cell office:value-type="float" office:value="153">
            <text:p>153</text:p>
          </table:table-cell>
          <table:table-cell table:formula="of:=[.$B$1]/([.$E$2] - 32*[.C165])" office:value-type="float" office:value="279.611650485437">
            <text:p>279,6116504854</text:p>
          </table:table-cell>
          <table:table-cell table:formula="of:=[.$B$1]/([.$D$2]-(256*[.C165]))" office:value-type="float" office:value="34.9514563106796">
            <text:p>34,9514563107</text:p>
          </table:table-cell>
          <table:table-cell table:formula="of:=[.$B$1]/(256-[.C165])" office:value-type="float" office:value="8947.57281553398">
            <text:p>8947,572815534</text:p>
          </table:table-cell>
        </table:table-row>
        <table:table-row table:style-name="ro1">
          <table:table-cell table:number-columns-repeated="2"/>
          <table:table-cell office:value-type="float" office:value="154">
            <text:p>154</text:p>
          </table:table-cell>
          <table:table-cell table:formula="of:=[.$B$1]/([.$E$2] - 32*[.C166])" office:value-type="float" office:value="282.352941176471">
            <text:p>282,3529411765</text:p>
          </table:table-cell>
          <table:table-cell table:formula="of:=[.$B$1]/([.$D$2]-(256*[.C166]))" office:value-type="float" office:value="35.2941176470588">
            <text:p>35,2941176471</text:p>
          </table:table-cell>
          <table:table-cell table:formula="of:=[.$B$1]/(256-[.C166])" office:value-type="float" office:value="9035.29411764706">
            <text:p>9035,2941176471</text:p>
          </table:table-cell>
        </table:table-row>
        <table:table-row table:style-name="ro1">
          <table:table-cell table:number-columns-repeated="2"/>
          <table:table-cell office:value-type="float" office:value="155">
            <text:p>155</text:p>
          </table:table-cell>
          <table:table-cell table:formula="of:=[.$B$1]/([.$E$2] - 32*[.C167])" office:value-type="float" office:value="285.148514851485">
            <text:p>285,1485148515</text:p>
          </table:table-cell>
          <table:table-cell table:formula="of:=[.$B$1]/([.$D$2]-(256*[.C167]))" office:value-type="float" office:value="35.6435643564356">
            <text:p>35,6435643564</text:p>
          </table:table-cell>
          <table:table-cell table:formula="of:=[.$B$1]/(256-[.C167])" office:value-type="float" office:value="9124.75247524753">
            <text:p>9124,7524752475</text:p>
          </table:table-cell>
        </table:table-row>
        <table:table-row table:style-name="ro1">
          <table:table-cell table:number-columns-repeated="2"/>
          <table:table-cell office:value-type="float" office:value="156">
            <text:p>156</text:p>
          </table:table-cell>
          <table:table-cell table:formula="of:=[.$B$1]/([.$E$2] - 32*[.C168])" office:value-type="float" office:value="288">
            <text:p>288</text:p>
          </table:table-cell>
          <table:table-cell table:formula="of:=[.$B$1]/([.$D$2]-(256*[.C168]))" office:value-type="float" office:value="36">
            <text:p>36</text:p>
          </table:table-cell>
          <table:table-cell table:formula="of:=[.$B$1]/(256-[.C168])" office:value-type="float" office:value="9216">
            <text:p>9216</text:p>
          </table:table-cell>
        </table:table-row>
        <table:table-row table:style-name="ro1">
          <table:table-cell table:number-columns-repeated="2"/>
          <table:table-cell office:value-type="float" office:value="157">
            <text:p>157</text:p>
          </table:table-cell>
          <table:table-cell table:formula="of:=[.$B$1]/([.$E$2] - 32*[.C169])" office:value-type="float" office:value="290.909090909091">
            <text:p>290,9090909091</text:p>
          </table:table-cell>
          <table:table-cell table:formula="of:=[.$B$1]/([.$D$2]-(256*[.C169]))" office:value-type="float" office:value="36.3636363636364">
            <text:p>36,3636363636</text:p>
          </table:table-cell>
          <table:table-cell table:formula="of:=[.$B$1]/(256-[.C169])" office:value-type="float" office:value="9309.09090909091">
            <text:p>9309,0909090909</text:p>
          </table:table-cell>
        </table:table-row>
        <table:table-row table:style-name="ro1">
          <table:table-cell table:number-columns-repeated="2"/>
          <table:table-cell office:value-type="float" office:value="158">
            <text:p>158</text:p>
          </table:table-cell>
          <table:table-cell table:formula="of:=[.$B$1]/([.$E$2] - 32*[.C170])" office:value-type="float" office:value="293.877551020408">
            <text:p>293,8775510204</text:p>
          </table:table-cell>
          <table:table-cell table:formula="of:=[.$B$1]/([.$D$2]-(256*[.C170]))" office:value-type="float" office:value="36.734693877551">
            <text:p>36,7346938776</text:p>
          </table:table-cell>
          <table:table-cell table:formula="of:=[.$B$1]/(256-[.C170])" office:value-type="float" office:value="9404.08163265306">
            <text:p>9404,0816326531</text:p>
          </table:table-cell>
        </table:table-row>
        <table:table-row table:style-name="ro1">
          <table:table-cell table:number-columns-repeated="2"/>
          <table:table-cell office:value-type="float" office:value="159">
            <text:p>159</text:p>
          </table:table-cell>
          <table:table-cell table:formula="of:=[.$B$1]/([.$E$2] - 32*[.C171])" office:value-type="float" office:value="296.907216494845">
            <text:p>296,9072164948</text:p>
          </table:table-cell>
          <table:table-cell table:formula="of:=[.$B$1]/([.$D$2]-(256*[.C171]))" office:value-type="float" office:value="37.1134020618557">
            <text:p>37,1134020619</text:p>
          </table:table-cell>
          <table:table-cell table:formula="of:=[.$B$1]/(256-[.C171])" office:value-type="float" office:value="9501.03092783505">
            <text:p>9501,0309278351</text:p>
          </table:table-cell>
        </table:table-row>
        <table:table-row table:style-name="ro1">
          <table:table-cell table:number-columns-repeated="2"/>
          <table:table-cell office:value-type="float" office:value="160">
            <text:p>160</text:p>
          </table:table-cell>
          <table:table-cell table:formula="of:=[.$B$1]/([.$E$2] - 32*[.C172])" office:value-type="float" office:value="300">
            <text:p>300</text:p>
          </table:table-cell>
          <table:table-cell table:formula="of:=[.$B$1]/([.$D$2]-(256*[.C172]))" office:value-type="float" office:value="37.5">
            <text:p>37,5</text:p>
          </table:table-cell>
          <table:table-cell table:formula="of:=[.$B$1]/(256-[.C172])" office:value-type="float" office:value="9600">
            <text:p>9600</text:p>
          </table:table-cell>
        </table:table-row>
        <table:table-row table:style-name="ro1">
          <table:table-cell table:number-columns-repeated="2"/>
          <table:table-cell office:value-type="float" office:value="161">
            <text:p>161</text:p>
          </table:table-cell>
          <table:table-cell table:formula="of:=[.$B$1]/([.$E$2] - 32*[.C173])" office:value-type="float" office:value="303.157894736842">
            <text:p>303,1578947368</text:p>
          </table:table-cell>
          <table:table-cell table:formula="of:=[.$B$1]/([.$D$2]-(256*[.C173]))" office:value-type="float" office:value="37.8947368421053">
            <text:p>37,8947368421</text:p>
          </table:table-cell>
          <table:table-cell table:formula="of:=[.$B$1]/(256-[.C173])" office:value-type="float" office:value="9701.05263157895">
            <text:p>9701,052631579</text:p>
          </table:table-cell>
        </table:table-row>
        <table:table-row table:style-name="ro1">
          <table:table-cell table:number-columns-repeated="2"/>
          <table:table-cell office:value-type="float" office:value="162">
            <text:p>162</text:p>
          </table:table-cell>
          <table:table-cell table:formula="of:=[.$B$1]/([.$E$2] - 32*[.C174])" office:value-type="float" office:value="306.382978723404">
            <text:p>306,3829787234</text:p>
          </table:table-cell>
          <table:table-cell table:formula="of:=[.$B$1]/([.$D$2]-(256*[.C174]))" office:value-type="float" office:value="38.2978723404255">
            <text:p>38,2978723404</text:p>
          </table:table-cell>
          <table:table-cell table:formula="of:=[.$B$1]/(256-[.C174])" office:value-type="float" office:value="9804.25531914894">
            <text:p>9804,2553191489</text:p>
          </table:table-cell>
        </table:table-row>
        <table:table-row table:style-name="ro1">
          <table:table-cell table:number-columns-repeated="2"/>
          <table:table-cell office:value-type="float" office:value="163">
            <text:p>163</text:p>
          </table:table-cell>
          <table:table-cell table:formula="of:=[.$B$1]/([.$E$2] - 32*[.C175])" office:value-type="float" office:value="309.677419354839">
            <text:p>309,6774193548</text:p>
          </table:table-cell>
          <table:table-cell table:formula="of:=[.$B$1]/([.$D$2]-(256*[.C175]))" office:value-type="float" office:value="38.7096774193548">
            <text:p>38,7096774194</text:p>
          </table:table-cell>
          <table:table-cell table:formula="of:=[.$B$1]/(256-[.C175])" office:value-type="float" office:value="9909.67741935484">
            <text:p>9909,6774193548</text:p>
          </table:table-cell>
        </table:table-row>
        <table:table-row table:style-name="ro1">
          <table:table-cell table:number-columns-repeated="2"/>
          <table:table-cell office:value-type="float" office:value="164">
            <text:p>164</text:p>
          </table:table-cell>
          <table:table-cell table:formula="of:=[.$B$1]/([.$E$2] - 32*[.C176])" office:value-type="float" office:value="313.04347826087">
            <text:p>313,0434782609</text:p>
          </table:table-cell>
          <table:table-cell table:formula="of:=[.$B$1]/([.$D$2]-(256*[.C176]))" office:value-type="float" office:value="39.1304347826087">
            <text:p>39,1304347826</text:p>
          </table:table-cell>
          <table:table-cell table:formula="of:=[.$B$1]/(256-[.C176])" office:value-type="float" office:value="10017.3913043478">
            <text:p>10017,3913043478</text:p>
          </table:table-cell>
        </table:table-row>
        <table:table-row table:style-name="ro1">
          <table:table-cell table:number-columns-repeated="2"/>
          <table:table-cell office:value-type="float" office:value="165">
            <text:p>165</text:p>
          </table:table-cell>
          <table:table-cell table:formula="of:=[.$B$1]/([.$E$2] - 32*[.C177])" office:value-type="float" office:value="316.483516483517">
            <text:p>316,4835164835</text:p>
          </table:table-cell>
          <table:table-cell table:formula="of:=[.$B$1]/([.$D$2]-(256*[.C177]))" office:value-type="float" office:value="39.5604395604396">
            <text:p>39,5604395604</text:p>
          </table:table-cell>
          <table:table-cell table:formula="of:=[.$B$1]/(256-[.C177])" office:value-type="float" office:value="10127.4725274725">
            <text:p>10127,4725274725</text:p>
          </table:table-cell>
        </table:table-row>
        <table:table-row table:style-name="ro1">
          <table:table-cell table:number-columns-repeated="2"/>
          <table:table-cell office:value-type="float" office:value="166">
            <text:p>166</text:p>
          </table:table-cell>
          <table:table-cell table:formula="of:=[.$B$1]/([.$E$2] - 32*[.C178])" office:value-type="float" office:value="320">
            <text:p>320</text:p>
          </table:table-cell>
          <table:table-cell table:formula="of:=[.$B$1]/([.$D$2]-(256*[.C178]))" office:value-type="float" office:value="40">
            <text:p>40</text:p>
          </table:table-cell>
          <table:table-cell table:formula="of:=[.$B$1]/(256-[.C178])" office:value-type="float" office:value="10240">
            <text:p>10240</text:p>
          </table:table-cell>
        </table:table-row>
        <table:table-row table:style-name="ro1">
          <table:table-cell table:number-columns-repeated="2"/>
          <table:table-cell office:value-type="float" office:value="167">
            <text:p>167</text:p>
          </table:table-cell>
          <table:table-cell table:formula="of:=[.$B$1]/([.$E$2] - 32*[.C179])" office:value-type="float" office:value="323.595505617978">
            <text:p>323,595505618</text:p>
          </table:table-cell>
          <table:table-cell table:formula="of:=[.$B$1]/([.$D$2]-(256*[.C179]))" office:value-type="float" office:value="40.4494382022472">
            <text:p>40,4494382022</text:p>
          </table:table-cell>
          <table:table-cell table:formula="of:=[.$B$1]/(256-[.C179])" office:value-type="float" office:value="10355.0561797753">
            <text:p>10355,0561797753</text:p>
          </table:table-cell>
        </table:table-row>
        <table:table-row table:style-name="ro1">
          <table:table-cell table:number-columns-repeated="2"/>
          <table:table-cell office:value-type="float" office:value="168">
            <text:p>168</text:p>
          </table:table-cell>
          <table:table-cell table:formula="of:=[.$B$1]/([.$E$2] - 32*[.C180])" office:value-type="float" office:value="327.272727272727">
            <text:p>327,2727272727</text:p>
          </table:table-cell>
          <table:table-cell table:formula="of:=[.$B$1]/([.$D$2]-(256*[.C180]))" office:value-type="float" office:value="40.9090909090909">
            <text:p>40,9090909091</text:p>
          </table:table-cell>
          <table:table-cell table:formula="of:=[.$B$1]/(256-[.C180])" office:value-type="float" office:value="10472.7272727273">
            <text:p>10472,7272727273</text:p>
          </table:table-cell>
        </table:table-row>
        <table:table-row table:style-name="ro1">
          <table:table-cell table:number-columns-repeated="2"/>
          <table:table-cell office:value-type="float" office:value="169">
            <text:p>169</text:p>
          </table:table-cell>
          <table:table-cell table:formula="of:=[.$B$1]/([.$E$2] - 32*[.C181])" office:value-type="float" office:value="331.034482758621">
            <text:p>331,0344827586</text:p>
          </table:table-cell>
          <table:table-cell table:formula="of:=[.$B$1]/([.$D$2]-(256*[.C181]))" office:value-type="float" office:value="41.3793103448276">
            <text:p>41,3793103448</text:p>
          </table:table-cell>
          <table:table-cell table:formula="of:=[.$B$1]/(256-[.C181])" office:value-type="float" office:value="10593.1034482759">
            <text:p>10593,1034482759</text:p>
          </table:table-cell>
        </table:table-row>
        <table:table-row table:style-name="ro1">
          <table:table-cell table:number-columns-repeated="2"/>
          <table:table-cell office:value-type="float" office:value="170">
            <text:p>170</text:p>
          </table:table-cell>
          <table:table-cell table:formula="of:=[.$B$1]/([.$E$2] - 32*[.C182])" office:value-type="float" office:value="334.883720930233">
            <text:p>334,8837209302</text:p>
          </table:table-cell>
          <table:table-cell table:formula="of:=[.$B$1]/([.$D$2]-(256*[.C182]))" office:value-type="float" office:value="41.8604651162791">
            <text:p>41,8604651163</text:p>
          </table:table-cell>
          <table:table-cell table:formula="of:=[.$B$1]/(256-[.C182])" office:value-type="float" office:value="10716.2790697674">
            <text:p>10716,2790697674</text:p>
          </table:table-cell>
        </table:table-row>
        <table:table-row table:style-name="ro1">
          <table:table-cell table:number-columns-repeated="2"/>
          <table:table-cell office:value-type="float" office:value="171">
            <text:p>171</text:p>
          </table:table-cell>
          <table:table-cell table:formula="of:=[.$B$1]/([.$E$2] - 32*[.C183])" office:value-type="float" office:value="338.823529411765">
            <text:p>338,8235294118</text:p>
          </table:table-cell>
          <table:table-cell table:formula="of:=[.$B$1]/([.$D$2]-(256*[.C183]))" office:value-type="float" office:value="42.3529411764706">
            <text:p>42,3529411765</text:p>
          </table:table-cell>
          <table:table-cell table:formula="of:=[.$B$1]/(256-[.C183])" office:value-type="float" office:value="10842.3529411765">
            <text:p>10842,3529411765</text:p>
          </table:table-cell>
        </table:table-row>
        <table:table-row table:style-name="ro1">
          <table:table-cell table:number-columns-repeated="2"/>
          <table:table-cell office:value-type="float" office:value="172">
            <text:p>172</text:p>
          </table:table-cell>
          <table:table-cell table:formula="of:=[.$B$1]/([.$E$2] - 32*[.C184])" office:value-type="float" office:value="342.857142857143">
            <text:p>342,8571428571</text:p>
          </table:table-cell>
          <table:table-cell table:formula="of:=[.$B$1]/([.$D$2]-(256*[.C184]))" office:value-type="float" office:value="42.8571428571429">
            <text:p>42,8571428571</text:p>
          </table:table-cell>
          <table:table-cell table:formula="of:=[.$B$1]/(256-[.C184])" office:value-type="float" office:value="10971.4285714286">
            <text:p>10971,4285714286</text:p>
          </table:table-cell>
        </table:table-row>
        <table:table-row table:style-name="ro1">
          <table:table-cell table:number-columns-repeated="2"/>
          <table:table-cell office:value-type="float" office:value="173">
            <text:p>173</text:p>
          </table:table-cell>
          <table:table-cell table:formula="of:=[.$B$1]/([.$E$2] - 32*[.C185])" office:value-type="float" office:value="346.987951807229">
            <text:p>346,9879518072</text:p>
          </table:table-cell>
          <table:table-cell table:formula="of:=[.$B$1]/([.$D$2]-(256*[.C185]))" office:value-type="float" office:value="43.3734939759036">
            <text:p>43,3734939759</text:p>
          </table:table-cell>
          <table:table-cell table:formula="of:=[.$B$1]/(256-[.C185])" office:value-type="float" office:value="11103.6144578313">
            <text:p>11103,6144578313</text:p>
          </table:table-cell>
        </table:table-row>
        <table:table-row table:style-name="ro1">
          <table:table-cell table:number-columns-repeated="2"/>
          <table:table-cell office:value-type="float" office:value="174">
            <text:p>174</text:p>
          </table:table-cell>
          <table:table-cell table:formula="of:=[.$B$1]/([.$E$2] - 32*[.C186])" office:value-type="float" office:value="351.219512195122">
            <text:p>351,2195121951</text:p>
          </table:table-cell>
          <table:table-cell table:formula="of:=[.$B$1]/([.$D$2]-(256*[.C186]))" office:value-type="float" office:value="43.9024390243903">
            <text:p>43,9024390244</text:p>
          </table:table-cell>
          <table:table-cell table:formula="of:=[.$B$1]/(256-[.C186])" office:value-type="float" office:value="11239.0243902439">
            <text:p>11239,0243902439</text:p>
          </table:table-cell>
        </table:table-row>
        <table:table-row table:style-name="ro1">
          <table:table-cell table:number-columns-repeated="2"/>
          <table:table-cell office:value-type="float" office:value="175">
            <text:p>175</text:p>
          </table:table-cell>
          <table:table-cell table:formula="of:=[.$B$1]/([.$E$2] - 32*[.C187])" office:value-type="float" office:value="355.555555555556">
            <text:p>355,5555555556</text:p>
          </table:table-cell>
          <table:table-cell table:formula="of:=[.$B$1]/([.$D$2]-(256*[.C187]))" office:value-type="float" office:value="44.4444444444444">
            <text:p>44,4444444444</text:p>
          </table:table-cell>
          <table:table-cell table:formula="of:=[.$B$1]/(256-[.C187])" office:value-type="float" office:value="11377.7777777778">
            <text:p>11377,7777777778</text:p>
          </table:table-cell>
        </table:table-row>
        <table:table-row table:style-name="ro1">
          <table:table-cell table:number-columns-repeated="2"/>
          <table:table-cell office:value-type="float" office:value="176">
            <text:p>176</text:p>
          </table:table-cell>
          <table:table-cell table:formula="of:=[.$B$1]/([.$E$2] - 32*[.C188])" office:value-type="float" office:value="360">
            <text:p>360</text:p>
          </table:table-cell>
          <table:table-cell table:formula="of:=[.$B$1]/([.$D$2]-(256*[.C188]))" office:value-type="float" office:value="45">
            <text:p>45</text:p>
          </table:table-cell>
          <table:table-cell table:formula="of:=[.$B$1]/(256-[.C188])" office:value-type="float" office:value="11520">
            <text:p>11520</text:p>
          </table:table-cell>
        </table:table-row>
        <table:table-row table:style-name="ro1">
          <table:table-cell table:number-columns-repeated="2"/>
          <table:table-cell office:value-type="float" office:value="177">
            <text:p>177</text:p>
          </table:table-cell>
          <table:table-cell table:formula="of:=[.$B$1]/([.$E$2] - 32*[.C189])" office:value-type="float" office:value="364.556962025316">
            <text:p>364,5569620253</text:p>
          </table:table-cell>
          <table:table-cell table:formula="of:=[.$B$1]/([.$D$2]-(256*[.C189]))" office:value-type="float" office:value="45.5696202531646">
            <text:p>45,5696202532</text:p>
          </table:table-cell>
          <table:table-cell table:formula="of:=[.$B$1]/(256-[.C189])" office:value-type="float" office:value="11665.8227848101">
            <text:p>11665,8227848101</text:p>
          </table:table-cell>
        </table:table-row>
        <table:table-row table:style-name="ro1">
          <table:table-cell table:number-columns-repeated="2"/>
          <table:table-cell office:value-type="float" office:value="178">
            <text:p>178</text:p>
          </table:table-cell>
          <table:table-cell table:formula="of:=[.$B$1]/([.$E$2] - 32*[.C190])" office:value-type="float" office:value="369.230769230769">
            <text:p>369,2307692308</text:p>
          </table:table-cell>
          <table:table-cell table:formula="of:=[.$B$1]/([.$D$2]-(256*[.C190]))" office:value-type="float" office:value="46.1538461538462">
            <text:p>46,1538461538</text:p>
          </table:table-cell>
          <table:table-cell table:formula="of:=[.$B$1]/(256-[.C190])" office:value-type="float" office:value="11815.3846153846">
            <text:p>11815,3846153846</text:p>
          </table:table-cell>
        </table:table-row>
        <table:table-row table:style-name="ro1">
          <table:table-cell table:number-columns-repeated="2"/>
          <table:table-cell office:value-type="float" office:value="179">
            <text:p>179</text:p>
          </table:table-cell>
          <table:table-cell table:formula="of:=[.$B$1]/([.$E$2] - 32*[.C191])" office:value-type="float" office:value="374.025974025974">
            <text:p>374,025974026</text:p>
          </table:table-cell>
          <table:table-cell table:formula="of:=[.$B$1]/([.$D$2]-(256*[.C191]))" office:value-type="float" office:value="46.7532467532468">
            <text:p>46,7532467532</text:p>
          </table:table-cell>
          <table:table-cell table:formula="of:=[.$B$1]/(256-[.C191])" office:value-type="float" office:value="11968.8311688312">
            <text:p>11968,8311688312</text:p>
          </table:table-cell>
        </table:table-row>
        <table:table-row table:style-name="ro1">
          <table:table-cell table:number-columns-repeated="2"/>
          <table:table-cell office:value-type="float" office:value="180">
            <text:p>180</text:p>
          </table:table-cell>
          <table:table-cell table:formula="of:=[.$B$1]/([.$E$2] - 32*[.C192])" office:value-type="float" office:value="378.947368421053">
            <text:p>378,9473684211</text:p>
          </table:table-cell>
          <table:table-cell table:formula="of:=[.$B$1]/([.$D$2]-(256*[.C192]))" office:value-type="float" office:value="47.3684210526316">
            <text:p>47,3684210526</text:p>
          </table:table-cell>
          <table:table-cell table:formula="of:=[.$B$1]/(256-[.C192])" office:value-type="float" office:value="12126.3157894737">
            <text:p>12126,3157894737</text:p>
          </table:table-cell>
        </table:table-row>
        <table:table-row table:style-name="ro1">
          <table:table-cell table:number-columns-repeated="2"/>
          <table:table-cell office:value-type="float" office:value="181">
            <text:p>181</text:p>
          </table:table-cell>
          <table:table-cell table:formula="of:=[.$B$1]/([.$E$2] - 32*[.C193])" office:value-type="float" office:value="384">
            <text:p>384</text:p>
          </table:table-cell>
          <table:table-cell table:formula="of:=[.$B$1]/([.$D$2]-(256*[.C193]))" office:value-type="float" office:value="48">
            <text:p>48</text:p>
          </table:table-cell>
          <table:table-cell table:formula="of:=[.$B$1]/(256-[.C193])" office:value-type="float" office:value="12288">
            <text:p>12288</text:p>
          </table:table-cell>
        </table:table-row>
        <table:table-row table:style-name="ro1">
          <table:table-cell table:number-columns-repeated="2"/>
          <table:table-cell office:value-type="float" office:value="182">
            <text:p>182</text:p>
          </table:table-cell>
          <table:table-cell table:formula="of:=[.$B$1]/([.$E$2] - 32*[.C194])" office:value-type="float" office:value="389.189189189189">
            <text:p>389,1891891892</text:p>
          </table:table-cell>
          <table:table-cell table:formula="of:=[.$B$1]/([.$D$2]-(256*[.C194]))" office:value-type="float" office:value="48.6486486486487">
            <text:p>48,6486486486</text:p>
          </table:table-cell>
          <table:table-cell table:formula="of:=[.$B$1]/(256-[.C194])" office:value-type="float" office:value="12454.0540540541">
            <text:p>12454,0540540541</text:p>
          </table:table-cell>
        </table:table-row>
        <table:table-row table:style-name="ro1">
          <table:table-cell table:number-columns-repeated="2"/>
          <table:table-cell office:value-type="float" office:value="183">
            <text:p>183</text:p>
          </table:table-cell>
          <table:table-cell table:formula="of:=[.$B$1]/([.$E$2] - 32*[.C195])" office:value-type="float" office:value="394.520547945205">
            <text:p>394,5205479452</text:p>
          </table:table-cell>
          <table:table-cell table:formula="of:=[.$B$1]/([.$D$2]-(256*[.C195]))" office:value-type="float" office:value="49.3150684931507">
            <text:p>49,3150684932</text:p>
          </table:table-cell>
          <table:table-cell table:formula="of:=[.$B$1]/(256-[.C195])" office:value-type="float" office:value="12624.6575342466">
            <text:p>12624,6575342466</text:p>
          </table:table-cell>
        </table:table-row>
        <table:table-row table:style-name="ro1">
          <table:table-cell table:number-columns-repeated="2"/>
          <table:table-cell office:value-type="float" office:value="184">
            <text:p>184</text:p>
          </table:table-cell>
          <table:table-cell table:formula="of:=[.$B$1]/([.$E$2] - 32*[.C196])" office:value-type="float" office:value="400">
            <text:p>400</text:p>
          </table:table-cell>
          <table:table-cell table:formula="of:=[.$B$1]/([.$D$2]-(256*[.C196]))" office:value-type="float" office:value="50">
            <text:p>50</text:p>
          </table:table-cell>
          <table:table-cell table:formula="of:=[.$B$1]/(256-[.C196])" office:value-type="float" office:value="12800">
            <text:p>12800</text:p>
          </table:table-cell>
        </table:table-row>
        <table:table-row table:style-name="ro1">
          <table:table-cell table:number-columns-repeated="2"/>
          <table:table-cell office:value-type="float" office:value="185">
            <text:p>185</text:p>
          </table:table-cell>
          <table:table-cell table:formula="of:=[.$B$1]/([.$E$2] - 32*[.C197])" office:value-type="float" office:value="405.633802816901">
            <text:p>405,6338028169</text:p>
          </table:table-cell>
          <table:table-cell table:formula="of:=[.$B$1]/([.$D$2]-(256*[.C197]))" office:value-type="float" office:value="50.7042253521127">
            <text:p>50,7042253521</text:p>
          </table:table-cell>
          <table:table-cell table:formula="of:=[.$B$1]/(256-[.C197])" office:value-type="float" office:value="12980.2816901408">
            <text:p>12980,2816901408</text:p>
          </table:table-cell>
        </table:table-row>
        <table:table-row table:style-name="ro1">
          <table:table-cell table:number-columns-repeated="2"/>
          <table:table-cell office:value-type="float" office:value="186">
            <text:p>186</text:p>
          </table:table-cell>
          <table:table-cell table:formula="of:=[.$B$1]/([.$E$2] - 32*[.C198])" office:value-type="float" office:value="411.428571428572">
            <text:p>411,4285714286</text:p>
          </table:table-cell>
          <table:table-cell table:formula="of:=[.$B$1]/([.$D$2]-(256*[.C198]))" office:value-type="float" office:value="51.4285714285714">
            <text:p>51,4285714286</text:p>
          </table:table-cell>
          <table:table-cell table:formula="of:=[.$B$1]/(256-[.C198])" office:value-type="float" office:value="13165.7142857143">
            <text:p>13165,7142857143</text:p>
          </table:table-cell>
        </table:table-row>
        <table:table-row table:style-name="ro1">
          <table:table-cell table:number-columns-repeated="2"/>
          <table:table-cell office:value-type="float" office:value="187">
            <text:p>187</text:p>
          </table:table-cell>
          <table:table-cell table:formula="of:=[.$B$1]/([.$E$2] - 32*[.C199])" office:value-type="float" office:value="417.391304347826">
            <text:p>417,3913043478</text:p>
          </table:table-cell>
          <table:table-cell table:formula="of:=[.$B$1]/([.$D$2]-(256*[.C199]))" office:value-type="float" office:value="52.1739130434783">
            <text:p>52,1739130435</text:p>
          </table:table-cell>
          <table:table-cell table:formula="of:=[.$B$1]/(256-[.C199])" office:value-type="float" office:value="13356.5217391304">
            <text:p>13356,5217391304</text:p>
          </table:table-cell>
        </table:table-row>
        <table:table-row table:style-name="ro1">
          <table:table-cell table:number-columns-repeated="2"/>
          <table:table-cell office:value-type="float" office:value="188">
            <text:p>188</text:p>
          </table:table-cell>
          <table:table-cell table:formula="of:=[.$B$1]/([.$E$2] - 32*[.C200])" office:value-type="float" office:value="423.529411764706">
            <text:p>423,5294117647</text:p>
          </table:table-cell>
          <table:table-cell table:formula="of:=[.$B$1]/([.$D$2]-(256*[.C200]))" office:value-type="float" office:value="52.9411764705882">
            <text:p>52,9411764706</text:p>
          </table:table-cell>
          <table:table-cell table:formula="of:=[.$B$1]/(256-[.C200])" office:value-type="float" office:value="13552.9411764706">
            <text:p>13552,9411764706</text:p>
          </table:table-cell>
        </table:table-row>
        <table:table-row table:style-name="ro1">
          <table:table-cell table:number-columns-repeated="2"/>
          <table:table-cell office:value-type="float" office:value="189">
            <text:p>189</text:p>
          </table:table-cell>
          <table:table-cell table:formula="of:=[.$B$1]/([.$E$2] - 32*[.C201])" office:value-type="float" office:value="429.850746268657">
            <text:p>429,8507462687</text:p>
          </table:table-cell>
          <table:table-cell table:formula="of:=[.$B$1]/([.$D$2]-(256*[.C201]))" office:value-type="float" office:value="53.7313432835821">
            <text:p>53,7313432836</text:p>
          </table:table-cell>
          <table:table-cell table:formula="of:=[.$B$1]/(256-[.C201])" office:value-type="float" office:value="13755.223880597">
            <text:p>13755,223880597</text:p>
          </table:table-cell>
        </table:table-row>
        <table:table-row table:style-name="ro1">
          <table:table-cell table:number-columns-repeated="2"/>
          <table:table-cell office:value-type="float" office:value="190">
            <text:p>190</text:p>
          </table:table-cell>
          <table:table-cell table:formula="of:=[.$B$1]/([.$E$2] - 32*[.C202])" office:value-type="float" office:value="436.363636363636">
            <text:p>436,3636363636</text:p>
          </table:table-cell>
          <table:table-cell table:formula="of:=[.$B$1]/([.$D$2]-(256*[.C202]))" office:value-type="float" office:value="54.5454545454546">
            <text:p>54,5454545455</text:p>
          </table:table-cell>
          <table:table-cell table:formula="of:=[.$B$1]/(256-[.C202])" office:value-type="float" office:value="13963.6363636364">
            <text:p>13963,6363636364</text:p>
          </table:table-cell>
        </table:table-row>
        <table:table-row table:style-name="ro1">
          <table:table-cell table:number-columns-repeated="2"/>
          <table:table-cell office:value-type="float" office:value="191">
            <text:p>191</text:p>
          </table:table-cell>
          <table:table-cell table:formula="of:=[.$B$1]/([.$E$2] - 32*[.C203])" office:value-type="float" office:value="443.076923076923">
            <text:p>443,0769230769</text:p>
          </table:table-cell>
          <table:table-cell table:formula="of:=[.$B$1]/([.$D$2]-(256*[.C203]))" office:value-type="float" office:value="55.3846153846154">
            <text:p>55,3846153846</text:p>
          </table:table-cell>
          <table:table-cell table:formula="of:=[.$B$1]/(256-[.C203])" office:value-type="float" office:value="14178.4615384615">
            <text:p>14178,4615384615</text:p>
          </table:table-cell>
        </table:table-row>
        <table:table-row table:style-name="ro1">
          <table:table-cell table:number-columns-repeated="2"/>
          <table:table-cell office:value-type="float" office:value="192">
            <text:p>192</text:p>
          </table:table-cell>
          <table:table-cell table:formula="of:=[.$B$1]/([.$E$2] - 32*[.C204])" office:value-type="float" office:value="450">
            <text:p>450</text:p>
          </table:table-cell>
          <table:table-cell table:formula="of:=[.$B$1]/([.$D$2]-(256*[.C204]))" office:value-type="float" office:value="56.25">
            <text:p>56,25</text:p>
          </table:table-cell>
          <table:table-cell table:formula="of:=[.$B$1]/(256-[.C204])" office:value-type="float" office:value="14400">
            <text:p>14400</text:p>
          </table:table-cell>
        </table:table-row>
        <table:table-row table:style-name="ro1">
          <table:table-cell table:number-columns-repeated="2"/>
          <table:table-cell office:value-type="float" office:value="193">
            <text:p>193</text:p>
          </table:table-cell>
          <table:table-cell table:formula="of:=[.$B$1]/([.$E$2] - 32*[.C205])" office:value-type="float" office:value="457.142857142857">
            <text:p>457,1428571429</text:p>
          </table:table-cell>
          <table:table-cell table:formula="of:=[.$B$1]/([.$D$2]-(256*[.C205]))" office:value-type="float" office:value="57.1428571428571">
            <text:p>57,1428571429</text:p>
          </table:table-cell>
          <table:table-cell table:formula="of:=[.$B$1]/(256-[.C205])" office:value-type="float" office:value="14628.5714285714">
            <text:p>14628,5714285714</text:p>
          </table:table-cell>
        </table:table-row>
        <table:table-row table:style-name="ro1">
          <table:table-cell table:number-columns-repeated="2"/>
          <table:table-cell office:value-type="float" office:value="194">
            <text:p>194</text:p>
          </table:table-cell>
          <table:table-cell table:formula="of:=[.$B$1]/([.$E$2] - 32*[.C206])" office:value-type="float" office:value="464.516129032258">
            <text:p>464,5161290323</text:p>
          </table:table-cell>
          <table:table-cell table:formula="of:=[.$B$1]/([.$D$2]-(256*[.C206]))" office:value-type="float" office:value="58.0645161290323">
            <text:p>58,064516129</text:p>
          </table:table-cell>
          <table:table-cell table:formula="of:=[.$B$1]/(256-[.C206])" office:value-type="float" office:value="14864.5161290323">
            <text:p>14864,5161290323</text:p>
          </table:table-cell>
        </table:table-row>
        <table:table-row table:style-name="ro1">
          <table:table-cell table:number-columns-repeated="2"/>
          <table:table-cell office:value-type="float" office:value="195">
            <text:p>195</text:p>
          </table:table-cell>
          <table:table-cell table:formula="of:=[.$B$1]/([.$E$2] - 32*[.C207])" office:value-type="float" office:value="472.131147540984">
            <text:p>472,131147541</text:p>
          </table:table-cell>
          <table:table-cell table:formula="of:=[.$B$1]/([.$D$2]-(256*[.C207]))" office:value-type="float" office:value="59.0163934426229">
            <text:p>59,0163934426</text:p>
          </table:table-cell>
          <table:table-cell table:formula="of:=[.$B$1]/(256-[.C207])" office:value-type="float" office:value="15108.1967213115">
            <text:p>15108,1967213115</text:p>
          </table:table-cell>
        </table:table-row>
        <table:table-row table:style-name="ro1">
          <table:table-cell table:number-columns-repeated="2"/>
          <table:table-cell office:value-type="float" office:value="196">
            <text:p>196</text:p>
          </table:table-cell>
          <table:table-cell table:formula="of:=[.$B$1]/([.$E$2] - 32*[.C208])" office:value-type="float" office:value="480">
            <text:p>480</text:p>
          </table:table-cell>
          <table:table-cell table:formula="of:=[.$B$1]/([.$D$2]-(256*[.C208]))" office:value-type="float" office:value="60">
            <text:p>60</text:p>
          </table:table-cell>
          <table:table-cell table:formula="of:=[.$B$1]/(256-[.C208])" office:value-type="float" office:value="15360">
            <text:p>15360</text:p>
          </table:table-cell>
        </table:table-row>
        <table:table-row table:style-name="ro1">
          <table:table-cell table:number-columns-repeated="2"/>
          <table:table-cell office:value-type="float" office:value="197">
            <text:p>197</text:p>
          </table:table-cell>
          <table:table-cell table:formula="of:=[.$B$1]/([.$E$2] - 32*[.C209])" office:value-type="float" office:value="488.135593220339">
            <text:p>488,1355932203</text:p>
          </table:table-cell>
          <table:table-cell table:formula="of:=[.$B$1]/([.$D$2]-(256*[.C209]))" office:value-type="float" office:value="61.0169491525424">
            <text:p>61,0169491525</text:p>
          </table:table-cell>
          <table:table-cell table:formula="of:=[.$B$1]/(256-[.C209])" office:value-type="float" office:value="15620.3389830508">
            <text:p>15620,3389830508</text:p>
          </table:table-cell>
        </table:table-row>
        <table:table-row table:style-name="ro1">
          <table:table-cell table:number-columns-repeated="2"/>
          <table:table-cell office:value-type="float" office:value="198">
            <text:p>198</text:p>
          </table:table-cell>
          <table:table-cell table:formula="of:=[.$B$1]/([.$E$2] - 32*[.C210])" office:value-type="float" office:value="496.551724137931">
            <text:p>496,5517241379</text:p>
          </table:table-cell>
          <table:table-cell table:formula="of:=[.$B$1]/([.$D$2]-(256*[.C210]))" office:value-type="float" office:value="62.0689655172414">
            <text:p>62,0689655172</text:p>
          </table:table-cell>
          <table:table-cell table:formula="of:=[.$B$1]/(256-[.C210])" office:value-type="float" office:value="15889.6551724138">
            <text:p>15889,6551724138</text:p>
          </table:table-cell>
        </table:table-row>
        <table:table-row table:style-name="ro1">
          <table:table-cell table:number-columns-repeated="2"/>
          <table:table-cell office:value-type="float" office:value="199">
            <text:p>199</text:p>
          </table:table-cell>
          <table:table-cell table:formula="of:=[.$B$1]/([.$E$2] - 32*[.C211])" office:value-type="float" office:value="505.263157894737">
            <text:p>505,2631578947</text:p>
          </table:table-cell>
          <table:table-cell table:formula="of:=[.$B$1]/([.$D$2]-(256*[.C211]))" office:value-type="float" office:value="63.1578947368421">
            <text:p>63,1578947368</text:p>
          </table:table-cell>
          <table:table-cell table:formula="of:=[.$B$1]/(256-[.C211])" office:value-type="float" office:value="16168.4210526316">
            <text:p>16168,4210526316</text:p>
          </table:table-cell>
        </table:table-row>
        <table:table-row table:style-name="ro1">
          <table:table-cell table:number-columns-repeated="2"/>
          <table:table-cell office:value-type="float" office:value="200">
            <text:p>200</text:p>
          </table:table-cell>
          <table:table-cell table:formula="of:=[.$B$1]/([.$E$2] - 32*[.C212])" office:value-type="float" office:value="514.285714285714">
            <text:p>514,2857142857</text:p>
          </table:table-cell>
          <table:table-cell table:formula="of:=[.$B$1]/([.$D$2]-(256*[.C212]))" office:value-type="float" office:value="64.2857142857143">
            <text:p>64,2857142857</text:p>
          </table:table-cell>
          <table:table-cell table:formula="of:=[.$B$1]/(256-[.C212])" office:value-type="float" office:value="16457.1428571429">
            <text:p>16457,1428571429</text:p>
          </table:table-cell>
        </table:table-row>
        <table:table-row table:style-name="ro1">
          <table:table-cell table:number-columns-repeated="2"/>
          <table:table-cell office:value-type="float" office:value="201">
            <text:p>201</text:p>
          </table:table-cell>
          <table:table-cell table:formula="of:=[.$B$1]/([.$E$2] - 32*[.C213])" office:value-type="float" office:value="523.636363636364">
            <text:p>523,6363636364</text:p>
          </table:table-cell>
          <table:table-cell table:formula="of:=[.$B$1]/([.$D$2]-(256*[.C213]))" office:value-type="float" office:value="65.4545454545455">
            <text:p>65,4545454545</text:p>
          </table:table-cell>
          <table:table-cell table:formula="of:=[.$B$1]/(256-[.C213])" office:value-type="float" office:value="16756.3636363636">
            <text:p>16756,3636363636</text:p>
          </table:table-cell>
        </table:table-row>
        <table:table-row table:style-name="ro1">
          <table:table-cell table:number-columns-repeated="2"/>
          <table:table-cell office:value-type="float" office:value="202">
            <text:p>202</text:p>
          </table:table-cell>
          <table:table-cell table:formula="of:=[.$B$1]/([.$E$2] - 32*[.C214])" office:value-type="float" office:value="533.333333333333">
            <text:p>533,3333333333</text:p>
          </table:table-cell>
          <table:table-cell table:formula="of:=[.$B$1]/([.$D$2]-(256*[.C214]))" office:value-type="float" office:value="66.6666666666667">
            <text:p>66,6666666667</text:p>
          </table:table-cell>
          <table:table-cell table:formula="of:=[.$B$1]/(256-[.C214])" office:value-type="float" office:value="17066.6666666667">
            <text:p>17066,6666666667</text:p>
          </table:table-cell>
        </table:table-row>
        <table:table-row table:style-name="ro1">
          <table:table-cell table:number-columns-repeated="2"/>
          <table:table-cell office:value-type="float" office:value="203">
            <text:p>203</text:p>
          </table:table-cell>
          <table:table-cell table:formula="of:=[.$B$1]/([.$E$2] - 32*[.C215])" office:value-type="float" office:value="543.396226415094">
            <text:p>543,3962264151</text:p>
          </table:table-cell>
          <table:table-cell table:formula="of:=[.$B$1]/([.$D$2]-(256*[.C215]))" office:value-type="float" office:value="67.9245283018868">
            <text:p>67,9245283019</text:p>
          </table:table-cell>
          <table:table-cell table:formula="of:=[.$B$1]/(256-[.C215])" office:value-type="float" office:value="17388.679245283">
            <text:p>17388,679245283</text:p>
          </table:table-cell>
        </table:table-row>
        <table:table-row table:style-name="ro1">
          <table:table-cell table:number-columns-repeated="2"/>
          <table:table-cell office:value-type="float" office:value="204">
            <text:p>204</text:p>
          </table:table-cell>
          <table:table-cell table:formula="of:=[.$B$1]/([.$E$2] - 32*[.C216])" office:value-type="float" office:value="553.846153846154">
            <text:p>553,8461538462</text:p>
          </table:table-cell>
          <table:table-cell table:formula="of:=[.$B$1]/([.$D$2]-(256*[.C216]))" office:value-type="float" office:value="69.2307692307692">
            <text:p>69,2307692308</text:p>
          </table:table-cell>
          <table:table-cell table:formula="of:=[.$B$1]/(256-[.C216])" office:value-type="float" office:value="17723.0769230769">
            <text:p>17723,0769230769</text:p>
          </table:table-cell>
        </table:table-row>
        <table:table-row table:style-name="ro1">
          <table:table-cell table:number-columns-repeated="2"/>
          <table:table-cell office:value-type="float" office:value="205">
            <text:p>205</text:p>
          </table:table-cell>
          <table:table-cell table:formula="of:=[.$B$1]/([.$E$2] - 32*[.C217])" office:value-type="float" office:value="564.705882352941">
            <text:p>564,7058823529</text:p>
          </table:table-cell>
          <table:table-cell table:formula="of:=[.$B$1]/([.$D$2]-(256*[.C217]))" office:value-type="float" office:value="70.5882352941177">
            <text:p>70,5882352941</text:p>
          </table:table-cell>
          <table:table-cell table:formula="of:=[.$B$1]/(256-[.C217])" office:value-type="float" office:value="18070.5882352941">
            <text:p>18070,5882352941</text:p>
          </table:table-cell>
        </table:table-row>
        <table:table-row table:style-name="ro1">
          <table:table-cell table:number-columns-repeated="2"/>
          <table:table-cell office:value-type="float" office:value="206">
            <text:p>206</text:p>
          </table:table-cell>
          <table:table-cell table:formula="of:=[.$B$1]/([.$E$2] - 32*[.C218])" office:value-type="float" office:value="576">
            <text:p>576</text:p>
          </table:table-cell>
          <table:table-cell table:formula="of:=[.$B$1]/([.$D$2]-(256*[.C218]))" office:value-type="float" office:value="72">
            <text:p>72</text:p>
          </table:table-cell>
          <table:table-cell table:formula="of:=[.$B$1]/(256-[.C218])" office:value-type="float" office:value="18432">
            <text:p>18432</text:p>
          </table:table-cell>
        </table:table-row>
        <table:table-row table:style-name="ro1">
          <table:table-cell table:number-columns-repeated="2"/>
          <table:table-cell office:value-type="float" office:value="207">
            <text:p>207</text:p>
          </table:table-cell>
          <table:table-cell table:formula="of:=[.$B$1]/([.$E$2] - 32*[.C219])" office:value-type="float" office:value="587.755102040816">
            <text:p>587,7551020408</text:p>
          </table:table-cell>
          <table:table-cell table:formula="of:=[.$B$1]/([.$D$2]-(256*[.C219]))" office:value-type="float" office:value="73.4693877551021">
            <text:p>73,4693877551</text:p>
          </table:table-cell>
          <table:table-cell table:formula="of:=[.$B$1]/(256-[.C219])" office:value-type="float" office:value="18808.1632653061">
            <text:p>18808,1632653061</text:p>
          </table:table-cell>
        </table:table-row>
        <table:table-row table:style-name="ro1">
          <table:table-cell table:number-columns-repeated="2"/>
          <table:table-cell office:value-type="float" office:value="208">
            <text:p>208</text:p>
          </table:table-cell>
          <table:table-cell table:formula="of:=[.$B$1]/([.$E$2] - 32*[.C220])" office:value-type="float" office:value="600">
            <text:p>600</text:p>
          </table:table-cell>
          <table:table-cell table:formula="of:=[.$B$1]/([.$D$2]-(256*[.C220]))" office:value-type="float" office:value="75">
            <text:p>75</text:p>
          </table:table-cell>
          <table:table-cell table:formula="of:=[.$B$1]/(256-[.C220])" office:value-type="float" office:value="19200">
            <text:p>19200</text:p>
          </table:table-cell>
        </table:table-row>
        <table:table-row table:style-name="ro1">
          <table:table-cell table:number-columns-repeated="2"/>
          <table:table-cell office:value-type="float" office:value="209">
            <text:p>209</text:p>
          </table:table-cell>
          <table:table-cell table:formula="of:=[.$B$1]/([.$E$2] - 32*[.C221])" office:value-type="float" office:value="612.765957446809">
            <text:p>612,7659574468</text:p>
          </table:table-cell>
          <table:table-cell table:formula="of:=[.$B$1]/([.$D$2]-(256*[.C221]))" office:value-type="float" office:value="76.5957446808511">
            <text:p>76,5957446809</text:p>
          </table:table-cell>
          <table:table-cell table:formula="of:=[.$B$1]/(256-[.C221])" office:value-type="float" office:value="19608.5106382979">
            <text:p>19608,5106382979</text:p>
          </table:table-cell>
        </table:table-row>
        <table:table-row table:style-name="ro1">
          <table:table-cell table:number-columns-repeated="2"/>
          <table:table-cell office:value-type="float" office:value="210">
            <text:p>210</text:p>
          </table:table-cell>
          <table:table-cell table:formula="of:=[.$B$1]/([.$E$2] - 32*[.C222])" office:value-type="float" office:value="626.086956521739">
            <text:p>626,0869565217</text:p>
          </table:table-cell>
          <table:table-cell table:formula="of:=[.$B$1]/([.$D$2]-(256*[.C222]))" office:value-type="float" office:value="78.2608695652174">
            <text:p>78,2608695652</text:p>
          </table:table-cell>
          <table:table-cell table:formula="of:=[.$B$1]/(256-[.C222])" office:value-type="float" office:value="20034.7826086957">
            <text:p>20034,7826086957</text:p>
          </table:table-cell>
        </table:table-row>
        <table:table-row table:style-name="ro1">
          <table:table-cell table:number-columns-repeated="2"/>
          <table:table-cell office:value-type="float" office:value="211">
            <text:p>211</text:p>
          </table:table-cell>
          <table:table-cell table:formula="of:=[.$B$1]/([.$E$2] - 32*[.C223])" office:value-type="float" office:value="640">
            <text:p>640</text:p>
          </table:table-cell>
          <table:table-cell table:formula="of:=[.$B$1]/([.$D$2]-(256*[.C223]))" office:value-type="float" office:value="80">
            <text:p>80</text:p>
          </table:table-cell>
          <table:table-cell table:formula="of:=[.$B$1]/(256-[.C223])" office:value-type="float" office:value="20480">
            <text:p>20480</text:p>
          </table:table-cell>
        </table:table-row>
        <table:table-row table:style-name="ro1">
          <table:table-cell table:number-columns-repeated="2"/>
          <table:table-cell office:value-type="float" office:value="212">
            <text:p>212</text:p>
          </table:table-cell>
          <table:table-cell table:formula="of:=[.$B$1]/([.$E$2] - 32*[.C224])" office:value-type="float" office:value="654.545454545455">
            <text:p>654,5454545455</text:p>
          </table:table-cell>
          <table:table-cell table:formula="of:=[.$B$1]/([.$D$2]-(256*[.C224]))" office:value-type="float" office:value="81.8181818181818">
            <text:p>81,8181818182</text:p>
          </table:table-cell>
          <table:table-cell table:formula="of:=[.$B$1]/(256-[.C224])" office:value-type="float" office:value="20945.4545454545">
            <text:p>20945,4545454545</text:p>
          </table:table-cell>
        </table:table-row>
        <table:table-row table:style-name="ro1">
          <table:table-cell table:number-columns-repeated="2"/>
          <table:table-cell office:value-type="float" office:value="213">
            <text:p>213</text:p>
          </table:table-cell>
          <table:table-cell table:formula="of:=[.$B$1]/([.$E$2] - 32*[.C225])" office:value-type="float" office:value="669.767441860465">
            <text:p>669,7674418605</text:p>
          </table:table-cell>
          <table:table-cell table:formula="of:=[.$B$1]/([.$D$2]-(256*[.C225]))" office:value-type="float" office:value="83.7209302325581">
            <text:p>83,7209302326</text:p>
          </table:table-cell>
          <table:table-cell table:formula="of:=[.$B$1]/(256-[.C225])" office:value-type="float" office:value="21432.5581395349">
            <text:p>21432,5581395349</text:p>
          </table:table-cell>
        </table:table-row>
        <table:table-row table:style-name="ro1">
          <table:table-cell table:number-columns-repeated="2"/>
          <table:table-cell office:value-type="float" office:value="214">
            <text:p>214</text:p>
          </table:table-cell>
          <table:table-cell table:formula="of:=[.$B$1]/([.$E$2] - 32*[.C226])" office:value-type="float" office:value="685.714285714286">
            <text:p>685,7142857143</text:p>
          </table:table-cell>
          <table:table-cell table:formula="of:=[.$B$1]/([.$D$2]-(256*[.C226]))" office:value-type="float" office:value="85.7142857142857">
            <text:p>85,7142857143</text:p>
          </table:table-cell>
          <table:table-cell table:formula="of:=[.$B$1]/(256-[.C226])" office:value-type="float" office:value="21942.8571428571">
            <text:p>21942,8571428571</text:p>
          </table:table-cell>
        </table:table-row>
        <table:table-row table:style-name="ro1">
          <table:table-cell table:number-columns-repeated="2"/>
          <table:table-cell office:value-type="float" office:value="215">
            <text:p>215</text:p>
          </table:table-cell>
          <table:table-cell table:formula="of:=[.$B$1]/([.$E$2] - 32*[.C227])" office:value-type="float" office:value="702.439024390244">
            <text:p>702,4390243902</text:p>
          </table:table-cell>
          <table:table-cell table:formula="of:=[.$B$1]/([.$D$2]-(256*[.C227]))" office:value-type="float" office:value="87.8048780487805">
            <text:p>87,8048780488</text:p>
          </table:table-cell>
          <table:table-cell table:formula="of:=[.$B$1]/(256-[.C227])" office:value-type="float" office:value="22478.0487804878">
            <text:p>22478,0487804878</text:p>
          </table:table-cell>
        </table:table-row>
        <table:table-row table:style-name="ro1">
          <table:table-cell table:number-columns-repeated="2"/>
          <table:table-cell office:value-type="float" office:value="216">
            <text:p>216</text:p>
          </table:table-cell>
          <table:table-cell table:formula="of:=[.$B$1]/([.$E$2] - 32*[.C228])" office:value-type="float" office:value="720">
            <text:p>720</text:p>
          </table:table-cell>
          <table:table-cell table:formula="of:=[.$B$1]/([.$D$2]-(256*[.C228]))" office:value-type="float" office:value="90">
            <text:p>90</text:p>
          </table:table-cell>
          <table:table-cell table:formula="of:=[.$B$1]/(256-[.C228])" office:value-type="float" office:value="23040">
            <text:p>23040</text:p>
          </table:table-cell>
        </table:table-row>
        <table:table-row table:style-name="ro1">
          <table:table-cell table:number-columns-repeated="2"/>
          <table:table-cell office:value-type="float" office:value="217">
            <text:p>217</text:p>
          </table:table-cell>
          <table:table-cell table:formula="of:=[.$B$1]/([.$E$2] - 32*[.C229])" office:value-type="float" office:value="738.461538461538">
            <text:p>738,4615384615</text:p>
          </table:table-cell>
          <table:table-cell table:formula="of:=[.$B$1]/([.$D$2]-(256*[.C229]))" office:value-type="float" office:value="92.3076923076923">
            <text:p>92,3076923077</text:p>
          </table:table-cell>
          <table:table-cell table:formula="of:=[.$B$1]/(256-[.C229])" office:value-type="float" office:value="23630.7692307692">
            <text:p>23630,7692307692</text:p>
          </table:table-cell>
        </table:table-row>
        <table:table-row table:style-name="ro1">
          <table:table-cell table:number-columns-repeated="2"/>
          <table:table-cell office:value-type="float" office:value="218">
            <text:p>218</text:p>
          </table:table-cell>
          <table:table-cell table:formula="of:=[.$B$1]/([.$E$2] - 32*[.C230])" office:value-type="float" office:value="757.894736842105">
            <text:p>757,8947368421</text:p>
          </table:table-cell>
          <table:table-cell table:formula="of:=[.$B$1]/([.$D$2]-(256*[.C230]))" office:value-type="float" office:value="94.7368421052632">
            <text:p>94,7368421053</text:p>
          </table:table-cell>
          <table:table-cell table:formula="of:=[.$B$1]/(256-[.C230])" office:value-type="float" office:value="24252.6315789474">
            <text:p>24252,6315789474</text:p>
          </table:table-cell>
        </table:table-row>
        <table:table-row table:style-name="ro1">
          <table:table-cell table:number-columns-repeated="2"/>
          <table:table-cell office:value-type="float" office:value="219">
            <text:p>219</text:p>
          </table:table-cell>
          <table:table-cell table:formula="of:=[.$B$1]/([.$E$2] - 32*[.C231])" office:value-type="float" office:value="778.378378378378">
            <text:p>778,3783783784</text:p>
          </table:table-cell>
          <table:table-cell table:formula="of:=[.$B$1]/([.$D$2]-(256*[.C231]))" office:value-type="float" office:value="97.2972972972973">
            <text:p>97,2972972973</text:p>
          </table:table-cell>
          <table:table-cell table:formula="of:=[.$B$1]/(256-[.C231])" office:value-type="float" office:value="24908.1081081081">
            <text:p>24908,1081081081</text:p>
          </table:table-cell>
        </table:table-row>
        <table:table-row table:style-name="ro1">
          <table:table-cell table:number-columns-repeated="2"/>
          <table:table-cell office:value-type="float" office:value="220">
            <text:p>220</text:p>
          </table:table-cell>
          <table:table-cell table:formula="of:=[.$B$1]/([.$E$2] - 32*[.C232])" office:value-type="float" office:value="800">
            <text:p>800</text:p>
          </table:table-cell>
          <table:table-cell table:formula="of:=[.$B$1]/([.$D$2]-(256*[.C232]))" office:value-type="float" office:value="100">
            <text:p>100</text:p>
          </table:table-cell>
          <table:table-cell table:formula="of:=[.$B$1]/(256-[.C232])" office:value-type="float" office:value="25600">
            <text:p>25600</text:p>
          </table:table-cell>
        </table:table-row>
        <table:table-row table:style-name="ro1">
          <table:table-cell table:number-columns-repeated="2"/>
          <table:table-cell office:value-type="float" office:value="221">
            <text:p>221</text:p>
          </table:table-cell>
          <table:table-cell table:formula="of:=[.$B$1]/([.$E$2] - 32*[.C233])" office:value-type="float" office:value="822.857142857143">
            <text:p>822,8571428571</text:p>
          </table:table-cell>
          <table:table-cell table:formula="of:=[.$B$1]/([.$D$2]-(256*[.C233]))" office:value-type="float" office:value="102.857142857143">
            <text:p>102,8571428571</text:p>
          </table:table-cell>
          <table:table-cell table:formula="of:=[.$B$1]/(256-[.C233])" office:value-type="float" office:value="26331.4285714286">
            <text:p>26331,4285714286</text:p>
          </table:table-cell>
        </table:table-row>
        <table:table-row table:style-name="ro1">
          <table:table-cell table:number-columns-repeated="2"/>
          <table:table-cell office:value-type="float" office:value="222">
            <text:p>222</text:p>
          </table:table-cell>
          <table:table-cell table:formula="of:=[.$B$1]/([.$E$2] - 32*[.C234])" office:value-type="float" office:value="847.058823529412">
            <text:p>847,0588235294</text:p>
          </table:table-cell>
          <table:table-cell table:formula="of:=[.$B$1]/([.$D$2]-(256*[.C234]))" office:value-type="float" office:value="105.882352941176">
            <text:p>105,8823529412</text:p>
          </table:table-cell>
          <table:table-cell table:formula="of:=[.$B$1]/(256-[.C234])" office:value-type="float" office:value="27105.8823529412">
            <text:p>27105,8823529412</text:p>
          </table:table-cell>
        </table:table-row>
        <table:table-row table:style-name="ro1">
          <table:table-cell table:number-columns-repeated="2"/>
          <table:table-cell office:value-type="float" office:value="223">
            <text:p>223</text:p>
          </table:table-cell>
          <table:table-cell table:formula="of:=[.$B$1]/([.$E$2] - 32*[.C235])" office:value-type="float" office:value="872.727272727273">
            <text:p>872,7272727273</text:p>
          </table:table-cell>
          <table:table-cell table:formula="of:=[.$B$1]/([.$D$2]-(256*[.C235]))" office:value-type="float" office:value="109.090909090909">
            <text:p>109,0909090909</text:p>
          </table:table-cell>
          <table:table-cell table:formula="of:=[.$B$1]/(256-[.C235])" office:value-type="float" office:value="27927.2727272727">
            <text:p>27927,2727272727</text:p>
          </table:table-cell>
        </table:table-row>
        <table:table-row table:style-name="ro1">
          <table:table-cell table:number-columns-repeated="2"/>
          <table:table-cell office:value-type="float" office:value="224">
            <text:p>224</text:p>
          </table:table-cell>
          <table:table-cell table:formula="of:=[.$B$1]/([.$E$2] - 32*[.C236])" office:value-type="float" office:value="900">
            <text:p>900</text:p>
          </table:table-cell>
          <table:table-cell table:formula="of:=[.$B$1]/([.$D$2]-(256*[.C236]))" office:value-type="float" office:value="112.5">
            <text:p>112,5</text:p>
          </table:table-cell>
          <table:table-cell table:formula="of:=[.$B$1]/(256-[.C236])" office:value-type="float" office:value="28800">
            <text:p>28800</text:p>
          </table:table-cell>
        </table:table-row>
        <table:table-row table:style-name="ro1">
          <table:table-cell table:number-columns-repeated="2"/>
          <table:table-cell office:value-type="float" office:value="225">
            <text:p>225</text:p>
          </table:table-cell>
          <table:table-cell table:formula="of:=[.$B$1]/([.$E$2] - 32*[.C237])" office:value-type="float" office:value="929.032258064516">
            <text:p>929,0322580645</text:p>
          </table:table-cell>
          <table:table-cell table:formula="of:=[.$B$1]/([.$D$2]-(256*[.C237]))" office:value-type="float" office:value="116.129032258065">
            <text:p>116,1290322581</text:p>
          </table:table-cell>
          <table:table-cell table:formula="of:=[.$B$1]/(256-[.C237])" office:value-type="float" office:value="29729.0322580645">
            <text:p>29729,0322580645</text:p>
          </table:table-cell>
        </table:table-row>
        <table:table-row table:style-name="ro1">
          <table:table-cell table:number-columns-repeated="2"/>
          <table:table-cell office:value-type="float" office:value="226">
            <text:p>226</text:p>
          </table:table-cell>
          <table:table-cell table:formula="of:=[.$B$1]/([.$E$2] - 32*[.C238])" office:value-type="float" office:value="960">
            <text:p>960</text:p>
          </table:table-cell>
          <table:table-cell table:formula="of:=[.$B$1]/([.$D$2]-(256*[.C238]))" office:value-type="float" office:value="120">
            <text:p>120</text:p>
          </table:table-cell>
          <table:table-cell table:formula="of:=[.$B$1]/(256-[.C238])" office:value-type="float" office:value="30720">
            <text:p>30720</text:p>
          </table:table-cell>
        </table:table-row>
        <table:table-row table:style-name="ro1">
          <table:table-cell table:number-columns-repeated="2"/>
          <table:table-cell office:value-type="float" office:value="227">
            <text:p>227</text:p>
          </table:table-cell>
          <table:table-cell table:formula="of:=[.$B$1]/([.$E$2] - 32*[.C239])" office:value-type="float" office:value="993.103448275862">
            <text:p>993,1034482759</text:p>
          </table:table-cell>
          <table:table-cell table:formula="of:=[.$B$1]/([.$D$2]-(256*[.C239]))" office:value-type="float" office:value="124.137931034483">
            <text:p>124,1379310345</text:p>
          </table:table-cell>
          <table:table-cell table:formula="of:=[.$B$1]/(256-[.C239])" office:value-type="float" office:value="31779.3103448276">
            <text:p>31779,3103448276</text:p>
          </table:table-cell>
        </table:table-row>
        <table:table-row table:style-name="ro1">
          <table:table-cell table:number-columns-repeated="2"/>
          <table:table-cell office:value-type="float" office:value="228">
            <text:p>228</text:p>
          </table:table-cell>
          <table:table-cell table:formula="of:=[.$B$1]/([.$E$2] - 32*[.C240])" office:value-type="float" office:value="1028.57142857143">
            <text:p>1028,5714285714</text:p>
          </table:table-cell>
          <table:table-cell table:formula="of:=[.$B$1]/([.$D$2]-(256*[.C240]))" office:value-type="float" office:value="128.571428571429">
            <text:p>128,5714285714</text:p>
          </table:table-cell>
          <table:table-cell table:formula="of:=[.$B$1]/(256-[.C240])" office:value-type="float" office:value="32914.2857142857">
            <text:p>32914,2857142857</text:p>
          </table:table-cell>
        </table:table-row>
        <table:table-row table:style-name="ro1">
          <table:table-cell table:number-columns-repeated="2"/>
          <table:table-cell office:value-type="float" office:value="229">
            <text:p>229</text:p>
          </table:table-cell>
          <table:table-cell table:formula="of:=[.$B$1]/([.$E$2] - 32*[.C241])" office:value-type="float" office:value="1066.66666666667">
            <text:p>1066,6666666667</text:p>
          </table:table-cell>
          <table:table-cell table:formula="of:=[.$B$1]/([.$D$2]-(256*[.C241]))" office:value-type="float" office:value="133.333333333333">
            <text:p>133,3333333333</text:p>
          </table:table-cell>
          <table:table-cell table:formula="of:=[.$B$1]/(256-[.C241])" office:value-type="float" office:value="34133.3333333333">
            <text:p>34133,3333333333</text:p>
          </table:table-cell>
        </table:table-row>
        <table:table-row table:style-name="ro1">
          <table:table-cell table:number-columns-repeated="2"/>
          <table:table-cell office:value-type="float" office:value="230">
            <text:p>230</text:p>
          </table:table-cell>
          <table:table-cell table:formula="of:=[.$B$1]/([.$E$2] - 32*[.C242])" office:value-type="float" office:value="1107.69230769231">
            <text:p>1107,6923076923</text:p>
          </table:table-cell>
          <table:table-cell table:formula="of:=[.$B$1]/([.$D$2]-(256*[.C242]))" office:value-type="float" office:value="138.461538461538">
            <text:p>138,4615384615</text:p>
          </table:table-cell>
          <table:table-cell table:formula="of:=[.$B$1]/(256-[.C242])" office:value-type="float" office:value="35446.1538461538">
            <text:p>35446,1538461538</text:p>
          </table:table-cell>
        </table:table-row>
        <table:table-row table:style-name="ro1">
          <table:table-cell table:number-columns-repeated="2"/>
          <table:table-cell office:value-type="float" office:value="231">
            <text:p>231</text:p>
          </table:table-cell>
          <table:table-cell table:formula="of:=[.$B$1]/([.$E$2] - 32*[.C243])" office:value-type="float" office:value="1152">
            <text:p>1152</text:p>
          </table:table-cell>
          <table:table-cell table:formula="of:=[.$B$1]/([.$D$2]-(256*[.C243]))" office:value-type="float" office:value="144">
            <text:p>144</text:p>
          </table:table-cell>
          <table:table-cell table:formula="of:=[.$B$1]/(256-[.C243])" office:value-type="float" office:value="36864">
            <text:p>36864</text:p>
          </table:table-cell>
        </table:table-row>
        <table:table-row table:style-name="ro1">
          <table:table-cell table:number-columns-repeated="2"/>
          <table:table-cell office:value-type="float" office:value="232">
            <text:p>232</text:p>
          </table:table-cell>
          <table:table-cell table:formula="of:=[.$B$1]/([.$E$2] - 32*[.C244])" office:value-type="float" office:value="1200">
            <text:p>1200</text:p>
          </table:table-cell>
          <table:table-cell table:formula="of:=[.$B$1]/([.$D$2]-(256*[.C244]))" office:value-type="float" office:value="150">
            <text:p>150</text:p>
          </table:table-cell>
          <table:table-cell table:formula="of:=[.$B$1]/(256-[.C244])" office:value-type="float" office:value="38400">
            <text:p>38400</text:p>
          </table:table-cell>
        </table:table-row>
        <table:table-row table:style-name="ro1">
          <table:table-cell table:number-columns-repeated="2"/>
          <table:table-cell office:value-type="float" office:value="233">
            <text:p>233</text:p>
          </table:table-cell>
          <table:table-cell table:formula="of:=[.$B$1]/([.$E$2] - 32*[.C245])" office:value-type="float" office:value="1252.17391304348">
            <text:p>1252,1739130435</text:p>
          </table:table-cell>
          <table:table-cell table:formula="of:=[.$B$1]/([.$D$2]-(256*[.C245]))" office:value-type="float" office:value="156.521739130435">
            <text:p>156,5217391304</text:p>
          </table:table-cell>
          <table:table-cell table:formula="of:=[.$B$1]/(256-[.C245])" office:value-type="float" office:value="40069.5652173913">
            <text:p>40069,5652173913</text:p>
          </table:table-cell>
        </table:table-row>
        <table:table-row table:style-name="ro1">
          <table:table-cell table:number-columns-repeated="2"/>
          <table:table-cell office:value-type="float" office:value="234">
            <text:p>234</text:p>
          </table:table-cell>
          <table:table-cell table:formula="of:=[.$B$1]/([.$E$2] - 32*[.C246])" office:value-type="float" office:value="1309.09090909091">
            <text:p>1309,0909090909</text:p>
          </table:table-cell>
          <table:table-cell table:formula="of:=[.$B$1]/([.$D$2]-(256*[.C246]))" office:value-type="float" office:value="163.636363636364">
            <text:p>163,6363636364</text:p>
          </table:table-cell>
          <table:table-cell table:formula="of:=[.$B$1]/(256-[.C246])" office:value-type="float" office:value="41890.9090909091">
            <text:p>41890,9090909091</text:p>
          </table:table-cell>
        </table:table-row>
        <table:table-row table:style-name="ro1">
          <table:table-cell table:number-columns-repeated="2"/>
          <table:table-cell office:value-type="float" office:value="235">
            <text:p>235</text:p>
          </table:table-cell>
          <table:table-cell table:formula="of:=[.$B$1]/([.$E$2] - 32*[.C247])" office:value-type="float" office:value="1371.42857142857">
            <text:p>1371,4285714286</text:p>
          </table:table-cell>
          <table:table-cell table:formula="of:=[.$B$1]/([.$D$2]-(256*[.C247]))" office:value-type="float" office:value="171.428571428571">
            <text:p>171,4285714286</text:p>
          </table:table-cell>
          <table:table-cell table:formula="of:=[.$B$1]/(256-[.C247])" office:value-type="float" office:value="43885.7142857143">
            <text:p>43885,7142857143</text:p>
          </table:table-cell>
        </table:table-row>
        <table:table-row table:style-name="ro1">
          <table:table-cell table:number-columns-repeated="2"/>
          <table:table-cell office:value-type="float" office:value="236">
            <text:p>236</text:p>
          </table:table-cell>
          <table:table-cell table:formula="of:=[.$B$1]/([.$E$2] - 32*[.C248])" office:value-type="float" office:value="1440">
            <text:p>1440</text:p>
          </table:table-cell>
          <table:table-cell table:formula="of:=[.$B$1]/([.$D$2]-(256*[.C248]))" office:value-type="float" office:value="180">
            <text:p>180</text:p>
          </table:table-cell>
          <table:table-cell table:formula="of:=[.$B$1]/(256-[.C248])" office:value-type="float" office:value="46080">
            <text:p>46080</text:p>
          </table:table-cell>
        </table:table-row>
        <table:table-row table:style-name="ro1">
          <table:table-cell table:number-columns-repeated="2"/>
          <table:table-cell office:value-type="float" office:value="237">
            <text:p>237</text:p>
          </table:table-cell>
          <table:table-cell table:formula="of:=[.$B$1]/([.$E$2] - 32*[.C249])" office:value-type="float" office:value="1515.78947368421">
            <text:p>1515,7894736842</text:p>
          </table:table-cell>
          <table:table-cell table:formula="of:=[.$B$1]/([.$D$2]-(256*[.C249]))" office:value-type="float" office:value="189.473684210526">
            <text:p>189,4736842105</text:p>
          </table:table-cell>
          <table:table-cell table:formula="of:=[.$B$1]/(256-[.C249])" office:value-type="float" office:value="48505.2631578947">
            <text:p>48505,2631578947</text:p>
          </table:table-cell>
        </table:table-row>
        <table:table-row table:style-name="ro1">
          <table:table-cell table:number-columns-repeated="2"/>
          <table:table-cell office:value-type="float" office:value="238">
            <text:p>238</text:p>
          </table:table-cell>
          <table:table-cell table:formula="of:=[.$B$1]/([.$E$2] - 32*[.C250])" office:value-type="float" office:value="1600">
            <text:p>1600</text:p>
          </table:table-cell>
          <table:table-cell table:formula="of:=[.$B$1]/([.$D$2]-(256*[.C250]))" office:value-type="float" office:value="200">
            <text:p>200</text:p>
          </table:table-cell>
          <table:table-cell table:formula="of:=[.$B$1]/(256-[.C250])" office:value-type="float" office:value="51200">
            <text:p>51200</text:p>
          </table:table-cell>
        </table:table-row>
        <table:table-row table:style-name="ro1">
          <table:table-cell table:number-columns-repeated="2"/>
          <table:table-cell office:value-type="float" office:value="239">
            <text:p>239</text:p>
          </table:table-cell>
          <table:table-cell table:formula="of:=[.$B$1]/([.$E$2] - 32*[.C251])" office:value-type="float" office:value="1694.11764705882">
            <text:p>1694,1176470588</text:p>
          </table:table-cell>
          <table:table-cell table:formula="of:=[.$B$1]/([.$D$2]-(256*[.C251]))" office:value-type="float" office:value="211.764705882353">
            <text:p>211,7647058824</text:p>
          </table:table-cell>
          <table:table-cell table:formula="of:=[.$B$1]/(256-[.C251])" office:value-type="float" office:value="54211.7647058824">
            <text:p>54211,7647058824</text:p>
          </table:table-cell>
        </table:table-row>
        <table:table-row table:style-name="ro1">
          <table:table-cell table:number-columns-repeated="2"/>
          <table:table-cell office:value-type="float" office:value="240">
            <text:p>240</text:p>
          </table:table-cell>
          <table:table-cell table:formula="of:=[.$B$1]/([.$E$2] - 32*[.C252])" office:value-type="float" office:value="1800">
            <text:p>1800</text:p>
          </table:table-cell>
          <table:table-cell table:formula="of:=[.$B$1]/([.$D$2]-(256*[.C252]))" office:value-type="float" office:value="225">
            <text:p>225</text:p>
          </table:table-cell>
          <table:table-cell table:formula="of:=[.$B$1]/(256-[.C252])" office:value-type="float" office:value="57600">
            <text:p>57600</text:p>
          </table:table-cell>
        </table:table-row>
        <table:table-row table:style-name="ro1">
          <table:table-cell table:number-columns-repeated="2"/>
          <table:table-cell office:value-type="float" office:value="241">
            <text:p>241</text:p>
          </table:table-cell>
          <table:table-cell table:formula="of:=[.$B$1]/([.$E$2] - 32*[.C253])" office:value-type="float" office:value="1920">
            <text:p>1920</text:p>
          </table:table-cell>
          <table:table-cell table:formula="of:=[.$B$1]/([.$D$2]-(256*[.C253]))" office:value-type="float" office:value="240">
            <text:p>240</text:p>
          </table:table-cell>
          <table:table-cell table:formula="of:=[.$B$1]/(256-[.C253])" office:value-type="float" office:value="61440">
            <text:p>61440</text:p>
          </table:table-cell>
        </table:table-row>
        <table:table-row table:style-name="ro1">
          <table:table-cell table:number-columns-repeated="2"/>
          <table:table-cell office:value-type="float" office:value="242">
            <text:p>242</text:p>
          </table:table-cell>
          <table:table-cell table:formula="of:=[.$B$1]/([.$E$2] - 32*[.C254])" office:value-type="float" office:value="2057.14285714286">
            <text:p>2057,1428571429</text:p>
          </table:table-cell>
          <table:table-cell table:formula="of:=[.$B$1]/([.$D$2]-(256*[.C254]))" office:value-type="float" office:value="257.142857142857">
            <text:p>257,1428571429</text:p>
          </table:table-cell>
          <table:table-cell table:formula="of:=[.$B$1]/(256-[.C254])" office:value-type="float" office:value="65828.5714285714">
            <text:p>65828,5714285714</text:p>
          </table:table-cell>
        </table:table-row>
        <table:table-row table:style-name="ro1">
          <table:table-cell table:number-columns-repeated="2"/>
          <table:table-cell office:value-type="float" office:value="243">
            <text:p>243</text:p>
          </table:table-cell>
          <table:table-cell table:formula="of:=[.$B$1]/([.$E$2] - 32*[.C255])" office:value-type="float" office:value="2215.38461538461">
            <text:p>2215,3846153846</text:p>
          </table:table-cell>
          <table:table-cell table:formula="of:=[.$B$1]/([.$D$2]-(256*[.C255]))" office:value-type="float" office:value="276.923076923077">
            <text:p>276,9230769231</text:p>
          </table:table-cell>
          <table:table-cell table:formula="of:=[.$B$1]/(256-[.C255])" office:value-type="float" office:value="70892.3076923077">
            <text:p>70892,3076923077</text:p>
          </table:table-cell>
        </table:table-row>
        <table:table-row table:style-name="ro1">
          <table:table-cell table:number-columns-repeated="2"/>
          <table:table-cell office:value-type="float" office:value="244">
            <text:p>244</text:p>
          </table:table-cell>
          <table:table-cell table:formula="of:=[.$B$1]/([.$E$2] - 32*[.C256])" office:value-type="float" office:value="2400">
            <text:p>2400</text:p>
          </table:table-cell>
          <table:table-cell table:formula="of:=[.$B$1]/([.$D$2]-(256*[.C256]))" office:value-type="float" office:value="300">
            <text:p>300</text:p>
          </table:table-cell>
          <table:table-cell table:formula="of:=[.$B$1]/(256-[.C256])" office:value-type="float" office:value="76800">
            <text:p>76800</text:p>
          </table:table-cell>
        </table:table-row>
        <table:table-row table:style-name="ro1">
          <table:table-cell table:number-columns-repeated="2"/>
          <table:table-cell office:value-type="float" office:value="245">
            <text:p>245</text:p>
          </table:table-cell>
          <table:table-cell table:formula="of:=[.$B$1]/([.$E$2] - 32*[.C257])" office:value-type="float" office:value="2618.18181818182">
            <text:p>2618,1818181818</text:p>
          </table:table-cell>
          <table:table-cell table:formula="of:=[.$B$1]/([.$D$2]-(256*[.C257]))" office:value-type="float" office:value="327.272727272727">
            <text:p>327,2727272727</text:p>
          </table:table-cell>
          <table:table-cell table:formula="of:=[.$B$1]/(256-[.C257])" office:value-type="float" office:value="83781.8181818182">
            <text:p>83781,8181818182</text:p>
          </table:table-cell>
        </table:table-row>
        <table:table-row table:style-name="ro1">
          <table:table-cell table:number-columns-repeated="2"/>
          <table:table-cell office:value-type="float" office:value="246">
            <text:p>246</text:p>
          </table:table-cell>
          <table:table-cell table:formula="of:=[.$B$1]/([.$E$2] - 32*[.C258])" office:value-type="float" office:value="2880">
            <text:p>2880</text:p>
          </table:table-cell>
          <table:table-cell table:formula="of:=[.$B$1]/([.$D$2]-(256*[.C258]))" office:value-type="float" office:value="360">
            <text:p>360</text:p>
          </table:table-cell>
          <table:table-cell table:formula="of:=[.$B$1]/(256-[.C258])" office:value-type="float" office:value="92160">
            <text:p>92160</text:p>
          </table:table-cell>
        </table:table-row>
        <table:table-row table:style-name="ro1">
          <table:table-cell table:number-columns-repeated="2"/>
          <table:table-cell office:value-type="float" office:value="247">
            <text:p>247</text:p>
          </table:table-cell>
          <table:table-cell table:formula="of:=[.$B$1]/([.$E$2] - 32*[.C259])" office:value-type="float" office:value="3200">
            <text:p>3200</text:p>
          </table:table-cell>
          <table:table-cell table:formula="of:=[.$B$1]/([.$D$2]-(256*[.C259]))" office:value-type="float" office:value="400">
            <text:p>400</text:p>
          </table:table-cell>
          <table:table-cell table:formula="of:=[.$B$1]/(256-[.C259])" office:value-type="float" office:value="102400">
            <text:p>102400</text:p>
          </table:table-cell>
        </table:table-row>
        <table:table-row table:style-name="ro1">
          <table:table-cell table:number-columns-repeated="2"/>
          <table:table-cell office:value-type="float" office:value="248">
            <text:p>248</text:p>
          </table:table-cell>
          <table:table-cell table:formula="of:=[.$B$1]/([.$E$2] - 32*[.C260])" office:value-type="float" office:value="3600">
            <text:p>3600</text:p>
          </table:table-cell>
          <table:table-cell table:formula="of:=[.$B$1]/([.$D$2]-(256*[.C260]))" office:value-type="float" office:value="450">
            <text:p>450</text:p>
          </table:table-cell>
          <table:table-cell table:formula="of:=[.$B$1]/(256-[.C260])" office:value-type="float" office:value="115200">
            <text:p>115200</text:p>
          </table:table-cell>
        </table:table-row>
        <table:table-row table:style-name="ro1">
          <table:table-cell table:number-columns-repeated="2"/>
          <table:table-cell office:value-type="float" office:value="249">
            <text:p>249</text:p>
          </table:table-cell>
          <table:table-cell table:formula="of:=[.$B$1]/([.$E$2] - 32*[.C261])" office:value-type="float" office:value="4114.28571428572">
            <text:p>4114,2857142857</text:p>
          </table:table-cell>
          <table:table-cell table:formula="of:=[.$B$1]/([.$D$2]-(256*[.C261]))" office:value-type="float" office:value="514.285714285714">
            <text:p>514,2857142857</text:p>
          </table:table-cell>
          <table:table-cell table:formula="of:=[.$B$1]/(256-[.C261])" office:value-type="float" office:value="131657.142857143">
            <text:p>131657,142857143</text:p>
          </table:table-cell>
        </table:table-row>
        <table:table-row table:style-name="ro1">
          <table:table-cell table:number-columns-repeated="2"/>
          <table:table-cell office:value-type="float" office:value="250">
            <text:p>250</text:p>
          </table:table-cell>
          <table:table-cell table:formula="of:=[.$B$1]/([.$E$2] - 32*[.C262])" office:value-type="float" office:value="4800">
            <text:p>4800</text:p>
          </table:table-cell>
          <table:table-cell table:formula="of:=[.$B$1]/([.$D$2]-(256*[.C262]))" office:value-type="float" office:value="600">
            <text:p>600</text:p>
          </table:table-cell>
          <table:table-cell table:formula="of:=[.$B$1]/(256-[.C262])" office:value-type="float" office:value="153600">
            <text:p>153600</text:p>
          </table:table-cell>
        </table:table-row>
        <table:table-row table:style-name="ro1">
          <table:table-cell table:number-columns-repeated="2"/>
          <table:table-cell office:value-type="float" office:value="251">
            <text:p>251</text:p>
          </table:table-cell>
          <table:table-cell table:formula="of:=[.$B$1]/([.$E$2] - 32*[.C263])" office:value-type="float" office:value="5760">
            <text:p>5760</text:p>
          </table:table-cell>
          <table:table-cell table:formula="of:=[.$B$1]/([.$D$2]-(256*[.C263]))" office:value-type="float" office:value="720">
            <text:p>720</text:p>
          </table:table-cell>
          <table:table-cell table:formula="of:=[.$B$1]/(256-[.C263])" office:value-type="float" office:value="184320">
            <text:p>184320</text:p>
          </table:table-cell>
        </table:table-row>
        <table:table-row table:style-name="ro1">
          <table:table-cell table:number-columns-repeated="2"/>
          <table:table-cell office:value-type="float" office:value="252">
            <text:p>252</text:p>
          </table:table-cell>
          <table:table-cell table:formula="of:=[.$B$1]/([.$E$2] - 32*[.C264])" office:value-type="float" office:value="7200">
            <text:p>7200</text:p>
          </table:table-cell>
          <table:table-cell table:formula="of:=[.$B$1]/([.$D$2]-(256*[.C264]))" office:value-type="float" office:value="900">
            <text:p>900</text:p>
          </table:table-cell>
          <table:table-cell table:formula="of:=[.$B$1]/(256-[.C264])" office:value-type="float" office:value="230400">
            <text:p>230400</text:p>
          </table:table-cell>
        </table:table-row>
        <table:table-row table:style-name="ro1">
          <table:table-cell table:number-columns-repeated="2"/>
          <table:table-cell office:value-type="float" office:value="253">
            <text:p>253</text:p>
          </table:table-cell>
          <table:table-cell table:formula="of:=[.$B$1]/([.$E$2] - 32*[.C265])" office:value-type="float" office:value="9600">
            <text:p>9600</text:p>
          </table:table-cell>
          <table:table-cell table:formula="of:=[.$B$1]/([.$D$2]-(256*[.C265]))" office:value-type="float" office:value="1200">
            <text:p>1200</text:p>
          </table:table-cell>
          <table:table-cell table:formula="of:=[.$B$1]/(256-[.C265])" office:value-type="float" office:value="307200">
            <text:p>307200</text:p>
          </table:table-cell>
        </table:table-row>
        <table:table-row table:style-name="ro1">
          <table:table-cell table:number-columns-repeated="2"/>
          <table:table-cell office:value-type="float" office:value="254">
            <text:p>254</text:p>
          </table:table-cell>
          <table:table-cell table:formula="of:=[.$B$1]/([.$E$2] - 32*[.C266])" office:value-type="float" office:value="14400">
            <text:p>14400</text:p>
          </table:table-cell>
          <table:table-cell table:formula="of:=[.$B$1]/([.$D$2]-(256*[.C266]))" office:value-type="float" office:value="1800">
            <text:p>1800</text:p>
          </table:table-cell>
          <table:table-cell table:formula="of:=[.$B$1]/(256-[.C266])" office:value-type="float" office:value="460800">
            <text:p>460800</text:p>
          </table:table-cell>
        </table:table-row>
        <table:table-row table:style-name="ro1">
          <table:table-cell table:number-columns-repeated="2"/>
          <table:table-cell office:value-type="float" office:value="255">
            <text:p>255</text:p>
          </table:table-cell>
          <table:table-cell table:formula="of:=[.$B$1]/([.$E$2] - 32*[.C267])" office:value-type="float" office:value="28800">
            <text:p>28800</text:p>
          </table:table-cell>
          <table:table-cell table:formula="of:=[.$B$1]/([.$D$2]-(256*[.C267]))" office:value-type="float" office:value="3600">
            <text:p>3600</text:p>
          </table:table-cell>
          <table:table-cell table:formula="of:=[.$B$1]/(256-[.C267])" office:value-type="float" office:value="921600">
            <text:p>921600</text:p>
          </table:table-cell>
        </table:table-row>
        <table:table-row table:style-name="ro1">
          <table:table-cell table:number-columns-repeated="2"/>
          <table:table-cell office:value-type="float" office:value="256">
            <text:p>256</text:p>
          </table:table-cell>
          <table:table-cell table:formula="of:=[.$B$1]/([.$E$2] - 32*[.C268])" office:value-type="float" office:value="0">
            <text:p>#DZIEL/0!</text:p>
          </table:table-cell>
          <table:table-cell table:formula="of:=[.$B$1]/([.$D$2]-(256*[.C268]))" office:value-type="float" office:value="0">
            <text:p>#DZIEL/0!</text:p>
          </table:table-cell>
          <table:table-cell table:formula="of:=[.$B$1]/(256-[.C268])" office:value-type="float" office:value="0">
            <text:p>#DZIEL/0!</text:p>
          </table:table-cell>
        </table:table-row>
      </table:table>
      <table:table table:name="Arkusz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Arkusz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10-24">24.10.2025</text:date>, <text:time>13:25:02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racownia_112 II UMCS</meta:initial-creator>
    <meta:creation-date>2025-10-24T12:00:27.71</meta:creation-date>
    <dc:date>2025-10-24T13:25:02.20</dc:date>
    <dc:creator>pracownia_112 II UMCS</dc:creator>
    <meta:editing-duration>PT8M41S</meta:editing-duration>
    <meta:editing-cycles>1</meta:editing-cycles>
    <meta:document-statistic meta:table-count="3" meta:cell-count="1034" meta:object-count="0"/>
    <meta:generator>OpenOffice/4.0.1$Win32 OpenOffice.org_project/401m5$Build-9714</meta:generator>
  </office:meta>
</office:document-meta>
</file>